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aco" svg:font-family="Monaco" style:font-family-generic="modern" style:font-pitch="fixed"/>
    <style:font-face style:name="DejaVu Sans" svg:font-family="'DejaVu Sans', 'Times New Roman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0722in" fo:margin-left="-0.1826in" table:align="left" style:writing-mode="lr-tb"/>
    </style:style>
    <style:style style:name="Table1.A" style:family="table-column">
      <style:table-column-properties style:column-width="1.6222in"/>
    </style:style>
    <style:style style:name="Table1.B" style:family="table-column">
      <style:table-column-properties style:column-width="0.8083in"/>
    </style:style>
    <style:style style:name="Table1.C" style:family="table-column">
      <style:table-column-properties style:column-width="3.5576in"/>
    </style:style>
    <style:style style:name="Table1.D" style:family="table-column">
      <style:table-column-properties style:column-width="1.08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bottom="0.0007in 0.0139in 0.0007in" fo:padding-left="0.075in" fo:padding-right="0.075in" fo:padding-top="0in" fo:padding-bottom="0in" fo:border-left="0.0139in solid #000000" fo:border-right="none" fo:border-top="0.0139in solid #000000" fo:border-bottom="0.0153in double #000000" style:writing-mode="lr-tb"/>
    </style:style>
    <style:style style:name="Table1.B1" style:family="table-cell">
      <style:table-cell-properties style:vertical-align="top" style:border-line-width-bottom="0.0007in 0.0139in 0.0007in" fo:padding-left="0.075in" fo:padding-right="0.075in" fo:padding-top="0in" fo:padding-bottom="0in" fo:border-left="0.0069in solid #000000" fo:border-right="none" fo:border-top="0.0139in solid #000000" fo:border-bottom="0.0153in double #000000" style:writing-mode="lr-tb"/>
    </style:style>
    <style:style style:name="Table1.D1" style:family="table-cell">
      <style:table-cell-properties style:vertical-align="top" style:border-line-width-bottom="0.0007in 0.0139in 0.0007in" fo:padding-left="0.075in" fo:padding-right="0.075in" fo:padding-top="0in" fo:padding-bottom="0in" fo:border-left="0.0069in solid #000000" fo:border-right="0.0139in solid #000000" fo:border-top="0.0139in solid #000000" fo:border-bottom="0.0153in double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139in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139in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139in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0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B13" style:family="table-cell" style:data-style-name="N37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13" style:family="table-cell" style:data-style-name="N0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6.5153in" table:align="left" style:writing-mode="lr-tb"/>
    </style:style>
    <style:style style:name="Table2.A" style:family="table-column">
      <style:table-column-properties style:column-width="1.6in"/>
    </style:style>
    <style:style style:name="Table2.B" style:family="table-column">
      <style:table-column-properties style:column-width="1.4882in"/>
    </style:style>
    <style:style style:name="Table2.C" style:family="table-column">
      <style:table-column-properties style:column-width="1.1236in"/>
    </style:style>
    <style:style style:name="Table2.D" style:family="table-column">
      <style:table-column-properties style:column-width="2.303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D1" style:family="table-cell">
      <style:table-cell-properties style:vertical-align="top" fo:padding="0.0382in" fo:border="0.0007in solid #000000" style:writing-mode="lr-tb"/>
    </style:style>
    <style:style style:name="Table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D3" style:family="table-cell" style:data-style-name="N37">
      <style:table-cell-properties style:vertical-align="top" fo:padding="0.0382in" fo:border="0.0007in solid #000000" style:writing-mode="lr-tb"/>
    </style:style>
    <style:style style:name="Table2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" style:family="table">
      <style:table-properties style:width="6.5153in" table:align="left" style:writing-mode="lr-tb"/>
    </style:style>
    <style:style style:name="Table3.A" style:family="table-column">
      <style:table-column-properties style:column-width="1.6in"/>
    </style:style>
    <style:style style:name="Table3.B" style:family="table-column">
      <style:table-column-properties style:column-width="1.4882in"/>
    </style:style>
    <style:style style:name="Table3.C" style:family="table-column">
      <style:table-column-properties style:column-width="1.1236in"/>
    </style:style>
    <style:style style:name="Table3.D" style:family="table-column">
      <style:table-column-properties style:column-width="2.303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3.D1" style:family="table-cell">
      <style:table-cell-properties style:vertical-align="top" fo:padding="0.0382in" fo:border="0.0007in solid #000000" style:writing-mode="lr-tb"/>
    </style:style>
    <style:style style:name="Table3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3.D3" style:family="table-cell" style:data-style-name="N37">
      <style:table-cell-properties style:vertical-align="top" fo:padding="0.0382in" fo:border="0.0007in solid #000000" style:writing-mode="lr-tb"/>
    </style:style>
    <style:style style:name="Table3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4" style:family="table">
      <style:table-properties style:width="6.5153in" fo:margin-left="-0.0181in" table:align="left" style:writing-mode="lr-tb"/>
    </style:style>
    <style:style style:name="Table4.A" style:family="table-column">
      <style:table-column-properties style:column-width="1.6in"/>
    </style:style>
    <style:style style:name="Table4.B" style:family="table-column">
      <style:table-column-properties style:column-width="1.4882in"/>
    </style:style>
    <style:style style:name="Table4.C" style:family="table-column">
      <style:table-column-properties style:column-width="1.1236in"/>
    </style:style>
    <style:style style:name="Table4.D" style:family="table-column">
      <style:table-column-properties style:column-width="2.303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4.D1" style:family="table-cell">
      <style:table-cell-properties style:vertical-align="top" fo:padding="0.0382in" fo:border="0.0007in solid #000000" style:writing-mode="lr-tb"/>
    </style:style>
    <style:style style:name="Table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4.D3" style:family="table-cell" style:data-style-name="N37">
      <style:table-cell-properties style:vertical-align="top" fo:padding="0.0382in" fo:border="0.0007in solid #000000" style:writing-mode="lr-tb"/>
    </style:style>
    <style:style style:name="Table4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4.18" style:family="table-row">
      <style:table-row-properties style:min-row-height="0.2965in" style:keep-together="true" fo:keep-together="auto"/>
    </style:style>
    <style:style style:name="Table5" style:family="table">
      <style:table-properties style:width="6.5181in" fo:margin-left="-0.0194in" table:align="left" style:writing-mode="lr-tb"/>
    </style:style>
    <style:style style:name="Table5.A" style:family="table-column">
      <style:table-column-properties style:column-width="1.6in"/>
    </style:style>
    <style:style style:name="Table5.B" style:family="table-column">
      <style:table-column-properties style:column-width="1.4882in"/>
    </style:style>
    <style:style style:name="Table5.C" style:family="table-column">
      <style:table-column-properties style:column-width="1.1236in"/>
    </style:style>
    <style:style style:name="Table5.D" style:family="table-column">
      <style:table-column-properties style:column-width="2.3063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5.D1" style:family="table-cell">
      <style:table-cell-properties style:vertical-align="top" fo:padding="0.0382in" fo:border="0.0007in solid #000000" style:writing-mode="lr-tb"/>
    </style:style>
    <style:style style:name="Table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5.D3" style:family="table-cell" style:data-style-name="N37">
      <style:table-cell-properties style:vertical-align="top" fo:padding="0.0382in" fo:border="0.0007in solid #000000" style:writing-mode="lr-tb"/>
    </style:style>
    <style:style style:name="Table5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5.18" style:family="table-row">
      <style:table-row-properties style:min-row-height="0.2965in" style:keep-together="true" fo:keep-together="auto"/>
    </style:style>
    <style:style style:name="Table6" style:family="table">
      <style:table-properties style:width="6.5278in" fo:margin-left="-0.0194in" table:align="left" style:writing-mode="lr-tb"/>
    </style:style>
    <style:style style:name="Table6.A" style:family="table-column">
      <style:table-column-properties style:column-width="1.6111in"/>
    </style:style>
    <style:style style:name="Table6.B" style:family="table-column">
      <style:table-column-properties style:column-width="1.4889in"/>
    </style:style>
    <style:style style:name="Table6.C" style:family="table-column">
      <style:table-column-properties style:column-width="1.1222in"/>
    </style:style>
    <style:style style:name="Table6.D" style:family="table-column">
      <style:table-column-properties style:column-width="2.305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6.D1" style:family="table-cell">
      <style:table-cell-properties style:vertical-align="top" fo:padding="0.0382in" fo:border="0.0007in solid #000000" style:writing-mode="lr-tb"/>
    </style:style>
    <style:style style:name="Table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6.D3" style:family="table-cell" style:data-style-name="N37">
      <style:table-cell-properties style:vertical-align="top" fo:padding="0.0382in" fo:border="0.0007in solid #000000" style:writing-mode="lr-tb"/>
    </style:style>
    <style:style style:name="Table6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7" style:family="table">
      <style:table-properties style:width="6.5167in" fo:margin-left="-0.0188in" table:align="left" style:writing-mode="lr-tb"/>
    </style:style>
    <style:style style:name="Table7.A" style:family="table-column">
      <style:table-column-properties style:column-width="1.6in"/>
    </style:style>
    <style:style style:name="Table7.B" style:family="table-column">
      <style:table-column-properties style:column-width="1.4882in"/>
    </style:style>
    <style:style style:name="Table7.C" style:family="table-column">
      <style:table-column-properties style:column-width="1.1236in"/>
    </style:style>
    <style:style style:name="Table7.D" style:family="table-column">
      <style:table-column-properties style:column-width="2.3049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7.D1" style:family="table-cell">
      <style:table-cell-properties style:vertical-align="top" fo:padding="0.0382in" fo:border="0.0007in solid #000000" style:writing-mode="lr-tb"/>
    </style:style>
    <style:style style:name="Table7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7.D3" style:family="table-cell" style:data-style-name="N37">
      <style:table-cell-properties style:vertical-align="top" fo:padding="0.0382in" fo:border="0.0007in solid #000000" style:writing-mode="lr-tb"/>
    </style:style>
    <style:style style:name="Table7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7.18" style:family="table-row">
      <style:table-row-properties style:min-row-height="0.2965in" style:keep-together="true" fo:keep-together="auto"/>
    </style:style>
    <style:style style:name="Table8" style:family="table">
      <style:table-properties style:width="6.5167in" fo:margin-left="-0.0188in" table:align="left" style:writing-mode="lr-tb"/>
    </style:style>
    <style:style style:name="Table8.A" style:family="table-column">
      <style:table-column-properties style:column-width="1.6in"/>
    </style:style>
    <style:style style:name="Table8.B" style:family="table-column">
      <style:table-column-properties style:column-width="1.4882in"/>
    </style:style>
    <style:style style:name="Table8.C" style:family="table-column">
      <style:table-column-properties style:column-width="1.1236in"/>
    </style:style>
    <style:style style:name="Table8.D" style:family="table-column">
      <style:table-column-properties style:column-width="2.3049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8.D1" style:family="table-cell">
      <style:table-cell-properties style:vertical-align="top" fo:padding="0.0382in" fo:border="0.0007in solid #000000" style:writing-mode="lr-tb"/>
    </style:style>
    <style:style style:name="Table8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8.D3" style:family="table-cell" style:data-style-name="N37">
      <style:table-cell-properties style:vertical-align="top" fo:padding="0.0382in" fo:border="0.0007in solid #000000" style:writing-mode="lr-tb"/>
    </style:style>
    <style:style style:name="Table8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8.18" style:family="table-row">
      <style:table-row-properties style:min-row-height="0.2965in" style:keep-together="true" fo:keep-together="auto"/>
    </style:style>
    <style:style style:name="Table9" style:family="table">
      <style:table-properties style:width="6.5264in" fo:margin-left="-0.0181in" table:align="left" style:writing-mode="lr-tb"/>
    </style:style>
    <style:style style:name="Table9.A" style:family="table-column">
      <style:table-column-properties style:column-width="1.6111in"/>
    </style:style>
    <style:style style:name="Table9.B" style:family="table-column">
      <style:table-column-properties style:column-width="1.4889in"/>
    </style:style>
    <style:style style:name="Table9.C" style:family="table-column">
      <style:table-column-properties style:column-width="1.1222in"/>
    </style:style>
    <style:style style:name="Table9.D" style:family="table-column">
      <style:table-column-properties style:column-width="2.3042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9.D1" style:family="table-cell">
      <style:table-cell-properties style:vertical-align="top" fo:padding="0.0382in" fo:border="0.0007in solid #000000" style:writing-mode="lr-tb"/>
    </style:style>
    <style:style style:name="Table9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9.D3" style:family="table-cell" style:data-style-name="N37">
      <style:table-cell-properties style:vertical-align="top" fo:padding="0.0382in" fo:border="0.0007in solid #000000" style:writing-mode="lr-tb"/>
    </style:style>
    <style:style style:name="Table9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0" style:family="table">
      <style:table-properties style:width="6.5167in" fo:margin-left="-0.0188in" table:align="left" style:writing-mode="lr-tb"/>
    </style:style>
    <style:style style:name="Table10.A" style:family="table-column">
      <style:table-column-properties style:column-width="1.6in"/>
    </style:style>
    <style:style style:name="Table10.B" style:family="table-column">
      <style:table-column-properties style:column-width="1.4882in"/>
    </style:style>
    <style:style style:name="Table10.C" style:family="table-column">
      <style:table-column-properties style:column-width="1.1236in"/>
    </style:style>
    <style:style style:name="Table10.D" style:family="table-column">
      <style:table-column-properties style:column-width="2.3049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0.D1" style:family="table-cell">
      <style:table-cell-properties style:vertical-align="top" fo:padding="0.0382in" fo:border="0.0007in solid #000000" style:writing-mode="lr-tb"/>
    </style:style>
    <style:style style:name="Table10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0.D3" style:family="table-cell" style:data-style-name="N37">
      <style:table-cell-properties style:vertical-align="top" fo:padding="0.0382in" fo:border="0.0007in solid #000000" style:writing-mode="lr-tb"/>
    </style:style>
    <style:style style:name="Table10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1" style:family="table">
      <style:table-properties style:width="6.5167in" fo:margin-left="-0.0188in" table:align="left" style:writing-mode="lr-tb"/>
    </style:style>
    <style:style style:name="Table11.A" style:family="table-column">
      <style:table-column-properties style:column-width="1.6in"/>
    </style:style>
    <style:style style:name="Table11.B" style:family="table-column">
      <style:table-column-properties style:column-width="1.4882in"/>
    </style:style>
    <style:style style:name="Table11.C" style:family="table-column">
      <style:table-column-properties style:column-width="1.1236in"/>
    </style:style>
    <style:style style:name="Table11.D" style:family="table-column">
      <style:table-column-properties style:column-width="2.3049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1.D1" style:family="table-cell">
      <style:table-cell-properties style:vertical-align="top" fo:padding="0.0382in" fo:border="0.0007in solid #000000" style:writing-mode="lr-tb"/>
    </style:style>
    <style:style style:name="Table1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1.D3" style:family="table-cell" style:data-style-name="N37">
      <style:table-cell-properties style:vertical-align="top" fo:padding="0.0382in" fo:border="0.0007in solid #000000" style:writing-mode="lr-tb"/>
    </style:style>
    <style:style style:name="Table11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1.18" style:family="table-row">
      <style:table-row-properties style:min-row-height="0.2965in" style:keep-together="true" fo:keep-together="auto"/>
    </style:style>
    <style:style style:name="Table12" style:family="table">
      <style:table-properties style:width="6.5264in" fo:margin-left="-0.0181in" table:align="left" style:writing-mode="lr-tb"/>
    </style:style>
    <style:style style:name="Table12.A" style:family="table-column">
      <style:table-column-properties style:column-width="1.6111in"/>
    </style:style>
    <style:style style:name="Table12.B" style:family="table-column">
      <style:table-column-properties style:column-width="1.4889in"/>
    </style:style>
    <style:style style:name="Table12.C" style:family="table-column">
      <style:table-column-properties style:column-width="1.1222in"/>
    </style:style>
    <style:style style:name="Table12.D" style:family="table-column">
      <style:table-column-properties style:column-width="2.3042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2.D1" style:family="table-cell">
      <style:table-cell-properties style:vertical-align="top" fo:padding="0.0382in" fo:border="0.0007in solid #000000" style:writing-mode="lr-tb"/>
    </style:style>
    <style:style style:name="Table1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2.D3" style:family="table-cell" style:data-style-name="N37">
      <style:table-cell-properties style:vertical-align="top" fo:padding="0.0382in" fo:border="0.0007in solid #000000" style:writing-mode="lr-tb"/>
    </style:style>
    <style:style style:name="Table12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3" style:family="table">
      <style:table-properties style:width="6.5264in" fo:margin-left="-0.0181in" table:align="left" style:writing-mode="lr-tb"/>
    </style:style>
    <style:style style:name="Table13.A" style:family="table-column">
      <style:table-column-properties style:column-width="1.6111in"/>
    </style:style>
    <style:style style:name="Table13.B" style:family="table-column">
      <style:table-column-properties style:column-width="1.4889in"/>
    </style:style>
    <style:style style:name="Table13.C" style:family="table-column">
      <style:table-column-properties style:column-width="1.1222in"/>
    </style:style>
    <style:style style:name="Table13.D" style:family="table-column">
      <style:table-column-properties style:column-width="2.30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3.D1" style:family="table-cell">
      <style:table-cell-properties style:vertical-align="top" fo:padding="0.0382in" fo:border="0.0007in solid #000000" style:writing-mode="lr-tb"/>
    </style:style>
    <style:style style:name="Table13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3.D3" style:family="table-cell" style:data-style-name="N37">
      <style:table-cell-properties style:vertical-align="top" fo:padding="0.0382in" fo:border="0.0007in solid #000000" style:writing-mode="lr-tb"/>
    </style:style>
    <style:style style:name="Table13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4" style:family="table">
      <style:table-properties style:width="6.5264in" fo:margin-left="-0.0181in" table:align="left" style:writing-mode="lr-tb"/>
    </style:style>
    <style:style style:name="Table14.A" style:family="table-column">
      <style:table-column-properties style:column-width="1.6111in"/>
    </style:style>
    <style:style style:name="Table14.B" style:family="table-column">
      <style:table-column-properties style:column-width="1.4889in"/>
    </style:style>
    <style:style style:name="Table14.C" style:family="table-column">
      <style:table-column-properties style:column-width="1.1222in"/>
    </style:style>
    <style:style style:name="Table14.D" style:family="table-column">
      <style:table-column-properties style:column-width="2.3042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4.D1" style:family="table-cell">
      <style:table-cell-properties style:vertical-align="top" fo:padding="0.0382in" fo:border="0.0007in solid #000000" style:writing-mode="lr-tb"/>
    </style:style>
    <style:style style:name="Table1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4.D3" style:family="table-cell" style:data-style-name="N37">
      <style:table-cell-properties style:vertical-align="top" fo:padding="0.0382in" fo:border="0.0007in solid #000000" style:writing-mode="lr-tb"/>
    </style:style>
    <style:style style:name="Table14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5" style:family="table">
      <style:table-properties style:width="6.5264in" fo:margin-left="-0.0181in" table:align="left" style:writing-mode="lr-tb"/>
    </style:style>
    <style:style style:name="Table15.A" style:family="table-column">
      <style:table-column-properties style:column-width="1.6111in"/>
    </style:style>
    <style:style style:name="Table15.B" style:family="table-column">
      <style:table-column-properties style:column-width="1.4889in"/>
    </style:style>
    <style:style style:name="Table15.C" style:family="table-column">
      <style:table-column-properties style:column-width="1.1222in"/>
    </style:style>
    <style:style style:name="Table15.D" style:family="table-column">
      <style:table-column-properties style:column-width="2.3042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5.D1" style:family="table-cell">
      <style:table-cell-properties style:vertical-align="top" fo:padding="0.0382in" fo:border="0.0007in solid #000000" style:writing-mode="lr-tb"/>
    </style:style>
    <style:style style:name="Table1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5.D3" style:family="table-cell" style:data-style-name="N37">
      <style:table-cell-properties style:vertical-align="top" fo:padding="0.0382in" fo:border="0.0007in solid #000000" style:writing-mode="lr-tb"/>
    </style:style>
    <style:style style:name="Table15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6" style:family="table">
      <style:table-properties style:width="6.5264in" fo:margin-left="-0.0181in" table:align="left" style:writing-mode="lr-tb"/>
    </style:style>
    <style:style style:name="Table16.A" style:family="table-column">
      <style:table-column-properties style:column-width="1.6111in"/>
    </style:style>
    <style:style style:name="Table16.B" style:family="table-column">
      <style:table-column-properties style:column-width="1.4889in"/>
    </style:style>
    <style:style style:name="Table16.C" style:family="table-column">
      <style:table-column-properties style:column-width="1.1222in"/>
    </style:style>
    <style:style style:name="Table16.D" style:family="table-column">
      <style:table-column-properties style:column-width="2.3042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6.D1" style:family="table-cell">
      <style:table-cell-properties style:vertical-align="top" fo:padding="0.0382in" fo:border="0.0007in solid #000000" style:writing-mode="lr-tb"/>
    </style:style>
    <style:style style:name="Table1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6.D3" style:family="table-cell" style:data-style-name="N37">
      <style:table-cell-properties style:vertical-align="top" fo:padding="0.0382in" fo:border="0.0007in solid #000000" style:writing-mode="lr-tb"/>
    </style:style>
    <style:style style:name="Table16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7" style:family="table">
      <style:table-properties style:width="6.5264in" fo:margin-left="-0.0181in" table:align="left" style:writing-mode="lr-tb"/>
    </style:style>
    <style:style style:name="Table17.A" style:family="table-column">
      <style:table-column-properties style:column-width="1.6111in"/>
    </style:style>
    <style:style style:name="Table17.B" style:family="table-column">
      <style:table-column-properties style:column-width="1.4889in"/>
    </style:style>
    <style:style style:name="Table17.C" style:family="table-column">
      <style:table-column-properties style:column-width="1.1222in"/>
    </style:style>
    <style:style style:name="Table17.D" style:family="table-column">
      <style:table-column-properties style:column-width="2.3042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7.D1" style:family="table-cell">
      <style:table-cell-properties style:vertical-align="top" fo:padding="0.0382in" fo:border="0.0007in solid #000000" style:writing-mode="lr-tb"/>
    </style:style>
    <style:style style:name="Table17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7.D3" style:family="table-cell" style:data-style-name="N37">
      <style:table-cell-properties style:vertical-align="top" fo:padding="0.0382in" fo:border="0.0007in solid #000000" style:writing-mode="lr-tb"/>
    </style:style>
    <style:style style:name="Table17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8" style:family="table">
      <style:table-properties style:width="6.5264in" fo:margin-left="-0.0181in" table:align="left" style:writing-mode="lr-tb"/>
    </style:style>
    <style:style style:name="Table18.A" style:family="table-column">
      <style:table-column-properties style:column-width="1.6111in"/>
    </style:style>
    <style:style style:name="Table18.B" style:family="table-column">
      <style:table-column-properties style:column-width="1.4889in"/>
    </style:style>
    <style:style style:name="Table18.C" style:family="table-column">
      <style:table-column-properties style:column-width="1.1222in"/>
    </style:style>
    <style:style style:name="Table18.D" style:family="table-column">
      <style:table-column-properties style:column-width="2.3042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8.D1" style:family="table-cell">
      <style:table-cell-properties style:vertical-align="top" fo:padding="0.0382in" fo:border="0.0007in solid #000000" style:writing-mode="lr-tb"/>
    </style:style>
    <style:style style:name="Table18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8.D3" style:family="table-cell" style:data-style-name="N37">
      <style:table-cell-properties style:vertical-align="top" fo:padding="0.0382in" fo:border="0.0007in solid #000000" style:writing-mode="lr-tb"/>
    </style:style>
    <style:style style:name="Table18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9" style:family="table">
      <style:table-properties style:width="6.5139in" table:align="left" style:writing-mode="lr-tb"/>
    </style:style>
    <style:style style:name="Table19.A" style:family="table-column">
      <style:table-column-properties style:column-width="1.6in"/>
    </style:style>
    <style:style style:name="Table19.B" style:family="table-column">
      <style:table-column-properties style:column-width="1.4882in"/>
    </style:style>
    <style:style style:name="Table19.C" style:family="table-column">
      <style:table-column-properties style:column-width="1.1236in"/>
    </style:style>
    <style:style style:name="Table19.D" style:family="table-column">
      <style:table-column-properties style:column-width="2.3021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9.D1" style:family="table-cell">
      <style:table-cell-properties style:vertical-align="top" fo:padding="0.0382in" fo:border="0.0007in solid #000000" style:writing-mode="lr-tb"/>
    </style:style>
    <style:style style:name="Table19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9.D3" style:family="table-cell" style:data-style-name="N37">
      <style:table-cell-properties style:vertical-align="top" fo:padding="0.0382in" fo:border="0.0007in solid #000000" style:writing-mode="lr-tb"/>
    </style:style>
    <style:style style:name="Table19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0" style:family="table">
      <style:table-properties style:width="6.5153in" table:align="left" style:writing-mode="lr-tb"/>
    </style:style>
    <style:style style:name="Table20.A" style:family="table-column">
      <style:table-column-properties style:column-width="1.6in"/>
    </style:style>
    <style:style style:name="Table20.B" style:family="table-column">
      <style:table-column-properties style:column-width="1.4882in"/>
    </style:style>
    <style:style style:name="Table20.C" style:family="table-column">
      <style:table-column-properties style:column-width="1.1236in"/>
    </style:style>
    <style:style style:name="Table20.D" style:family="table-column">
      <style:table-column-properties style:column-width="2.3035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0.D1" style:family="table-cell">
      <style:table-cell-properties style:vertical-align="top" fo:padding="0.0382in" fo:border="0.0007in solid #000000" style:writing-mode="lr-tb"/>
    </style:style>
    <style:style style:name="Table20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0.D3" style:family="table-cell" style:data-style-name="N37">
      <style:table-cell-properties style:vertical-align="top" fo:padding="0.0382in" fo:border="0.0007in solid #000000" style:writing-mode="lr-tb"/>
    </style:style>
    <style:style style:name="Table20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1" style:family="table">
      <style:table-properties style:width="6.5153in" table:align="left" style:writing-mode="lr-tb"/>
    </style:style>
    <style:style style:name="Table21.A" style:family="table-column">
      <style:table-column-properties style:column-width="1.6in"/>
    </style:style>
    <style:style style:name="Table21.B" style:family="table-column">
      <style:table-column-properties style:column-width="1.4882in"/>
    </style:style>
    <style:style style:name="Table21.C" style:family="table-column">
      <style:table-column-properties style:column-width="1.1236in"/>
    </style:style>
    <style:style style:name="Table21.D" style:family="table-column">
      <style:table-column-properties style:column-width="2.3035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1.D1" style:family="table-cell">
      <style:table-cell-properties style:vertical-align="top" fo:padding="0.0382in" fo:border="0.0007in solid #000000" style:writing-mode="lr-tb"/>
    </style:style>
    <style:style style:name="Table2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1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2" style:family="table">
      <style:table-properties style:width="6.5153in" table:align="left" style:writing-mode="lr-tb"/>
    </style:style>
    <style:style style:name="Table22.A" style:family="table-column">
      <style:table-column-properties style:column-width="1.6in"/>
    </style:style>
    <style:style style:name="Table22.B" style:family="table-column">
      <style:table-column-properties style:column-width="1.4882in"/>
    </style:style>
    <style:style style:name="Table22.C" style:family="table-column">
      <style:table-column-properties style:column-width="1.1236in"/>
    </style:style>
    <style:style style:name="Table22.D" style:family="table-column">
      <style:table-column-properties style:column-width="2.3035in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2.D1" style:family="table-cell">
      <style:table-cell-properties style:vertical-align="top" fo:padding="0.0382in" fo:border="0.0007in solid #000000" style:writing-mode="lr-tb"/>
    </style:style>
    <style:style style:name="Table2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2.D3" style:family="table-cell" style:data-style-name="N37">
      <style:table-cell-properties style:vertical-align="top" fo:padding="0.0382in" fo:border="0.0007in solid #000000" style:writing-mode="lr-tb"/>
    </style:style>
    <style:style style:name="Table22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3" style:family="table">
      <style:table-properties style:width="6.5167in" table:align="left" style:writing-mode="lr-tb"/>
    </style:style>
    <style:style style:name="Table23.A" style:family="table-column">
      <style:table-column-properties style:column-width="1.6in"/>
    </style:style>
    <style:style style:name="Table23.B" style:family="table-column">
      <style:table-column-properties style:column-width="1.4882in"/>
    </style:style>
    <style:style style:name="Table23.C" style:family="table-column">
      <style:table-column-properties style:column-width="1.1236in"/>
    </style:style>
    <style:style style:name="Table23.D" style:family="table-column">
      <style:table-column-properties style:column-width="2.3049in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3.D1" style:family="table-cell">
      <style:table-cell-properties style:vertical-align="top" fo:padding="0.0382in" fo:border="0.0007in solid #000000" style:writing-mode="lr-tb"/>
    </style:style>
    <style:style style:name="Table23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3.D3" style:family="table-cell" style:data-style-name="N37">
      <style:table-cell-properties style:vertical-align="top" fo:padding="0.0382in" fo:border="0.0007in solid #000000" style:writing-mode="lr-tb"/>
    </style:style>
    <style:style style:name="Table23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4" style:family="table">
      <style:table-properties style:width="6.5167in" table:align="left" style:writing-mode="lr-tb"/>
    </style:style>
    <style:style style:name="Table24.A" style:family="table-column">
      <style:table-column-properties style:column-width="1.6in"/>
    </style:style>
    <style:style style:name="Table24.B" style:family="table-column">
      <style:table-column-properties style:column-width="1.4882in"/>
    </style:style>
    <style:style style:name="Table24.C" style:family="table-column">
      <style:table-column-properties style:column-width="1.1236in"/>
    </style:style>
    <style:style style:name="Table24.D" style:family="table-column">
      <style:table-column-properties style:column-width="2.3049in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4.D1" style:family="table-cell">
      <style:table-cell-properties style:vertical-align="top" fo:padding="0.0382in" fo:border="0.0007in solid #000000" style:writing-mode="lr-tb"/>
    </style:style>
    <style:style style:name="Table2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4.D3" style:family="table-cell" style:data-style-name="N37">
      <style:table-cell-properties style:vertical-align="top" fo:padding="0.0382in" fo:border="0.0007in solid #000000" style:writing-mode="lr-tb"/>
    </style:style>
    <style:style style:name="Table24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5" style:family="table">
      <style:table-properties style:width="6.5167in" table:align="left" style:writing-mode="lr-tb"/>
    </style:style>
    <style:style style:name="Table25.A" style:family="table-column">
      <style:table-column-properties style:column-width="1.6in"/>
    </style:style>
    <style:style style:name="Table25.B" style:family="table-column">
      <style:table-column-properties style:column-width="1.4882in"/>
    </style:style>
    <style:style style:name="Table25.C" style:family="table-column">
      <style:table-column-properties style:column-width="1.1236in"/>
    </style:style>
    <style:style style:name="Table25.D" style:family="table-column">
      <style:table-column-properties style:column-width="2.3049in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5.D1" style:family="table-cell">
      <style:table-cell-properties style:vertical-align="top" fo:padding="0.0382in" fo:border="0.0007in solid #000000" style:writing-mode="lr-tb"/>
    </style:style>
    <style:style style:name="Table2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5.D3" style:family="table-cell" style:data-style-name="N37">
      <style:table-cell-properties style:vertical-align="top" fo:padding="0.0382in" fo:border="0.0007in solid #000000" style:writing-mode="lr-tb"/>
    </style:style>
    <style:style style:name="Table25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6" style:family="table">
      <style:table-properties style:width="6.5167in" table:align="left" style:writing-mode="lr-tb"/>
    </style:style>
    <style:style style:name="Table26.A" style:family="table-column">
      <style:table-column-properties style:column-width="1.6in"/>
    </style:style>
    <style:style style:name="Table26.B" style:family="table-column">
      <style:table-column-properties style:column-width="1.4882in"/>
    </style:style>
    <style:style style:name="Table26.C" style:family="table-column">
      <style:table-column-properties style:column-width="1.1236in"/>
    </style:style>
    <style:style style:name="Table26.D" style:family="table-column">
      <style:table-column-properties style:column-width="2.3049in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6.D1" style:family="table-cell">
      <style:table-cell-properties style:vertical-align="top" fo:padding="0.0382in" fo:border="0.0007in solid #000000" style:writing-mode="lr-tb"/>
    </style:style>
    <style:style style:name="Table2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6.D3" style:family="table-cell" style:data-style-name="N37">
      <style:table-cell-properties style:vertical-align="top" fo:padding="0.0382in" fo:border="0.0007in solid #000000" style:writing-mode="lr-tb"/>
    </style:style>
    <style:style style:name="Table26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7" style:family="table">
      <style:table-properties style:width="6.5167in" table:align="left" style:writing-mode="lr-tb"/>
    </style:style>
    <style:style style:name="Table27.A" style:family="table-column">
      <style:table-column-properties style:column-width="1.6in"/>
    </style:style>
    <style:style style:name="Table27.B" style:family="table-column">
      <style:table-column-properties style:column-width="1.4882in"/>
    </style:style>
    <style:style style:name="Table27.C" style:family="table-column">
      <style:table-column-properties style:column-width="1.1236in"/>
    </style:style>
    <style:style style:name="Table27.D" style:family="table-column">
      <style:table-column-properties style:column-width="2.3049in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7.D1" style:family="table-cell">
      <style:table-cell-properties style:vertical-align="top" fo:padding="0.0382in" fo:border="0.0007in solid #000000" style:writing-mode="lr-tb"/>
    </style:style>
    <style:style style:name="Table27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7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8" style:family="table">
      <style:table-properties style:width="6.5167in" table:align="left" style:writing-mode="lr-tb"/>
    </style:style>
    <style:style style:name="Table28.A" style:family="table-column">
      <style:table-column-properties style:column-width="1.6in"/>
    </style:style>
    <style:style style:name="Table28.B" style:family="table-column">
      <style:table-column-properties style:column-width="1.4882in"/>
    </style:style>
    <style:style style:name="Table28.C" style:family="table-column">
      <style:table-column-properties style:column-width="1.1236in"/>
    </style:style>
    <style:style style:name="Table28.D" style:family="table-column">
      <style:table-column-properties style:column-width="2.3049in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8.D1" style:family="table-cell">
      <style:table-cell-properties style:vertical-align="top" fo:padding="0.0382in" fo:border="0.0007in solid #000000" style:writing-mode="lr-tb"/>
    </style:style>
    <style:style style:name="Table28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8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9" style:family="table">
      <style:table-properties style:width="6.5167in" table:align="left" style:writing-mode="lr-tb"/>
    </style:style>
    <style:style style:name="Table29.A" style:family="table-column">
      <style:table-column-properties style:column-width="1.6in"/>
    </style:style>
    <style:style style:name="Table29.B" style:family="table-column">
      <style:table-column-properties style:column-width="1.4882in"/>
    </style:style>
    <style:style style:name="Table29.C" style:family="table-column">
      <style:table-column-properties style:column-width="1.1236in"/>
    </style:style>
    <style:style style:name="Table29.D" style:family="table-column">
      <style:table-column-properties style:column-width="2.3049in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9.D1" style:family="table-cell">
      <style:table-cell-properties style:vertical-align="top" fo:padding="0.0382in" fo:border="0.0007in solid #000000" style:writing-mode="lr-tb"/>
    </style:style>
    <style:style style:name="Table29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9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0" style:family="table">
      <style:table-properties style:width="6.5167in" table:align="left" style:writing-mode="lr-tb"/>
    </style:style>
    <style:style style:name="Table30.A" style:family="table-column">
      <style:table-column-properties style:column-width="1.6in"/>
    </style:style>
    <style:style style:name="Table30.B" style:family="table-column">
      <style:table-column-properties style:column-width="1.4882in"/>
    </style:style>
    <style:style style:name="Table30.C" style:family="table-column">
      <style:table-column-properties style:column-width="1.1236in"/>
    </style:style>
    <style:style style:name="Table30.D" style:family="table-column">
      <style:table-column-properties style:column-width="2.3049in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30.D1" style:family="table-cell">
      <style:table-cell-properties style:vertical-align="top" fo:padding="0.0382in" fo:border="0.0007in solid #000000" style:writing-mode="lr-tb"/>
    </style:style>
    <style:style style:name="Table30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30.B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style:snap-to-layout-grid="false"/>
      <style:text-properties style:font-name="Times New Roman" fo:font-size="8pt" style:font-size-asian="8pt" style:font-size-complex="8pt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 style:list-style-name="WW8Num10"/>
    <style:style style:name="P5" style:family="paragraph" style:parent-style-name="Standard" style:list-style-name="WW8Num11"/>
    <style:style style:name="P6" style:family="paragraph" style:parent-style-name="Standard">
      <style:paragraph-properties fo:margin-top="0.028in" fo:margin-bottom="0.028in" style:snap-to-layout-grid="false"/>
      <style:text-properties style:font-name="Times New Roman" fo:font-weight="bold" style:font-weight-asian="bold"/>
    </style:style>
    <style:style style:name="P7" style:family="paragraph" style:parent-style-name="Standard">
      <style:paragraph-properties fo:margin-top="0.028in" fo:margin-bottom="0.028in" style:snap-to-layout-grid="false"/>
      <style:text-properties style:font-name="Times New Roman"/>
    </style:style>
    <style:style style:name="P8" style:family="paragraph" style:parent-style-name="Standard">
      <style:paragraph-properties fo:break-before="page"/>
      <style:text-properties style:font-name="Times New Roman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break-before="page"/>
      <style:text-properties style:font-name="Times New Roman"/>
    </style:style>
    <style:style style:name="P11" style:family="paragraph" style:parent-style-name="Text_20_body">
      <style:paragraph-properties fo:margin-left="0.4909in" fo:margin-right="0in" fo:margin-top="0in" fo:margin-bottom="0in" fo:text-indent="0in" style:auto-text-indent="false" fo:break-before="page"/>
      <style:text-properties style:font-name="Times New Roman"/>
    </style:style>
    <style:style style:name="P12" style:family="paragraph" style:parent-style-name="Text_20_body">
      <style:paragraph-properties fo:margin-top="0in" fo:margin-bottom="0in"/>
      <style:text-properties style:font-name="Times New Roman"/>
    </style:style>
    <style:style style:name="P13" style:family="paragraph" style:parent-style-name="Text_20_body" style:list-style-name="WW8Num13">
      <style:paragraph-properties fo:margin-left="0.4909in" fo:margin-right="0in" fo:text-indent="-0.1965in" style:auto-text-indent="false"/>
      <style:text-properties style:font-name="Times New Roman"/>
    </style:style>
    <style:style style:name="P14" style:family="paragraph" style:parent-style-name="Text_20_body" style:list-style-name="WW8Num13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15" style:family="paragraph" style:parent-style-name="Text_20_body" style:list-style-name="WW8Num13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16" style:family="paragraph" style:parent-style-name="Text_20_body" style:list-style-name="WW8Num13">
      <style:paragraph-properties fo:margin-left="0.4909in" fo:margin-right="0in" fo:margin-top="0in" fo:margin-bottom="0in" fo:text-indent="-0.1965in" style:auto-text-indent="false"/>
      <style:text-properties style:font-name="Times New Roman"/>
    </style:style>
    <style:style style:name="P17" style:family="paragraph" style:parent-style-name="Text_20_body" style:list-style-name="WW8Num13">
      <style:paragraph-properties fo:margin-left="0in" fo:margin-right="0in" fo:margin-top="0in" fo:margin-bottom="0in" fo:text-indent="0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18" style:family="paragraph" style:parent-style-name="List" style:list-style-name="WW8Num10">
      <style:paragraph-properties fo:margin-left="0.75in" fo:margin-right="0in" fo:margin-top="0in" fo:margin-bottom="0.139in" fo:line-height="100%" fo:text-indent="-0.25in" style:auto-text-indent="false" style:text-autospace="none" style:snap-to-layout-grid="false"/>
    </style:style>
    <style:style style:name="P19" style:family="paragraph" style:parent-style-name="List" style:list-style-name="WW8Num10">
      <style:paragraph-properties fo:margin-left="0.75in" fo:margin-right="0in" fo:margin-top="0in" fo:margin-bottom="0.139in" fo:line-height="100%" fo:text-indent="-0.25in" style:auto-text-indent="false" style:text-autospace="none" style:snap-to-layout-grid="false"/>
      <style:text-properties style:font-name="Times New Roman" fo:font-size="8pt" style:font-size-asian="8pt"/>
    </style:style>
    <style:style style:name="P20" style:family="paragraph" style:parent-style-name="List" style:list-style-name="WW8Num10">
      <style:paragraph-properties fo:margin-left="0.75in" fo:margin-right="0in" fo:margin-top="0in" fo:margin-bottom="0.139in" fo:line-height="100%" fo:text-indent="-0.25in" style:auto-text-indent="false" style:text-autospace="none" style:snap-to-layout-grid="false"/>
      <style:text-properties style:font-name="Times New Roman" fo:font-size="8pt" style:font-size-asian="8pt" style:font-size-complex="12pt"/>
    </style:style>
    <style:style style:name="P21" style:family="paragraph" style:parent-style-name="List" style:list-style-name="WW8Num10">
      <style:paragraph-properties fo:margin-top="0in" fo:margin-bottom="0.139in" fo:line-height="100%" style:text-autospace="none" style:snap-to-layout-grid="false"/>
      <style:text-properties style:font-name="Times New Roman" fo:font-size="8pt" style:font-size-asian="8pt"/>
    </style:style>
    <style:style style:name="P22" style:family="paragraph" style:parent-style-name="List" style:list-style-name="WW8Num10">
      <style:paragraph-properties fo:margin-top="0in" fo:margin-bottom="0.139in" fo:line-height="100%" style:text-autospace="none" style:snap-to-layout-grid="false"/>
      <style:text-properties style:font-name="Times New Roman" fo:font-size="8pt" style:font-size-asian="8pt" style:font-size-complex="12pt"/>
    </style:style>
    <style:style style:name="P23" style:family="paragraph" style:parent-style-name="List" style:list-style-name="WW8Num10">
      <style:paragraph-properties fo:margin-top="0in" fo:margin-bottom="0.139in" fo:line-height="100%" style:text-autospace="none" style:snap-to-layout-grid="false"/>
    </style:style>
    <style:style style:name="P24" style:family="paragraph" style:parent-style-name="List_20_Paragraph">
      <style:paragraph-properties fo:margin-left="0in" fo:margin-right="0in" fo:text-indent="0in" style:auto-text-indent="false"/>
    </style:style>
    <style:style style:name="P25" style:family="paragraph" style:parent-style-name="List_20_Paragraph">
      <style:paragraph-properties fo:margin-left="0in" fo:margin-right="0in" fo:text-indent="0in" style:auto-text-indent="false" style:snap-to-layout-grid="false"/>
    </style:style>
    <style:style style:name="P26" style:family="paragraph" style:parent-style-name="List_20_Paragraph">
      <style:paragraph-properties fo:margin-left="0in" fo:margin-right="0in" fo:text-indent="0in" style:auto-text-indent="false"/>
      <style:text-properties style:font-name="Times New Roman"/>
    </style:style>
    <style:style style:name="P27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fo:font-weight="bold" style:font-size-asian="8pt" style:font-weight-asian="bold" style:font-size-complex="8pt"/>
    </style:style>
    <style:style style:name="P28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29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fo:font-weight="bold" fo:background-color="transparent" style:font-size-asian="8pt" style:font-weight-asian="bold" style:font-size-complex="8pt" style:font-weight-complex="bold"/>
    </style:style>
    <style:style style:name="P30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style:font-size-asian="8pt" style:font-size-complex="8pt"/>
    </style:style>
    <style:style style:name="P31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fo:background-color="transparent" style:font-size-asian="8pt" style:font-size-complex="8pt"/>
    </style:style>
    <style:style style:name="P32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fo:background-color="transparent" style:font-size-asian="8pt" style:font-size-complex="8pt" style:font-weight-complex="bold"/>
    </style:style>
    <style:style style:name="P33" style:family="paragraph" style:parent-style-name="List_20_Paragraph">
      <style:paragraph-properties fo:margin-left="0in" fo:margin-right="0in" fo:text-indent="0in" style:auto-text-indent="false" style:snap-to-layout-grid="false"/>
      <style:text-properties fo:background-color="transparent"/>
    </style:style>
    <style:style style:name="P34" style:family="paragraph" style:parent-style-name="List_20_Paragraph">
      <style:paragraph-properties fo:margin-left="0in" fo:margin-right="0in" fo:text-indent="0in" style:auto-text-indent="false" style:snap-to-layout-grid="false"/>
      <style:text-properties fo:font-weight="normal" style:font-weight-asian="normal" style:font-weight-complex="normal"/>
    </style:style>
    <style:style style:name="P35" style:family="paragraph" style:parent-style-name="List_20_Paragraph" style:list-style-name="WW8Num4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36" style:family="paragraph" style:parent-style-name="List_20_Paragraph" style:list-style-name="WW8Num11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37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fo:font-weight="bold" style:font-size-asian="8pt" style:font-weight-asian="bold" style:font-size-complex="8pt"/>
    </style:style>
    <style:style style:name="P38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39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Times New Roman" fo:font-size="8pt" style:font-size-asian="8pt" style:font-size-complex="8pt"/>
    </style:style>
    <style:style style:name="P40" style:family="paragraph" style:parent-style-name="List_20_Paragraph" style:list-style-name="WW8Num10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41" style:family="paragraph" style:parent-style-name="List_20_Paragraph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42" style:family="paragraph" style:parent-style-name="List_20_Paragraph" style:list-style-name="WW8Num10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43" style:family="paragraph" style:parent-style-name="List_20_Paragraph" style:list-style-name="WW8Num10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44" style:family="paragraph" style:parent-style-name="List_20_Paragraph" style:list-style-name="WW8Num4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45" style:family="paragraph" style:parent-style-name="List_20_Paragraph" style:list-style-name="WW8Num11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46" style:family="paragraph" style:parent-style-name="List_20_Paragraph" style:list-style-name="WW8Num11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47" style:family="paragraph" style:parent-style-name="List_20_Paragraph" style:list-style-name="WW8Num4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</style:style>
    <style:style style:name="P48" style:family="paragraph" style:parent-style-name="List_20_Paragraph" style:list-style-name="WW8Num11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</style:style>
    <style:style style:name="P49" style:family="paragraph" style:parent-style-name="List_20_Paragraph">
      <style:paragraph-properties fo:margin-left="0in" fo:margin-right="0in" fo:text-indent="0in" style:auto-text-indent="false" fo:break-before="page"/>
      <style:text-properties style:font-name="Times New Roman"/>
    </style:style>
    <style:style style:name="P50" style:family="paragraph" style:parent-style-name="List_20_Paragraph">
      <style:paragraph-properties fo:margin-left="0in" fo:margin-right="0in" fo:text-indent="0in" style:auto-text-indent="false" fo:break-before="page"/>
      <style:text-properties style:font-name="Times New Roman" fo:font-weight="bold" style:font-weight-asian="bold"/>
    </style:style>
    <style:style style:name="P51" style:family="paragraph" style:parent-style-name="List_20_Paragraph">
      <style:paragraph-properties fo:margin-left="0in" fo:margin-right="0in" fo:text-indent="0in" style:auto-text-indent="false" text:number-lines="false" text:line-number="0" style:snap-to-layout-grid="false"/>
    </style:style>
    <style:style style:name="P52" style:family="paragraph" style:parent-style-name="List_20_Paragraph">
      <style:paragraph-properties fo:margin-left="0in" fo:margin-right="0in" fo:text-indent="0in" style:auto-text-indent="false" text:number-lines="false" text:line-number="0" style:snap-to-layout-grid="false"/>
      <style:text-properties style:font-name="Times New Roman" fo:font-size="8pt" style:font-size-asian="8pt" style:font-size-complex="8pt"/>
    </style:style>
    <style:style style:name="P53" style:family="paragraph" style:parent-style-name="List_20_Paragraph">
      <style:paragraph-properties fo:margin-left="0in" fo:margin-right="0in" fo:text-indent="0in" style:auto-text-indent="false" text:number-lines="false" text:line-number="0" style:snap-to-layout-gri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54" style:family="paragraph" style:parent-style-name="List_20_Paragraph">
      <style:paragraph-properties fo:margin-left="0in" fo:margin-right="0in" fo:text-indent="0in" style:auto-text-indent="false" text:number-lines="false" text:line-number="0" style:snap-to-layout-grid="false"/>
      <style:text-properties fo:font-weight="normal" style:font-weight-asian="normal" style:font-weight-complex="normal"/>
    </style:style>
    <style:style style:name="P55" style:family="paragraph" style:parent-style-name="List_20_Paragraph" style:list-style-name="WW8Num6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56" style:family="paragraph" style:parent-style-name="List_20_Paragraph" style:list-style-name="WW8Num28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57" style:family="paragraph" style:parent-style-name="List_20_Paragraph" style:list-style-name="WW8Num16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58" style:family="paragraph" style:parent-style-name="List_20_Paragraph" style:list-style-name="WW8Num16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59" style:family="paragraph" style:parent-style-name="List_20_Paragraph" style:list-style-name="WW8Num17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60" style:family="paragraph" style:parent-style-name="List_20_Paragraph" style:list-style-name="WW8Num17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61" style:family="paragraph" style:parent-style-name="List_20_Paragraph" style:list-style-name="WW8Num7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62" style:family="paragraph" style:parent-style-name="List_20_Paragraph" style:list-style-name="WW8Num7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63" style:family="paragraph" style:parent-style-name="List_20_Paragraph" style:list-style-name="WW8Num8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64" style:family="paragraph" style:parent-style-name="List_20_Paragraph" style:list-style-name="WW8Num8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65" style:family="paragraph" style:parent-style-name="List_20_Paragraph" style:list-style-name="WW8Num5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66" style:family="paragraph" style:parent-style-name="List_20_Paragraph" style:list-style-name="WW8Num9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67" style:family="paragraph" style:parent-style-name="List_20_Paragraph" style:list-style-name="WW8Num9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68" style:family="paragraph" style:parent-style-name="List_20_Paragraph" style:list-style-name="WW8Num20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69" style:family="paragraph" style:parent-style-name="List_20_Paragraph" style:list-style-name="WW8Num20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70" style:family="paragraph" style:parent-style-name="List_20_Paragraph" style:list-style-name="WW8Num10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71" style:family="paragraph" style:parent-style-name="List_20_Paragraph" style:list-style-name="WW8Num10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72" style:family="paragraph" style:parent-style-name="List_20_Paragraph" style:list-style-name="WW8Num4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73" style:family="paragraph" style:parent-style-name="List_20_Paragraph" style:list-style-name="WW8Num4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74" style:family="paragraph" style:parent-style-name="List_20_Paragraph" style:list-style-name="WW8Num11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75" style:family="paragraph" style:parent-style-name="List_20_Paragraph" style:list-style-name="WW8Num11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76" style:family="paragraph" style:parent-style-name="List_20_Paragraph" style:list-style-name="WW8Num6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77" style:family="paragraph" style:parent-style-name="List_20_Paragraph" style:list-style-name="WW8Num18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78" style:family="paragraph" style:parent-style-name="List_20_Paragraph" style:list-style-name="WW8Num15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79" style:family="paragraph" style:parent-style-name="List_20_Paragraph" style:list-style-name="WW8Num28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80" style:family="paragraph" style:parent-style-name="List_20_Paragraph" style:list-style-name="WW8Num10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81" style:family="paragraph" style:parent-style-name="List_20_Paragraph" style:list-style-name="WW8Num28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style:font-name="Times New Roman" fo:font-size="8pt" style:font-size-asian="8pt" style:font-size-complex="8pt" style:font-weight-complex="bold"/>
    </style:style>
    <style:style style:name="P82" style:family="paragraph" style:parent-style-name="List_20_Paragraph" style:list-style-name="WW8Num28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83" style:family="paragraph" style:parent-style-name="List_20_Paragraph" style:list-style-name="WW8Num16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84" style:family="paragraph" style:parent-style-name="List_20_Paragraph" style:list-style-name="WW8Num17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85" style:family="paragraph" style:parent-style-name="List_20_Paragraph" style:list-style-name="WW8Num7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86" style:family="paragraph" style:parent-style-name="List_20_Paragraph" style:list-style-name="WW8Num8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87" style:family="paragraph" style:parent-style-name="List_20_Paragraph" style:list-style-name="WW8Num5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88" style:family="paragraph" style:parent-style-name="List_20_Paragraph" style:list-style-name="WW8Num9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weight="normal" style:font-weight-asian="normal" style:font-weight-complex="normal"/>
    </style:style>
    <style:style style:name="P89" style:family="paragraph" style:parent-style-name="List_20_Paragraph" style:list-style-name="WW8Num17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  <style:text-properties fo:background-color="transparent"/>
    </style:style>
    <style:style style:name="P90" style:family="paragraph" style:parent-style-name="List_20_Paragraph" style:list-style-name="WW8Num6">
      <style:paragraph-properties fo:margin-left="0.5in" fo:margin-right="0in" fo:text-indent="-0.25in" style:auto-text-indent="false" text:number-lines="false" text:line-number="0" style:snap-to-layout-grid="false">
        <style:tab-stops>
          <style:tab-stop style:position="0.5in"/>
        </style:tab-stops>
      </style:paragraph-properties>
    </style:style>
    <style:style style:name="P91" style:family="paragraph" style:parent-style-name="List_20_Paragraph" style:list-style-name="WW8Num1">
      <style:paragraph-properties fo:margin-left="0.5in" fo:margin-right="0in" fo:margin-top="0in" fo:margin-bottom="0in" fo:line-height="100%" fo:orphans="0" fo:widows="0" fo:text-indent="-0.25in" style:auto-text-indent="false" style:snap-to-layout-grid="false">
        <style:tab-stops>
          <style:tab-stop style:position="0.5in"/>
          <style:tab-stop style:position="1.5in"/>
        </style:tab-stops>
      </style:paragraph-properties>
    </style:style>
    <style:style style:name="P92" style:family="paragraph" style:parent-style-name="List_20_Paragraph" style:list-style-name="WW8Num1">
      <style:paragraph-properties fo:margin-left="0.5in" fo:margin-right="0in" fo:margin-top="0in" fo:margin-bottom="0in" fo:line-height="100%" fo:orphans="0" fo:widows="0" fo:text-indent="-0.25in" style:auto-text-indent="false" style:snap-to-layout-grid="false">
        <style:tab-stops>
          <style:tab-stop style:position="0.5in"/>
          <style:tab-stop style:position="1.5in"/>
        </style:tab-stops>
      </style:paragraph-properties>
      <style:text-properties style:font-name="Times New Roman" fo:font-size="8pt" style:font-size-asian="8pt" style:font-size-complex="8pt"/>
    </style:style>
    <style:style style:name="P93" style:family="paragraph" style:parent-style-name="List_20_Paragraph" style:list-style-name="WW8Num15">
      <style:paragraph-properties fo:margin-left="0.75in" fo:margin-right="0in" fo:text-indent="-0.25in" style:auto-text-indent="false">
        <style:tab-stops>
          <style:tab-stop style:position="0.6925in"/>
        </style:tab-stops>
      </style:paragraph-properties>
    </style:style>
    <style:style style:name="P94" style:family="paragraph" style:parent-style-name="List_20_Paragraph" style:list-style-name="WW8Num15">
      <style:paragraph-properties fo:margin-left="0.75in" fo:margin-right="0in" fo:text-indent="-0.25in" style:auto-text-indent="false" style:snap-to-layout-grid="false">
        <style:tab-stops>
          <style:tab-stop style:position="0.6925in"/>
        </style:tab-stops>
      </style:paragraph-properties>
      <style:text-properties style:font-name="Times New Roman" fo:font-size="8pt" style:font-size-asian="8pt" style:font-size-complex="8pt"/>
    </style:style>
    <style:style style:name="P95" style:family="paragraph" style:parent-style-name="List_20_Paragraph" style:list-style-name="WW8Num15">
      <style:paragraph-properties fo:margin-left="0.75in" fo:margin-right="0in" fo:text-indent="-0.25in" style:auto-text-indent="false">
        <style:tab-stops>
          <style:tab-stop style:position="0.6925in"/>
        </style:tab-stops>
      </style:paragraph-properties>
      <style:text-properties fo:font-weight="normal" style:font-weight-asian="normal" style:font-weight-complex="normal"/>
    </style:style>
    <style:style style:name="P96" style:family="paragraph" style:parent-style-name="List_20_Paragraph" style:list-style-name="WW8Num30">
      <style:paragraph-properties fo:margin-left="0in" fo:margin-right="0in" fo:text-indent="0.4425in" style:auto-text-indent="false">
        <style:tab-stops>
          <style:tab-stop style:position="0.6925in"/>
        </style:tab-stops>
      </style:paragraph-properties>
      <style:text-properties style:font-name="Times New Roman" fo:font-size="8pt" style:font-size-asian="8pt" style:font-size-complex="8pt"/>
    </style:style>
    <style:style style:name="P97" style:family="paragraph" style:parent-style-name="List_20_Paragraph" style:list-style-name="WW8Num30">
      <style:paragraph-properties fo:margin-left="0in" fo:margin-right="0in" fo:text-indent="0.4425in" style:auto-text-indent="false" style:snap-to-layout-grid="false">
        <style:tab-stops>
          <style:tab-stop style:position="0.6925in"/>
        </style:tab-stops>
      </style:paragraph-properties>
      <style:text-properties style:font-name="Times New Roman" fo:font-size="8pt" style:font-size-asian="8pt" style:font-size-complex="8pt"/>
    </style:style>
    <style:style style:name="P98" style:family="paragraph" style:parent-style-name="List_20_Paragraph" style:list-style-name="WW8Num22">
      <style:paragraph-properties fo:margin-left="0.0063in" fo:margin-right="0.0063in" fo:text-indent="0in" style:auto-text-indent="false" style:snap-to-layout-grid="false">
        <style:tab-stops>
          <style:tab-stop style:position="0.0063in"/>
          <style:tab-stop style:position="0.5063in"/>
        </style:tab-stops>
      </style:paragraph-properties>
    </style:style>
    <style:style style:name="P99" style:family="paragraph" style:parent-style-name="List_20_Paragraph" style:list-style-name="WW8Num21">
      <style:paragraph-properties fo:margin-left="0.4866in" fo:margin-right="0in" fo:text-indent="-0.25in" style:auto-text-indent="false" style:snap-to-layout-grid="false">
        <style:tab-stops>
          <style:tab-stop style:position="0.4866in"/>
        </style:tab-stops>
      </style:paragraph-properties>
    </style:style>
    <style:style style:name="P100" style:family="paragraph" style:parent-style-name="List_20_Paragraph" style:list-style-name="WW8Num21">
      <style:paragraph-properties fo:margin-left="0.4866in" fo:margin-right="0in" fo:text-indent="-0.25in" style:auto-text-indent="false">
        <style:tab-stops>
          <style:tab-stop style:position="0.4866in"/>
          <style:tab-stop style:position="1in"/>
        </style:tab-stops>
      </style:paragraph-properties>
    </style:style>
    <style:style style:name="P101" style:family="paragraph" style:parent-style-name="List_20_Paragraph" style:list-style-name="WW8Num21">
      <style:paragraph-properties fo:margin-left="0.4866in" fo:margin-right="0in" fo:text-indent="-0.25in" style:auto-text-indent="false" style:snap-to-layout-grid="false">
        <style:tab-stops>
          <style:tab-stop style:position="0.4866in"/>
        </style:tab-stops>
      </style:paragraph-properties>
      <style:text-properties fo:font-weight="normal" style:font-weight-asian="normal" style:font-weight-complex="normal"/>
    </style:style>
    <style:style style:name="P102" style:family="paragraph" style:parent-style-name="List_20_Paragraph" style:list-style-name="WW8Num21">
      <style:paragraph-properties fo:margin-left="0.4866in" fo:margin-right="0in" fo:text-indent="-0.25in" style:auto-text-indent="false" text:number-lines="false" text:line-number="0" style:snap-to-layout-grid="false">
        <style:tab-stops>
          <style:tab-stop style:position="0.4866in"/>
          <style:tab-stop style:position="1in"/>
        </style:tab-stops>
      </style:paragraph-properties>
    </style:style>
    <style:style style:name="P103" style:family="paragraph" style:parent-style-name="level_20_3_20_text" style:list-style-name="WW8Num10">
      <style:paragraph-properties fo:margin-left="0in" fo:margin-right="0in" fo:margin-top="0in" fo:margin-bottom="0.139in" fo:line-height="100%" fo:text-indent="0in" style:auto-text-indent="false" style:text-autospace="none" style:snap-to-layout-grid="false">
        <style:tab-stops>
          <style:tab-stop style:position="0.8752in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04" style:family="paragraph" style:parent-style-name="Table_20_Contents">
      <style:paragraph-properties style:snap-to-layout-gri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05" style:family="paragraph" style:parent-style-name="Table_20_Contents">
      <style:paragraph-properties style:snap-to-layout-grid="false"/>
      <style:text-properties style:font-name="Times New Roman" fo:font-size="8pt" style:font-size-asian="8pt" style:font-size-complex="8pt"/>
    </style:style>
    <style:style style:name="P106" style:family="paragraph" style:parent-style-name="Table_20_Contents">
      <style:paragraph-properties style:snap-to-layout-grid="false"/>
      <style:text-properties style:font-name="Times New Roman" fo:font-size="8pt" style:font-size-asian="8pt" style:font-size-complex="8pt" style:font-weight-complex="bold"/>
    </style:style>
    <style:style style:name="P107" style:family="paragraph" style:parent-style-name="Table_20_Contents">
      <style:paragraph-properties style:snap-to-layout-grid="false"/>
      <style:text-properties style:font-name="Times New Roman" fo:font-size="8pt" style:text-underline-style="solid" style:text-underline-width="auto" style:text-underline-color="font-color" style:font-size-asian="8pt" style:font-size-complex="8pt"/>
    </style:style>
    <style:style style:name="P108" style:family="paragraph" style:parent-style-name="Table_20_Contents">
      <style:paragraph-properties style:snap-to-layout-grid="false"/>
      <style:text-properties style:font-name="Times New Roman" fo:font-size="8pt" fo:background-color="transparent" style:font-size-asian="8pt" style:font-size-complex="8pt"/>
    </style:style>
    <style:style style:name="P109" style:family="paragraph" style:parent-style-name="Table_20_Contents">
      <style:paragraph-properties style:snap-to-layout-grid="false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110" style:family="paragraph" style:parent-style-name="Table_20_Contents">
      <style:paragraph-properties style:snap-to-layout-grid="false"/>
    </style:style>
    <style:style style:name="P111" style:family="paragraph" style:parent-style-name="Table_20_Contents">
      <style:paragraph-properties style:snap-to-layout-grid="false"/>
      <style:text-properties fo:font-weight="normal" style:font-weight-asian="normal" style:font-weight-complex="normal"/>
    </style:style>
    <style:style style:name="P112" style:family="paragraph" style:parent-style-name="Table_20_Contents">
      <style:paragraph-properties style:snap-to-layout-gri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13" style:family="paragraph" style:parent-style-name="Table_20_Contents">
      <style:paragraph-properties style:snap-to-layout-grid="false"/>
      <style:text-properties style:font-name="Times New Roman" fo:font-size="8pt" style:font-size-asian="8pt" style:font-size-complex="8pt"/>
    </style:style>
    <style:style style:name="P114" style:family="paragraph" style:parent-style-name="Table_20_Contents">
      <style:paragraph-properties style:snap-to-layout-grid="false"/>
      <style:text-properties style:font-name="Times New Roman" fo:font-size="8pt" style:font-size-asian="8pt" style:font-size-complex="8pt" style:font-weight-complex="bold"/>
    </style:style>
    <style:style style:name="P115" style:family="paragraph" style:parent-style-name="Table_20_Contents" style:list-style-name="WW8Num12">
      <style:paragraph-properties fo:margin-left="0.5in" fo:margin-right="0in" fo:text-indent="-0.25in" style:auto-text-indent="false" style:snap-to-layout-grid="false">
        <style:tab-stops>
          <style:tab-stop style:position="0.5in"/>
        </style:tab-stops>
      </style:paragraph-properties>
    </style:style>
    <style:style style:name="P116" style:family="paragraph" style:parent-style-name="Table_20_Contents" style:list-style-name="WW8Num1">
      <style:paragraph-properties fo:margin-left="0.5in" fo:margin-right="0in" fo:margin-top="0in" fo:margin-bottom="0in" fo:line-height="100%" fo:orphans="0" fo:widows="0" fo:text-indent="-0.25in" style:auto-text-indent="false" style:snap-to-layout-grid="false">
        <style:tab-stops>
          <style:tab-stop style:position="0.5in"/>
          <style:tab-stop style:position="1in"/>
        </style:tab-stops>
      </style:paragraph-properties>
    </style:style>
    <style:style style:name="P117" style:family="paragraph" style:parent-style-name="Table_20_Contents" style:list-style-name="WW8Num1">
      <style:paragraph-properties fo:margin-left="0.5in" fo:margin-right="0in" fo:margin-top="0in" fo:margin-bottom="0in" fo:line-height="100%" fo:orphans="0" fo:widows="0" fo:text-indent="-0.25in" style:auto-text-indent="false" style:snap-to-layout-grid="false">
        <style:tab-stops>
          <style:tab-stop style:position="0.5in"/>
          <style:tab-stop style:position="1in"/>
        </style:tab-stops>
      </style:paragraph-properties>
      <style:text-properties style:font-name="Times New Roman" fo:font-size="8pt" style:font-size-asian="8pt" style:font-size-complex="8pt"/>
    </style:style>
    <style:style style:name="P118" style:family="paragraph" style:parent-style-name="Table_20_Contents" style:list-style-name="WW8Num1">
      <style:paragraph-properties fo:margin-left="0.5in" fo:margin-right="0in" fo:margin-top="0in" fo:margin-bottom="0in" fo:line-height="100%" fo:orphans="0" fo:widows="0" fo:text-indent="-0.25in" style:auto-text-indent="false" style:snap-to-layout-grid="false">
        <style:tab-stops>
          <style:tab-stop style:position="0.5in"/>
          <style:tab-stop style:position="1in"/>
        </style:tab-stops>
      </style:paragraph-properties>
      <style:text-properties style:font-name="Times New Roman" fo:font-size="8pt" fo:background-color="transparent" style:font-size-asian="8pt" style:font-size-complex="8pt"/>
    </style:style>
    <style:style style:name="P119" style:family="paragraph" style:parent-style-name="Table_20_Contents" style:list-style-name="WW8Num1">
      <style:paragraph-properties fo:margin-left="0.5in" fo:margin-right="0in" fo:margin-top="0in" fo:margin-bottom="0in" fo:line-height="100%" fo:orphans="0" fo:widows="0" fo:text-indent="-0.25in" style:auto-text-indent="false" style:snap-to-layout-grid="false">
        <style:tab-stops>
          <style:tab-stop style:position="0.5in"/>
          <style:tab-stop style:position="1in"/>
        </style:tab-stops>
      </style:paragraph-properties>
      <style:text-properties fo:background-color="transparent"/>
    </style:style>
    <style:style style:name="P120" style:family="paragraph" style:parent-style-name="Table_20_Contents" style:list-style-name="WW8Num7">
      <style:paragraph-properties fo:margin-left="0.75in" fo:margin-right="0in" fo:text-indent="-0.25in" style:auto-text-indent="false" style:snap-to-layout-grid="false">
        <style:tab-stops>
          <style:tab-stop style:position="0.2402in"/>
          <style:tab-stop style:position="0.4902in"/>
        </style:tab-stops>
      </style:paragraph-properties>
    </style:style>
    <style:style style:name="P121" style:family="paragraph" style:parent-style-name="Table_20_Contents" style:list-style-name="WW8Num3">
      <style:paragraph-properties fo:margin-left="0.2402in" fo:margin-right="0in" fo:text-indent="0in" style:auto-text-indent="false" style:snap-to-layout-grid="false">
        <style:tab-stops>
          <style:tab-stop style:position="0.2402in"/>
        </style:tab-stops>
      </style:paragraph-properties>
    </style:style>
    <style:style style:name="P122" style:family="paragraph" style:parent-style-name="Table_20_Contents" style:list-style-name="WW8Num3">
      <style:paragraph-properties fo:margin-left="0.2402in" fo:margin-right="0in" fo:text-indent="0in" style:auto-text-indent="false" style:snap-to-layout-grid="false">
        <style:tab-stops>
          <style:tab-stop style:position="0.2402in"/>
        </style:tab-stops>
      </style:paragraph-properties>
      <style:text-properties style:font-name="Times New Roman" fo:font-size="8pt" style:font-size-asian="8pt" style:font-size-complex="8pt"/>
    </style:style>
    <style:style style:name="P123" style:family="paragraph" style:parent-style-name="Table_20_Contents" style:list-style-name="WW8Num23">
      <style:paragraph-properties fo:margin-left="0.2992in" fo:margin-right="0in" fo:text-indent="0in" style:auto-text-indent="false" style:snap-to-layout-grid="false">
        <style:tab-stops>
          <style:tab-stop style:position="0.2992in"/>
        </style:tab-stops>
      </style:paragraph-properties>
    </style:style>
    <style:style style:name="P124" style:family="paragraph" style:parent-style-name="Table_20_Contents" style:list-style-name="WW8Num19">
      <style:paragraph-properties fo:margin-left="0.2992in" fo:margin-right="0in" fo:text-indent="0in" style:auto-text-indent="false" style:snap-to-layout-grid="false">
        <style:tab-stops>
          <style:tab-stop style:position="0.2992in"/>
        </style:tab-stops>
      </style:paragraph-properties>
    </style:style>
    <style:style style:name="P125" style:family="paragraph" style:parent-style-name="Table_20_Contents" style:list-style-name="WW8Num23">
      <style:paragraph-properties fo:margin-left="0.2992in" fo:margin-right="0in" fo:text-indent="0in" style:auto-text-indent="false" style:snap-to-layout-grid="false">
        <style:tab-stops>
          <style:tab-stop style:position="0.2992in"/>
        </style:tab-stops>
      </style:paragraph-properties>
      <style:text-properties style:font-name="Times New Roman" fo:font-size="8pt" style:font-size-asian="8pt" style:font-size-complex="8pt"/>
    </style:style>
    <style:style style:name="P126" style:family="paragraph" style:parent-style-name="Table_20_Contents" style:list-style-name="WW8Num19">
      <style:paragraph-properties fo:margin-left="0.2992in" fo:margin-right="0in" fo:text-indent="0in" style:auto-text-indent="false" style:snap-to-layout-grid="false">
        <style:tab-stops>
          <style:tab-stop style:position="0.2992in"/>
        </style:tab-stops>
      </style:paragraph-properties>
      <style:text-properties style:font-name="Times New Roman" fo:font-size="8pt" style:font-size-asian="8pt" style:font-size-complex="8pt"/>
    </style:style>
    <style:style style:name="P127" style:family="paragraph" style:parent-style-name="Table_20_Contents" style:list-style-name="WW8Num24">
      <style:paragraph-properties fo:margin-left="0.2992in" fo:margin-right="0in" fo:text-indent="0in" style:auto-text-indent="false" style:snap-to-layout-grid="false">
        <style:tab-stops>
          <style:tab-stop style:position="0.2992in"/>
          <style:tab-stop style:position="0.5in"/>
        </style:tab-stops>
      </style:paragraph-properties>
      <style:text-properties style:font-name="Times New Roman" fo:font-size="8pt" style:font-size-asian="8pt" style:font-size-complex="8pt"/>
    </style:style>
    <style:style style:name="P128" style:family="paragraph" style:parent-style-name="Table_20_Contents" style:list-style-name="WW8Num24">
      <style:paragraph-properties fo:margin-left="0.2992in" fo:margin-right="0in" fo:text-indent="0in" style:auto-text-indent="false" style:snap-to-layout-grid="false">
        <style:tab-stops>
          <style:tab-stop style:position="0.2992in"/>
          <style:tab-stop style:position="0.5in"/>
        </style:tab-stops>
      </style:paragraph-properties>
    </style:style>
    <style:style style:name="P129" style:family="paragraph" style:parent-style-name="Table_20_Contents" style:list-style-name="WW8Num2">
      <style:paragraph-properties fo:margin-left="0.2366in" fo:margin-right="0in" fo:text-indent="0in" style:auto-text-indent="false" style:snap-to-layout-grid="false">
        <style:tab-stops>
          <style:tab-stop style:position="0.2366in"/>
          <style:tab-stop style:position="0.5in"/>
        </style:tab-stops>
      </style:paragraph-properties>
    </style:style>
    <style:style style:name="P130" style:family="paragraph" style:parent-style-name="Heading_20_2">
      <style:text-properties style:font-name="Times New Roman"/>
    </style:style>
    <style:style style:name="P131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="Times New Roman"/>
    </style:style>
    <style:style style:name="P132" style:family="paragraph" style:parent-style-name="Heading_20_2" style:list-style-name="WW8Num13">
      <style:paragraph-properties fo:margin-left="0in" fo:margin-right="0in" fo:margin-top="0in" fo:margin-bottom="0in" fo:text-indent="0in" style:auto-text-indent="false">
        <style:tab-stops>
          <style:tab-stop style:position="0.4909in"/>
        </style:tab-stops>
      </style:paragraph-properties>
      <style:text-properties style:font-name="Times New Roman"/>
    </style:style>
    <style:style style:name="P133" style:family="paragraph" style:parent-style-name="Heading_20_1" style:master-page-name="First_20_Page">
      <style:paragraph-properties style:page-number="auto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8pt" fo:font-weight="bold" style:font-size-asian="8pt" style:font-weight-asian="bold" style:font-size-complex="8pt"/>
    </style:style>
    <style:style style:name="T3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Times New Roman" fo:font-size="8pt" fo:font-weight="bold" style:font-size-asian="8pt" style:font-weight-asian="bold" style:font-size-complex="12pt"/>
    </style:style>
    <style:style style:name="T5" style:family="text">
      <style:text-properties style:font-name="Times New Roman" fo:font-size="8pt" fo:font-weight="bold" fo:background-color="#ffff00" style:font-size-asian="8pt" style:font-weight-asian="bold" style:font-size-complex="8pt" style:font-weight-complex="bold"/>
    </style:style>
    <style:style style:name="T6" style:family="text">
      <style:text-properties style:font-name="Times New Roman" fo:font-size="8pt" style:font-size-asian="8pt"/>
    </style:style>
    <style:style style:name="T7" style:family="text">
      <style:text-properties style:font-name="Times New Roman" fo:font-size="8pt" style:font-size-asian="8pt" style:font-size-complex="8pt"/>
    </style:style>
    <style:style style:name="T8" style:family="text">
      <style:text-properties style:font-name="Times New Roman" fo:font-size="8pt" style:font-size-asian="8pt" style:font-size-complex="8pt" style:font-weight-complex="bold"/>
    </style:style>
    <style:style style:name="T9" style:family="text">
      <style:text-properties style:font-name="Times New Roman" fo:font-size="8pt" style:font-size-asian="8pt" style:font-size-complex="12pt"/>
    </style:style>
    <style:style style:name="T10" style:family="text">
      <style:text-properties style:font-name="Times New Roman" fo:font-size="8pt" style:text-underline-style="solid" style:text-underline-type="double" style:text-underline-width="auto" style:text-underline-color="font-color" style:font-size-asian="8pt" style:font-size-complex="8pt"/>
    </style:style>
    <style:style style:name="T11" style:family="tex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T12" style:family="text">
      <style:text-properties style:font-name="Times New Roman" fo:font-size="8pt" fo:background-color="#ffff00" style:font-size-asian="8pt" style:font-size-complex="8pt"/>
    </style:style>
    <style:style style:name="T13" style:family="text">
      <style:text-properties style:font-name="Times New Roman" fo:font-size="8pt" fo:background-color="#00ff00" style:font-size-asian="8pt" style:font-size-complex="8pt"/>
    </style:style>
    <style:style style:name="T14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T15" style:family="text">
      <style:text-properties style:font-name="Times New Roman" fo:font-size="8pt" fo:font-weight="normal" fo:background-color="#00ff00" style:font-size-asian="8pt" style:font-weight-asian="normal" style:font-size-complex="8pt" style:font-weight-complex="normal"/>
    </style:style>
    <style:style style:name="T16" style:family="text">
      <style:text-properties style:font-name="Times New Roman" fo:font-size="8pt" fo:font-weight="normal" fo:background-color="transparent" style:font-size-asian="8pt" style:font-weight-asian="normal" style:font-size-complex="8pt" style:font-weight-complex="normal"/>
    </style:style>
    <style:style style:name="T17" style:family="text">
      <style:text-properties style:font-name="Times New Roman" fo:font-size="8pt" fo:background-color="transparent" style:font-size-asian="8pt" style:font-size-complex="8pt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fo:background-color="transparent" style:font-weight-asian="bold" style:font-weight-complex="bold"/>
    </style:style>
    <style:style style:name="T21" style:family="text">
      <style:text-properties style:font-size-complex="8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background-color="#ffff00"/>
    </style:style>
    <style:style style:name="T24" style:family="text">
      <style:text-properties fo:background-color="#00ff00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fo:background-color="transparent" style:font-weight-asian="normal" style:font-weight-complex="normal"/>
    </style:style>
    <style:style style:name="T27" style:family="text">
      <style:text-properties fo:font-weight="normal" fo:background-color="#00ff00" style:font-weight-asian="normal" style:font-weight-complex="normal"/>
    </style:style>
    <style:style style:name="T28" style:family="text">
      <style:text-properties fo:background-color="transparent"/>
    </style:style>
    <style:style style:name="T29" style:family="text">
      <style:text-properties style:text-position="sub 58%"/>
    </style:style>
    <style:style style:name="T30" style:family="text">
      <style:text-properties style:text-position="sub 58%" fo:font-weight="normal" style:font-weight-asian="normal" style:font-weight-complex="normal"/>
    </style:style>
    <style:style style:name="T31" style:family="text">
      <style:text-properties style:text-position="0% 100%"/>
    </style:style>
    <style:style style:name="T32" style:family="text">
      <style:text-properties style:text-position="0% 100%" fo:font-weight="normal" style:font-weight-asian="normal" style:font-weight-complex="normal"/>
    </style:style>
    <style:style style:name="T33" style:family="text">
      <style:text-properties style:text-position="0% 100%" fo:font-weight="bold" style:font-weight-asian="bold" style:font-weight-complex="bold"/>
    </style:style>
    <style:style style:name="T34" style:family="text">
      <style:text-properties style:text-position="0% 100%" style:font-name="Times New Roman" fo:font-style="normal" fo:font-weight="bold" style:font-style-asian="normal" style:font-weight-asian="bold" style:font-weight-complex="bold"/>
    </style:style>
    <style:style style:name="T35" style:family="text">
      <style:text-properties style:text-position="0% 100%" style:font-name="Times New Roman" fo:font-style="normal" style:font-style-asian="normal"/>
    </style:style>
    <style:style style:name="T36" style:family="text">
      <style:text-properties style:text-position="0% 100%" style:font-name="Times New Roman" fo:font-size="8pt" fo:font-weight="bold" style:font-size-asian="8pt" style:font-weight-asian="bold" style:font-size-complex="12pt" style:font-weight-complex="bold"/>
    </style:style>
    <style:style style:name="T37" style:family="text">
      <style:text-properties style:text-position="0% 100%" style:font-name="Times New Roman" fo:font-size="8pt" fo:font-weight="bold" style:font-size-asian="8pt" style:font-weight-asian="bold" style:font-size-complex="8pt" style:font-weight-complex="bold"/>
    </style:style>
    <style:style style:name="T38" style:family="text">
      <style:text-properties style:text-position="0% 100%" style:font-name="Times New Roman" fo:font-size="8pt" fo:font-weight="normal" style:font-size-asian="8pt" style:font-weight-asian="normal" style:font-size-complex="12pt" style:font-weight-complex="normal"/>
    </style:style>
    <style:style style:name="T39" style:family="text">
      <style:text-properties style:text-position="0% 100%" style:font-name="Times New Roman" fo:font-size="8pt" style:font-size-asian="8pt" style:font-size-complex="8pt"/>
    </style:style>
    <style:style style:name="T40" style:family="text">
      <style:text-properties style:font-name="Times New Roman" fo:font-size="8pt" fo:font-weight="bold" style:font-size-asian="8pt" style:font-weight-asian="bold" style:font-size-complex="8pt"/>
    </style:style>
    <style:style style:name="T41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42" style:family="text">
      <style:text-properties style:font-name="Times New Roman" fo:font-size="8pt" fo:font-weight="bold" style:font-size-asian="8pt" style:font-weight-asian="bold" style:font-size-complex="12pt" style:font-weight-complex="bold"/>
    </style:style>
    <style:style style:name="T43" style:family="text">
      <style:text-properties style:font-name="Times New Roman" fo:font-size="8pt" style:font-size-asian="8pt" style:font-size-complex="8pt"/>
    </style:style>
    <style:style style:name="T44" style:family="text">
      <style:text-properties style:font-name="Times New Roman" fo:font-size="8pt" style:font-size-asian="8pt" style:font-size-complex="8pt" style:font-weight-complex="bold"/>
    </style:style>
    <style:style style:name="T45" style:family="text">
      <style:text-properties style:font-name="Times New Roman" fo:font-size="8pt" style:font-size-asian="8pt" style:font-size-complex="12pt"/>
    </style:style>
    <style:style style:name="T46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T47" style:family="text">
      <style:text-properties style:font-name="Times New Roman" fo:font-style="normal" style:font-style-asian="normal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>3Use Case Docu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Name</text:p>
          </table:table-cell>
          <table:table-cell table:style-name="Table1.B1" office:value-type="string">
            <text:p text:style-name="P6">Date</text:p>
          </table:table-cell>
          <table:table-cell table:style-name="Table1.B1" office:value-type="string">
            <text:p text:style-name="P6">Reason For Changes</text:p>
          </table:table-cell>
          <table:table-cell table:style-name="Table1.D1" office:value-type="string">
            <text:p text:style-name="P6">Version</text:p>
          </table:table-cell>
        </table:table-row>
        <table:table-row table:style-name="Table1.1">
          <table:table-cell table:style-name="Table1.A2" office:value-type="string">
            <text:p text:style-name="P7">Nat Welch</text:p>
          </table:table-cell>
          <table:table-cell table:style-name="Table1.B2" office:value-type="string">
            <text:p text:style-name="P7">2/1/09</text:p>
          </table:table-cell>
          <table:table-cell table:style-name="Table1.B2" office:value-type="string">
            <text:p text:style-name="P7">Merged wiki versions of use cases</text:p>
          </table:table-cell>
          <table:table-cell table:style-name="Table1.D2" office:value-type="string">
            <text:p text:style-name="P7">0.420</text:p>
          </table:table-cell>
        </table:table-row>
        <table:table-row table:style-name="Table1.1">
          <table:table-cell table:style-name="Table1.A3" office:value-type="string">
            <text:p text:style-name="P7">Katherine Blizard</text:p>
          </table:table-cell>
          <table:table-cell table:style-name="Table1.B3" office:value-type="string">
            <text:p text:style-name="P7">2/3/09</text:p>
          </table:table-cell>
          <table:table-cell table:style-name="Table1.B3" office:value-type="string">
            <text:p text:style-name="P7">Made so many changes</text:p>
          </table:table-cell>
          <table:table-cell table:style-name="Table1.D3" office:value-type="string">
            <text:p text:style-name="P7">1.410</text:p>
          </table:table-cell>
        </table:table-row>
        <table:table-row table:style-name="Table1.1">
          <table:table-cell table:style-name="Table1.A4" office:value-type="string">
            <text:p text:style-name="P7">Nat Welch</text:p>
          </table:table-cell>
          <table:table-cell table:style-name="Table1.B4" office:value-type="string">
            <text:p text:style-name="P7">2/4/09</text:p>
          </table:table-cell>
          <table:table-cell table:style-name="Table1.B4" office:value-type="string">
            <text:p text:style-name="P7">Made even more changes</text:p>
          </table:table-cell>
          <table:table-cell table:style-name="Table1.D4" office:value-type="string">
            <text:p text:style-name="P7">1.420</text:p>
          </table:table-cell>
        </table:table-row>
        <table:table-row table:style-name="Table1.1">
          <table:table-cell table:style-name="Table1.A4" office:value-type="string">
            <text:p text:style-name="P7">Katherine Blizard</text:p>
          </table:table-cell>
          <table:table-cell table:style-name="Table1.B4" office:value-type="string">
            <text:p text:style-name="P7">2/5/09</text:p>
          </table:table-cell>
          <table:table-cell table:style-name="Table1.B4" office:value-type="string">
            <text:p text:style-name="P7">Reworked all of the “Modified” Use Cases</text:p>
          </table:table-cell>
          <table:table-cell table:style-name="Table1.D4" office:value-type="string">
            <text:p text:style-name="P7">1.430</text:p>
          </table:table-cell>
        </table:table-row>
        <table:table-row table:style-name="Table1.1">
          <table:table-cell table:style-name="Table1.A4" office:value-type="string">
            <text:p text:style-name="P7">Victor Gerdin</text:p>
          </table:table-cell>
          <table:table-cell table:style-name="Table1.B4" office:value-type="string">
            <text:p text:style-name="P7">2/9/09</text:p>
          </table:table-cell>
          <table:table-cell table:style-name="Table1.B4" office:value-type="string">
            <text:p text:style-name="P7">Added more Use Cases</text:p>
          </table:table-cell>
          <table:table-cell table:style-name="Table1.D4" office:value-type="string">
            <text:p text:style-name="P7">1.440</text:p>
          </table:table-cell>
        </table:table-row>
        <table:table-row table:style-name="Table1.1">
          <table:table-cell table:style-name="Table1.A4" office:value-type="string">
            <text:p text:style-name="P7">Nat Welch</text:p>
          </table:table-cell>
          <table:table-cell table:style-name="Table1.B4" office:value-type="string">
            <text:p text:style-name="P7">2/9/09</text:p>
          </table:table-cell>
          <table:table-cell table:style-name="Table1.B4" office:value-type="string">
            <text:p text:style-name="P7">Merged Victor's Work and re-factored list</text:p>
          </table:table-cell>
          <table:table-cell table:style-name="Table1.D4" office:value-type="string">
            <text:p text:style-name="P7">1.510</text:p>
          </table:table-cell>
        </table:table-row>
        <table:table-row table:style-name="Table1.1">
          <table:table-cell table:style-name="Table1.A4" office:value-type="string">
            <text:p text:style-name="P7">Nat Welch</text:p>
          </table:table-cell>
          <table:table-cell table:style-name="Table1.B4" office:value-type="string">
            <text:p text:style-name="P7">2/10/09</text:p>
          </table:table-cell>
          <table:table-cell table:style-name="Table1.B4" office:value-type="string">
            <text:p text:style-name="P7">Continued Merging and Editing</text:p>
          </table:table-cell>
          <table:table-cell table:style-name="Table1.D4" office:value-type="string">
            <text:p text:style-name="P7">1.542</text:p>
          </table:table-cell>
        </table:table-row>
        <table:table-row table:style-name="Table1.1">
          <table:table-cell table:style-name="Table1.A2" office:value-type="string">
            <text:p text:style-name="P7">Nat Welch</text:p>
          </table:table-cell>
          <table:table-cell table:style-name="Table1.B2" office:value-type="string">
            <text:p text:style-name="P7">2/17/09</text:p>
          </table:table-cell>
          <table:table-cell table:style-name="Table1.B2" office:value-type="string">
            <text:p text:style-name="P7">Added Katherine's Work and did some major edits</text:p>
          </table:table-cell>
          <table:table-cell table:style-name="Table1.D2" office:value-type="string">
            <text:p text:style-name="P7">2.001</text:p>
          </table:table-cell>
        </table:table-row>
        <table:table-row table:style-name="Table1.1">
          <table:table-cell table:style-name="Table1.A10" office:value-type="string">
            <text:p text:style-name="P7">Nat Welch</text:p>
          </table:table-cell>
          <table:table-cell table:style-name="Table1.A10" office:value-type="string">
            <text:p text:style-name="P7">2/20/09</text:p>
          </table:table-cell>
          <table:table-cell table:style-name="Table1.A10" office:value-type="string">
            <text:p text:style-name="P7">More clean up of document</text:p>
          </table:table-cell>
          <table:table-cell table:style-name="Table1.D10" office:value-type="string">
            <text:p text:style-name="P7">2.100</text:p>
          </table:table-cell>
        </table:table-row>
        <table:table-row table:style-name="Table1.1">
          <table:table-cell table:style-name="Table1.A10" office:value-type="string">
            <text:p text:style-name="P7">Michael Quan</text:p>
          </table:table-cell>
          <table:table-cell table:style-name="Table1.A10" office:value-type="string">
            <text:p text:style-name="P7">3/08/09</text:p>
          </table:table-cell>
          <table:table-cell table:style-name="Table1.A10" office:value-type="string">
            <text:p text:style-name="P7">Added use case and made revisions</text:p>
          </table:table-cell>
          <table:table-cell table:style-name="Table1.D10" office:value-type="string">
            <text:p text:style-name="P7">2.2</text:p>
          </table:table-cell>
        </table:table-row>
        <table:table-row table:style-name="Table1.1">
          <table:table-cell table:style-name="Table1.A10" office:value-type="string">
            <text:p text:style-name="P7">Michael Quan</text:p>
          </table:table-cell>
          <table:table-cell table:style-name="Table1.A10" office:value-type="string">
            <text:p text:style-name="P7">3/10/09</text:p>
          </table:table-cell>
          <table:table-cell table:style-name="Table1.A10" office:value-type="string">
            <text:p text:style-name="P7">More Revisions</text:p>
          </table:table-cell>
          <table:table-cell table:style-name="Table1.D10" office:value-type="string">
            <text:p text:style-name="P7">2.3</text:p>
          </table:table-cell>
        </table:table-row>
        <table:table-row table:style-name="Table1.1">
          <table:table-cell table:style-name="Table1.B2" office:value-type="string">
            <text:p text:style-name="P7">Viktor Gerdin</text:p>
          </table:table-cell>
          <table:table-cell table:style-name="Table1.B13" office:value-type="date" office:date-value="2009-03-11">
            <text:p text:style-name="P7">03/11/09</text:p>
          </table:table-cell>
          <table:table-cell table:style-name="Table1.B2" office:value-type="string">
            <text:p text:style-name="P7">Text Revisions, all but last 4 done, needs layouting</text:p>
          </table:table-cell>
          <table:table-cell table:style-name="Table1.D13" office:value-type="float" office:value="2.4">
            <text:p text:style-name="P7">2.4</text:p>
          </table:table-cell>
        </table:table-row>
      </table:table>
      <text:p text:style-name="P1"/>
      <text:p text:style-name="P11"/>
      <text:h text:style-name="P130" text:outline-level="2"><text:bookmark-start text:name="Actor%2525252525252525253AStudent"/><text:bookmark-end text:name="Actor%2525252525252525253AStudent"/>Student</text:h>
      <text:p text:style-name="P12"/>
      <text:list xml:id="list1940495819" text:style-name="WW8Num13">
        <text:list-item>
          <text:p text:style-name="P15">View Announcements </text:p>
        </text:list-item>
        <text:list-item>
          <text:p text:style-name="P15">View grade </text:p>
        </text:list-item>
        <text:list-item>
          <text:p text:style-name="P15">Check Course standing</text:p>
        </text:list-item>
        <text:list-item>
          <text:p text:style-name="P15"><text:span text:style-name="T21">Predict Grades Needed For Final Grade </text:span></text:p>
        </text:list-item>
        <text:list-item>
          <text:p text:style-name="P15"><text:span text:style-name="T21">View Metrics</text:span></text:p>
          <text:list>
            <text:list-header>
              <text:h text:style-name="P132" text:outline-level="2" text:is-list-header="true"><text:span text:style-name="T21"/></text:h>
              <text:h text:style-name="P132" text:outline-level="2" text:is-list-header="true"><text:span text:style-name="T21">All</text:span></text:h>
            </text:list-header>
          </text:list>
        </text:list-item>
        <text:list-item>
          <text:p text:style-name="P15">Printer Friendly page </text:p>
        </text:list-item>
        <text:list-item>
          <text:p text:style-name="P15">Download file</text:p>
        </text:list-item>
        <text:list-item>
          <text:p text:style-name="P15">Upload File</text:p>
        </text:list-item>
        <text:list-item>
          <text:p text:style-name="P14">Reset Password</text:p>
        </text:list-item>
        <text:list-item>
          <text:p text:style-name="P14">Change Password</text:p>
        </text:list-item>
      </text:list>
      <text:h text:style-name="P131" text:outline-level="2"><text:bookmark-start text:name="Actor%2525252525252525253ATeacher"/><text:bookmark-end text:name="Actor%2525252525252525253ATeacher"/>Teacher, Teacher Assistant </text:h>
      <text:list xml:id="list1695372659" text:continue-numbering="true" text:style-name="WW8Num13">
        <text:list-item>
          <text:p text:style-name="P16"><text:s/>Add Course </text:p>
        </text:list-item>
        <text:list-item>
          <text:p text:style-name="P16"><text:s/>Remove Course </text:p>
        </text:list-item>
        <text:list-item>
          <text:p text:style-name="P16"><text:s/>Edit Course </text:p>
        </text:list-item>
        <text:list-item>
          <text:p text:style-name="P16"><text:s/>Add Users </text:p>
        </text:list-item>
        <text:list-item>
          <text:p text:style-name="P16"><text:s/>Remove Users </text:p>
        </text:list-item>
        <text:list-item>
          <text:p text:style-name="P16"><text:s/>Edit Users </text:p>
        </text:list-item>
        <text:list-item>
          <text:p text:style-name="P16"><text:s/>Add Assignment </text:p>
        </text:list-item>
        <text:list-item>
          <text:p text:style-name="P16"><text:s/>Remove Assignment </text:p>
        </text:list-item>
        <text:list-item>
          <text:p text:style-name="P16"><text:s/>Edit Assignments </text:p>
        </text:list-item>
        <text:list-item>
          <text:p text:style-name="P16"><text:s/>Add Announcement </text:p>
        </text:list-item>
        <text:list-item>
          <text:p text:style-name="P16"><text:s/>Remove Announcement </text:p>
        </text:list-item>
        <text:list-item>
          <text:p text:style-name="P16"><text:s/>Edit Announcement </text:p>
        </text:list-item>
        <text:list-item>
          <text:p text:style-name="P16"><text:s/>Send Email </text:p>
        </text:list-item>
        <text:list-item>
          <text:p text:style-name="P16"><text:s/>Grade Students </text:p>
        </text:list-item>
        <text:list-item>
          <text:p text:style-name="P16"><text:s/>View roster </text:p>
        </text:list-item>
        <text:list-item>
          <text:p text:style-name="P16"><text:s/>Take attendance </text:p>
        </text:list-item>
        <text:list-item>
          <text:p text:style-name="P16"><text:s/>Adjust grading curve </text:p>
        </text:list-item>
        <text:list-item>
          <text:p text:style-name="P16"><text:s/>Import data </text:p>
        </text:list-item>
        <text:list-item>
          <text:p text:style-name="P13"><text:s/>Export data </text:p>
        </text:list-item>
      </text:list>
      <text:p text:style-name="P1"/>
      <text:p text:style-name="P1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7">Use Case </text:p>
          </table:table-cell>
          <table:table-cell table:style-name="Table2.A1" office:value-type="string">
            <text:p text:style-name="P30">UC-1</text:p>
          </table:table-cell>
          <table:table-cell table:style-name="Table2.A1" office:value-type="string">
            <text:p text:style-name="P28">Use Case Name</text:p>
          </table:table-cell>
          <table:table-cell table:style-name="Table2.D1" office:value-type="string">
            <text:p text:style-name="P30">View Announcements</text:p>
          </table:table-cell>
        </table:table-row>
        <table:table-row table:style-name="Table2.1">
          <table:table-cell table:style-name="Table2.A2" office:value-type="string">
            <text:p text:style-name="P25"><text:span text:style-name="T2">Created By</text:span><text:span text:style-name="T7"><text:tab/></text:span></text:p>
          </table:table-cell>
          <table:table-cell table:style-name="Table2.A1" office:value-type="string">
            <text:p text:style-name="P30">Nat Welch</text:p>
          </table:table-cell>
          <table:table-cell table:style-name="Table2.A1" office:value-type="string">
            <text:p text:style-name="P28">Last Modified By</text:p>
          </table:table-cell>
          <table:table-cell table:style-name="Table2.D1" office:value-type="string">
            <text:p text:style-name="P30">Viktor Gerdin</text:p>
          </table:table-cell>
        </table:table-row>
        <table:table-row table:style-name="Table2.1">
          <table:table-cell table:style-name="Table2.A2" office:value-type="string">
            <text:p text:style-name="P27">Date Created</text:p>
          </table:table-cell>
          <table:table-cell table:style-name="Table2.A1" office:value-type="string">
            <text:p text:style-name="P30">1/26/09</text:p>
          </table:table-cell>
          <table:table-cell table:style-name="Table2.A1" office:value-type="string">
            <text:p text:style-name="P28">Last Change</text:p>
          </table:table-cell>
          <table:table-cell table:style-name="Table2.D3" office:value-type="date" office:date-value="2009-03-11">
            <text:p text:style-name="P30">03/11/09</text:p>
          </table:table-cell>
        </table:table-row>
        <table:table-row table:style-name="Table2.1">
          <table:table-cell table:style-name="Table2.A2" office:value-type="string">
            <text:p text:style-name="P25"><text:span text:style-name="T2">Actor</text:span><text:span text:style-name="T7"><text:tab/></text:span></text:p>
          </table:table-cell>
          <table:table-cell table:style-name="Table2.D1" table:number-columns-spanned="3" office:value-type="string">
            <text:p text:style-name="P28">Student, Teacher, Teacher Assistant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5"><text:span text:style-name="T2">Description</text:span><text:span text:style-name="T7"><text:tab/></text:span></text:p>
          </table:table-cell>
          <table:table-cell table:style-name="Table2.B5" table:number-columns-spanned="3" office:value-type="string">
            <text:p text:style-name="P25"><text:span text:style-name="T7">Actor can view all posted </text:span><text:span text:style-name="T3">Announcement</text:span><text:span text:style-name="T7">(s) sorted with the most recently posted </text:span><text:span text:style-name="T3">Announcement </text:span><text:span text:style-name="T7">at the top of the list. 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7">Pre-conditions </text:p>
          </table:table-cell>
          <table:table-cell table:style-name="Table2.B5" table:number-columns-spanned="3" office:value-type="string">
            <text:p text:style-name="P25"><text:span text:style-name="T14">Actor is as</text:span><text:span text:style-name="T7">sociated (enrolled/teaching/helping) in the </text:span><text:span text:style-name="T3">Course. </text:span><text:span text:style-name="T14">Actor is</text:span><text:span text:style-name="T7"> authenticated with the system.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2.B5" table:number-columns-spanned="3" office:value-type="string">
            <text:p text:style-name="P25"><text:span text:style-name="T7"><text:s/>A </text:span><text:span text:style-name="T3">Announcement</text:span><text:span text:style-name="T7"> list</text:span><text:span text:style-name="T3"> </text:span><text:span text:style-name="T7">as specified in the description is displayed.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4">Normal Flow</text:p>
          </table:table-cell>
          <table:table-cell table:style-name="Table2.B5" table:number-columns-spanned="3" office:value-type="string">
            <text:list xml:id="list361146345" text:style-name="WW8Num12">
              <text:list-item>
                <text:p text:style-name="P115"><text:span text:style-name="T7">Actor selects “View Announcements”</text:span></text:p>
              </text:list-item>
              <text:list-item>
                <text:p text:style-name="P115"><text:span text:style-name="T7">System displays list of all of the </text:span><text:span text:style-name="T3">Announcement</text:span><text:span text:style-name="T7">(s)</text:span></text:p>
              </text:list-item>
              <text:list-item>
                <text:p text:style-name="P115"><text:span text:style-name="T7">Actor selects an </text:span><text:span text:style-name="T3">Announcement</text:span></text:p>
              </text:list-item>
              <text:list-item>
                <text:p text:style-name="P115"><text:span text:style-name="T7">System displays content of </text:span><text:span text:style-name="T3">Announcement</text:span><text:span text:style-name="T7"> </text:span></text:p>
              </text:list-item>
            </text:list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4">Alternate Flow</text:p>
          </table:table-cell>
          <table:table-cell table:style-name="Table2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7">Frequency of Use</text:p>
          </table:table-cell>
          <table:table-cell table:style-name="Table2.B5" table:number-columns-spanned="3" office:value-type="string">
            <text:p text:style-name="P30">Once a day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5"><text:span text:style-name="T2">Exceptions</text:span><text:span text:style-name="T7"> </text:span></text:p>
          </table:table-cell>
          <table:table-cell table:style-name="Table2.B5" table:number-columns-spanned="3" office:value-type="string">
            <text:p text:style-name="P25"><text:span text:style-name="T7">If no </text:span><text:span text:style-name="T3">Announcement</text:span><text:span text:style-name="T7"> has been made the system displays a "No announcements” message.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7">Includes </text:p>
          </table:table-cell>
          <table:table-cell table:style-name="Table2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7">Special Requirements </text:p>
          </table:table-cell>
          <table:table-cell table:style-name="Table2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7">Assumptions </text:p>
          </table:table-cell>
          <table:table-cell table:style-name="Table2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7">Notes and Issues </text:p>
          </table:table-cell>
          <table:table-cell table:style-name="Table2.B5" table:number-columns-spanned="3" office:value-type="string">
            <text:p text:style-name="P104"><text:span text:style-name="T25">None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5"><text:span text:style-name="T3">Priority </text:span><text:span text:style-name="T7"><text:s/></text:span></text:p>
          </table:table-cell>
          <table:table-cell table:style-name="Table2.B5" table:number-columns-spanned="3" office:value-type="string">
            <text:p text:style-name="P105">High</text:p>
          </table:table-cell>
          <table:covered-table-cell/>
          <table:covered-table-cell/>
        </table:table-row>
      </table:table>
      <text:p text:style-name="P26"/>
      <text:p text:style-name="P4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7">Use Case </text:p>
          </table:table-cell>
          <table:table-cell table:style-name="Table3.A1" office:value-type="string">
            <text:p text:style-name="P30">UC-2</text:p>
          </table:table-cell>
          <table:table-cell table:style-name="Table3.A1" office:value-type="string">
            <text:p text:style-name="P28">Use Case Name</text:p>
          </table:table-cell>
          <table:table-cell table:style-name="Table3.D1" office:value-type="string">
            <text:p text:style-name="P30">View Grade</text:p>
          </table:table-cell>
        </table:table-row>
        <table:table-row table:style-name="Table3.1">
          <table:table-cell table:style-name="Table3.A2" office:value-type="string">
            <text:p text:style-name="P25"><text:span text:style-name="T2">Created By</text:span><text:span text:style-name="T7"><text:tab/></text:span></text:p>
          </table:table-cell>
          <table:table-cell table:style-name="Table3.A1" office:value-type="string">
            <text:p text:style-name="P30">Nat Welch</text:p>
          </table:table-cell>
          <table:table-cell table:style-name="Table3.A1" office:value-type="string">
            <text:p text:style-name="P28">Last Modified By</text:p>
          </table:table-cell>
          <table:table-cell table:style-name="Table3.D1" office:value-type="string">
            <text:p text:style-name="P30">Viktor Gerdin</text:p>
          </table:table-cell>
        </table:table-row>
        <table:table-row table:style-name="Table3.1">
          <table:table-cell table:style-name="Table3.A2" office:value-type="string">
            <text:p text:style-name="P27">Date Created</text:p>
          </table:table-cell>
          <table:table-cell table:style-name="Table3.A1" office:value-type="string">
            <text:p text:style-name="P30">1/25/09</text:p>
          </table:table-cell>
          <table:table-cell table:style-name="Table3.A1" office:value-type="string">
            <text:p text:style-name="P28">Last Change</text:p>
          </table:table-cell>
          <table:table-cell table:style-name="Table3.D3" office:value-type="date" office:date-value="2009-03-11">
            <text:p text:style-name="P30">03/11/09</text:p>
          </table:table-cell>
        </table:table-row>
        <table:table-row table:style-name="Table3.1">
          <table:table-cell table:style-name="Table3.A2" office:value-type="string">
            <text:p text:style-name="P25"><text:span text:style-name="T2">Actor</text:span><text:span text:style-name="T7"><text:tab/></text:span></text:p>
          </table:table-cell>
          <table:table-cell table:style-name="Table3.D1" table:number-columns-spanned="3" office:value-type="string">
            <text:p text:style-name="P28">Student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5"><text:span text:style-name="T2">Description</text:span><text:span text:style-name="T7"><text:tab/></text:span></text:p>
          </table:table-cell>
          <table:table-cell table:style-name="Table3.B5" table:number-columns-spanned="3" office:value-type="string">
            <text:p text:style-name="P25"><text:span text:style-name="T7">The System displays a table that summarizes all of the grades the Actor has received for a </text:span><text:span text:style-name="T3">Course. </text:span><text:span text:style-name="T7">This summary includes the </text:span><text:span text:style-name="T3">Assignment Name</text:span><text:span text:style-name="T7">, </text:span><text:span text:style-name="T3">Assignment Grade</text:span><text:span text:style-name="T7">, and </text:span><text:span text:style-name="T3">Assignment Total</text:span><text:span text:style-name="T7"> for each </text:span><text:span text:style-name="T3">Assignment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7">Pre-conditions </text:p>
          </table:table-cell>
          <table:table-cell table:style-name="Table3.B5" table:number-columns-spanned="3" office:value-type="string">
            <text:p text:style-name="P25"><text:span text:style-name="T14">Actor is </text:span><text:span text:style-name="T7">enrolled in the </text:span><text:span text:style-name="T3">Course. </text:span><text:span text:style-name="T14">Actor</text:span><text:span text:style-name="T7"> is authenticated with the system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3.B5" table:number-columns-spanned="3" office:value-type="string">
            <text:p text:style-name="P25"><text:span text:style-name="T7"><text:s/>The </text:span><text:span text:style-name="T3">Assignment</text:span><text:span text:style-name="T7"> list</text:span><text:span text:style-name="T3"> </text:span><text:span text:style-name="T7">as specified in the description is displayed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4">Normal Flow</text:p>
          </table:table-cell>
          <table:table-cell table:style-name="Table3.B5" table:number-columns-spanned="3" office:value-type="string">
            <text:list xml:id="list895572816" text:style-name="WW8Num6">
              <text:list-item>
                <text:p text:style-name="P76">Actor selects to “View Grade”</text:p>
              </text:list-item>
              <text:list-item>
                <text:p text:style-name="P55"><text:span text:style-name="T7">System presents a table of containing </text:span><text:span text:style-name="T3">Assignment Name</text:span><text:span text:style-name="T7">, </text:span><text:span text:style-name="T3">Assignment Grade, Assignment Total </text:span><text:span text:style-name="T7">and a </text:span><text:span text:style-name="T3">Total Grade.</text:span></text:p>
              </text:list-item>
              <text:list-item>
                <text:p text:style-name="P90"><text:span text:style-name="T14">Actor</text:span><text:span text:style-name="T7"> can choose to sort information by any of the table columns. </text:span>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4">Alternate Flow</text:p>
          </table:table-cell>
          <table:table-cell table:style-name="Table3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7">Frequency of Use</text:p>
          </table:table-cell>
          <table:table-cell table:style-name="Table3.B5" table:number-columns-spanned="3" office:value-type="string">
            <text:p text:style-name="P30">Once a week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5"><text:span text:style-name="T2">Exceptions</text:span><text:span text:style-name="T7"> </text:span></text:p>
          </table:table-cell>
          <table:table-cell table:style-name="Table3.B5" table:number-columns-spanned="3" office:value-type="string">
            <text:p text:style-name="P25"><text:span text:style-name="T7">If an </text:span><text:span text:style-name="T3">Assignment</text:span><text:span text:style-name="T7"> has not been graded yet, System displays a table with </text:span><text:span text:style-name="T3">Assignment</text:span><text:span text:style-name="T7"> names but the </text:span><text:span text:style-name="T3">Assignment Score</text:span><text:span text:style-name="T7"> is not displayed.</text:span></text:p>
            <text:p text:style-name="P25"><text:span text:style-name="T7">If no </text:span><text:span text:style-name="T3">Assignment </text:span><text:span text:style-name="T7">has been </text:span><text:span text:style-name="T17">assigned</text:span><text:span text:style-name="T7"> yet, System displays the words “No Assignments Yet” instead of the table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7">Includes </text:p>
          </table:table-cell>
          <table:table-cell table:style-name="Table3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7">Special Requirements </text:p>
          </table:table-cell>
          <table:table-cell table:style-name="Table3.B5" table:number-columns-spanned="3" office:value-type="string">
            <text:p text:style-name="P51"><text:span text:style-name="T7">The </text:span><text:span text:style-name="T3">Student </text:span><text:span text:style-name="T7">can see only his own grades. This is a requirement specified by the Peer-Grading section of FERPA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7">Assumptions </text:p>
          </table:table-cell>
          <table:table-cell table:style-name="Table3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7">Notes and Issues </text:p>
          </table:table-cell>
          <table:table-cell table:style-name="Table3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5"><text:span text:style-name="T3">Priority </text:span><text:span text:style-name="T7"><text:s/></text:span></text:p>
          </table:table-cell>
          <table:table-cell table:style-name="Table3.B5" table:number-columns-spanned="3" office:value-type="string">
            <text:p text:style-name="P105">High</text:p>
          </table:table-cell>
          <table:covered-table-cell/>
          <table:covered-table-cell/>
        </table:table-row>
      </table:table>
      <text:p text:style-name="P26"/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7">Use Case </text:p>
          </table:table-cell>
          <table:table-cell table:style-name="Table4.A1" office:value-type="string">
            <text:p text:style-name="P30">UC-3</text:p>
          </table:table-cell>
          <table:table-cell table:style-name="Table4.A1" office:value-type="string">
            <text:p text:style-name="P28">Use Case Name</text:p>
          </table:table-cell>
          <table:table-cell table:style-name="Table4.D1" office:value-type="string">
            <text:p text:style-name="P30">Check Course Standing</text:p>
          </table:table-cell>
        </table:table-row>
        <table:table-row table:style-name="Table4.1">
          <table:table-cell table:style-name="Table4.A2" office:value-type="string">
            <text:p text:style-name="P25"><text:span text:style-name="T2">Created By</text:span><text:span text:style-name="T7"><text:tab/></text:span></text:p>
          </table:table-cell>
          <table:table-cell table:style-name="Table4.A1" office:value-type="string">
            <text:p text:style-name="P30">Nat Welch</text:p>
          </table:table-cell>
          <table:table-cell table:style-name="Table4.A1" office:value-type="string">
            <text:p text:style-name="P28">Last Modified By</text:p>
          </table:table-cell>
          <table:table-cell table:style-name="Table4.D1" office:value-type="string">
            <text:p text:style-name="P30">Viktor Gerdin</text:p>
          </table:table-cell>
        </table:table-row>
        <table:table-row table:style-name="Table4.1">
          <table:table-cell table:style-name="Table4.A2" office:value-type="string">
            <text:p text:style-name="P27">Date Created</text:p>
          </table:table-cell>
          <table:table-cell table:style-name="Table4.A1" office:value-type="string">
            <text:p text:style-name="P30">1/30/09</text:p>
          </table:table-cell>
          <table:table-cell table:style-name="Table4.A1" office:value-type="string">
            <text:p text:style-name="P28">Last Change</text:p>
          </table:table-cell>
          <table:table-cell table:style-name="Table4.D3" office:value-type="date" office:date-value="2009-03-11">
            <text:p text:style-name="P30">03/11/09</text:p>
          </table:table-cell>
        </table:table-row>
        <table:table-row table:style-name="Table4.1">
          <table:table-cell table:style-name="Table4.A2" office:value-type="string">
            <text:p text:style-name="P25"><text:span text:style-name="T2">Actor</text:span><text:span text:style-name="T7"><text:tab/></text:span></text:p>
          </table:table-cell>
          <table:table-cell table:style-name="Table4.D1" table:number-columns-spanned="3" office:value-type="string">
            <text:p text:style-name="P28">Student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7">Pre-conditions </text:p>
          </table:table-cell>
          <table:table-cell table:style-name="Table4.B5" table:number-columns-spanned="3" office:value-type="string">
            <text:p text:style-name="P25"><text:span text:style-name="T14">Actor is</text:span><text:span text:style-name="T7"> enrolled in the </text:span><text:span text:style-name="T3">Course. </text:span><text:span text:style-name="T14">Actor is</text:span><text:span text:style-name="T7"> authenticated with the System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4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5"><text:span text:style-name="T2">Description</text:span><text:span text:style-name="T7"><text:tab/></text:span></text:p>
          </table:table-cell>
          <table:table-cell table:style-name="Table4.B5" table:number-columns-spanned="3" office:value-type="string">
            <text:p text:style-name="P25"><text:span text:style-name="T7">The System displays a selection of graphs that show a comparison of the </text:span><text:span text:style-name="T3">Assignment Grades</text:span><text:span text:style-name="T7"> and </text:span><text:span text:style-name="T3">Total Grades </text:span><text:span text:style-name="T7">of all the </text:span><text:span text:style-name="T3">Student</text:span><text:span text:style-name="T7">(s) in the </text:span><text:span text:style-name="T3">Course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04">Normal Flow</text:p>
          </table:table-cell>
          <table:table-cell table:style-name="Table4.B5" table:number-columns-spanned="3" office:value-type="string">
            <text:list xml:id="list1988181375" text:style-name="WW8Num18">
              <text:list-item>
                <text:p text:style-name="P77">Actor selects <text:s/>“Check Course Standing”</text:p>
              </text:list-item>
              <text:list-item>
                <text:p text:style-name="P77">System displays comparison metrics. 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04">Alternate Flow</text:p>
          </table:table-cell>
          <table:table-cell table:style-name="Table4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7">Frequency of Use</text:p>
          </table:table-cell>
          <table:table-cell table:style-name="Table4.B5" table:number-columns-spanned="3" office:value-type="string">
            <text:p text:style-name="P25"><text:span text:style-name="T2"><text:s/></text:span><text:span text:style-name="T7">Once a week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5"><text:span text:style-name="T2">Exceptions</text:span><text:span text:style-name="T7"> </text:span></text:p>
          </table:table-cell>
          <table:table-cell table:style-name="Table4.B5" table:number-columns-spanned="3" office:value-type="string">
            <text:p text:style-name="P3"><text:span text:style-name="T7">If the </text:span><text:span text:style-name="T3">Student </text:span><text:span text:style-name="T7">is alone in the </text:span><text:span text:style-name="T3">Course,</text:span><text:span text:style-name="T7"> the system displays an error message. </text:span></text:p>
            <text:p text:style-name="P24"><text:span text:style-name="T7">If no </text:span><text:span text:style-name="T3">Assignment Grades </text:span><text:span text:style-name="T7">exist, system displays an error message.</text:span></text:p>
            <text:p text:style-name="P24"><text:span text:style-name="T7">If no </text:span><text:span text:style-name="T3">Assignment Grades </text:span><text:span text:style-name="T7">have been graded yet, system displays an error message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7">Includes </text:p>
          </table:table-cell>
          <table:table-cell table:style-name="Table4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7">Special Requirements </text:p>
          </table:table-cell>
          <table:table-cell table:style-name="Table4.B5" table:number-columns-spanned="3" office:value-type="string">
            <text:p text:style-name="P51"><text:span text:style-name="T14">A</text:span><text:span text:style-name="T3"> Student </text:span><text:span text:style-name="T7">should not be able to discern the identity of other </text:span><text:span text:style-name="T3">Student </text:span><text:span text:style-name="T7">in the </text:span><text:span text:style-name="T3">Course. </text:span><text:span text:style-name="T7">This requirement comes from FERPA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7">Assumptions </text:p>
          </table:table-cell>
          <table:table-cell table:style-name="Table4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7">Notes and Issues </text:p>
          </table:table-cell>
          <table:table-cell table:style-name="Table4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5"><text:span text:style-name="T3">Priority </text:span><text:span text:style-name="T7"><text:s/></text:span></text:p>
          </table:table-cell>
          <table:table-cell table:style-name="Table4.B5" table:number-columns-spanned="3" office:value-type="string">
            <text:p text:style-name="P105">Medium 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7">Notes and Issues </text:p>
          </table:table-cell>
          <table:table-cell table:style-name="Table4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4.18">
          <table:table-cell table:style-name="Table4.A2" office:value-type="string">
            <text:p text:style-name="P25"><text:span text:style-name="T3">Priority </text:span><text:span text:style-name="T7"><text:s/></text:span></text:p>
          </table:table-cell>
          <table:table-cell table:style-name="Table4.B5" table:number-columns-spanned="3" office:value-type="string">
            <text:p text:style-name="P105">Medium </text:p>
          </table:table-cell>
          <table:covered-table-cell/>
          <table:covered-table-cell/>
        </table:table-row>
      </table:table>
      <text:p text:style-name="P9"/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7">Use Case </text:p>
          </table:table-cell>
          <table:table-cell table:style-name="Table5.A1" office:value-type="string">
            <text:p text:style-name="P30">UC-4</text:p>
          </table:table-cell>
          <table:table-cell table:style-name="Table5.A1" office:value-type="string">
            <text:p text:style-name="P28">Use Case Name</text:p>
          </table:table-cell>
          <table:table-cell table:style-name="Table5.D1" office:value-type="string">
            <text:p text:style-name="P30">Predict Grades Needed For Final Grade </text:p>
          </table:table-cell>
        </table:table-row>
        <table:table-row table:style-name="Table5.1">
          <table:table-cell table:style-name="Table5.A2" office:value-type="string">
            <text:p text:style-name="P25"><text:span text:style-name="T2">Created By</text:span><text:span text:style-name="T7"><text:tab/></text:span></text:p>
          </table:table-cell>
          <table:table-cell table:style-name="Table5.A1" office:value-type="string">
            <text:p text:style-name="P30">Michael Quan</text:p>
          </table:table-cell>
          <table:table-cell table:style-name="Table5.A1" office:value-type="string">
            <text:p text:style-name="P28">Last Modified By</text:p>
          </table:table-cell>
          <table:table-cell table:style-name="Table5.D1" office:value-type="string">
            <text:p text:style-name="P30">Viktor Gerdin</text:p>
          </table:table-cell>
        </table:table-row>
        <table:table-row table:style-name="Table5.1">
          <table:table-cell table:style-name="Table5.A2" office:value-type="string">
            <text:p text:style-name="P27">Date Created</text:p>
          </table:table-cell>
          <table:table-cell table:style-name="Table5.A1" office:value-type="string">
            <text:p text:style-name="P30">2/20/09</text:p>
          </table:table-cell>
          <table:table-cell table:style-name="Table5.A1" office:value-type="string">
            <text:p text:style-name="P28">Last Change</text:p>
          </table:table-cell>
          <table:table-cell table:style-name="Table5.D3" office:value-type="date" office:date-value="2009-03-11">
            <text:p text:style-name="P30">03/11/09</text:p>
          </table:table-cell>
        </table:table-row>
        <table:table-row table:style-name="Table5.1">
          <table:table-cell table:style-name="Table5.A2" office:value-type="string">
            <text:p text:style-name="P25"><text:span text:style-name="T2">Actor</text:span><text:span text:style-name="T7"><text:tab/></text:span></text:p>
          </table:table-cell>
          <table:table-cell table:style-name="Table5.D1" table:number-columns-spanned="3" office:value-type="string">
            <text:p text:style-name="P28">Student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7">Pre-conditions </text:p>
          </table:table-cell>
          <table:table-cell table:style-name="Table5.B5" table:number-columns-spanned="3" office:value-type="string">
            <text:p text:style-name="P25"><text:span text:style-name="T7">Actor is enrolled in the </text:span><text:span text:style-name="T3">Course.</text:span><text:span text:style-name="T7"> Actor is authenticated with the system.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5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5"><text:span text:style-name="T2">Description</text:span><text:span text:style-name="T7"><text:tab/></text:span></text:p>
          </table:table-cell>
          <table:table-cell table:style-name="Table5.B5" table:number-columns-spanned="3" office:value-type="string">
            <text:p text:style-name="P25"><text:span text:style-name="T7">The System <text:s/>displays the remaining </text:span><text:span text:style-name="T3">Assignment Scores </text:span><text:span text:style-name="T14">in a </text:span><text:span text:style-name="T3">Course </text:span><text:span text:style-name="T7">the Actor</text:span><text:span text:style-name="T3"> </text:span><text:span text:style-name="T7">will need to obtain in order to receive a </text:span><text:span text:style-name="T3">Total Grade</text:span><text:span text:style-name="T7"> of choice. The System will add up points necessary to get a </text:span><text:span text:style-name="T3">Total Grade</text:span><text:span text:style-name="T7"> and always will pick the highest scores possible for remaining </text:span><text:span text:style-name="T3">Assignment</text:span><text:span text:style-name="T7">(s). 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04">Normal Flow</text:p>
          </table:table-cell>
          <table:table-cell table:style-name="Table5.B5" table:number-columns-spanned="3" office:value-type="string">
            <text:list xml:id="list943267487" text:style-name="WW8Num1">
              <text:list-item>
                <text:p text:style-name="P92">1. Actor selects “Predict Grades Needed For Final Grade”</text:p>
              </text:list-item>
              <text:list-item>
                <text:p text:style-name="P92">2. System displays available <text:span text:style-name="T19">Total Grades</text:span> possible.</text:p>
              </text:list-item>
              <text:list-item>
                <text:p text:style-name="P92">3. Actor picks available <text:span text:style-name="T19">Total Grade</text:span> </text:p>
              </text:list-item>
              <text:list-item>
                <text:p text:style-name="P91"><text:span text:style-name="T7">4. System displays the needed </text:span><text:span text:style-name="T3">Assignment Grades </text:span><text:span text:style-name="T7">for ungraded </text:span><text:span text:style-name="T3">Assignments</text:span><text:span text:style-name="T7"> to get a desired </text:span><text:span text:style-name="T3">Total Grade</text:span><text:span text:style-name="T7">. </text:span>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04">Alternate Flow</text:p>
          </table:table-cell>
          <table:table-cell table:style-name="Table5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7">Frequency of Use</text:p>
          </table:table-cell>
          <table:table-cell table:style-name="Table5.B5" table:number-columns-spanned="3" office:value-type="string">
            <text:p text:style-name="P30">Once a week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5"><text:span text:style-name="T2">Exceptions</text:span><text:span text:style-name="T7"> </text:span></text:p>
          </table:table-cell>
          <table:table-cell table:style-name="Table5.B5" table:number-columns-spanned="3" office:value-type="string">
            <text:p text:style-name="P3"><text:span text:style-name="T7">If there are no more ungraded </text:span><text:span text:style-name="T3">Assignments</text:span><text:span text:style-name="T7">, system display an error message. </text:span></text:p>
            <text:p text:style-name="P24"><text:span text:style-name="T7">If no </text:span><text:span text:style-name="T3">Assignment Grades </text:span><text:span text:style-name="T7">have been graded yet, system displays an error message.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7">Includes </text:p>
          </table:table-cell>
          <table:table-cell table:style-name="Table5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7">Special Requirements </text:p>
          </table:table-cell>
          <table:table-cell table:style-name="Table5.B5" table:number-columns-spanned="3" office:value-type="string">
            <text:p text:style-name="P52">None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7">Assumptions </text:p>
          </table:table-cell>
          <table:table-cell table:style-name="Table5.B5" table:number-columns-spanned="3" office:value-type="string">
            <text:p text:style-name="P110"><text:span text:style-name="T7">The system will always predict the highest grade for each </text:span><text:span text:style-name="T3">Assignment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7">Notes and Issues </text:p>
          </table:table-cell>
          <table:table-cell table:style-name="Table5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5"><text:span text:style-name="T3">Priority </text:span><text:span text:style-name="T7"><text:s/></text:span></text:p>
          </table:table-cell>
          <table:table-cell table:style-name="Table5.B5" table:number-columns-spanned="3" office:value-type="string">
            <text:p text:style-name="P105">Medium 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7">Notes and Issues </text:p>
          </table:table-cell>
          <table:table-cell table:style-name="Table5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5.18">
          <table:table-cell table:style-name="Table5.A2" office:value-type="string">
            <text:p text:style-name="P25"><text:span text:style-name="T3">Priority </text:span><text:span text:style-name="T7"><text:s/></text:span></text:p>
          </table:table-cell>
          <table:table-cell table:style-name="Table5.B5" table:number-columns-spanned="3" office:value-type="string">
            <text:p text:style-name="P105">Medium </text:p>
          </table:table-cell>
          <table:covered-table-cell/>
          <table:covered-table-cell/>
        </table:table-row>
      </table:table>
      <text:p text:style-name="P1"/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7">Use Case </text:p>
          </table:table-cell>
          <table:table-cell table:style-name="Table6.A1" office:value-type="string">
            <text:p text:style-name="P30">UC-5</text:p>
          </table:table-cell>
          <table:table-cell table:style-name="Table6.A1" office:value-type="string">
            <text:p text:style-name="P28">Use Case Name</text:p>
          </table:table-cell>
          <table:table-cell table:style-name="Table6.D1" office:value-type="string">
            <text:p text:style-name="P30">Printer Friendly Display</text:p>
          </table:table-cell>
        </table:table-row>
        <table:table-row table:style-name="Table6.1">
          <table:table-cell table:style-name="Table6.A2" office:value-type="string">
            <text:p text:style-name="P25"><text:span text:style-name="T2">Created By</text:span><text:span text:style-name="T7"><text:tab/></text:span></text:p>
          </table:table-cell>
          <table:table-cell table:style-name="Table6.A1" office:value-type="string">
            <text:p text:style-name="P30">Michael Quan</text:p>
          </table:table-cell>
          <table:table-cell table:style-name="Table6.A1" office:value-type="string">
            <text:p text:style-name="P28">Last Modified By</text:p>
          </table:table-cell>
          <table:table-cell table:style-name="Table6.D1" office:value-type="string">
            <text:p text:style-name="P30">Viktor Gerdin</text:p>
          </table:table-cell>
        </table:table-row>
        <table:table-row table:style-name="Table6.1">
          <table:table-cell table:style-name="Table6.A2" office:value-type="string">
            <text:p text:style-name="P27">Date Created</text:p>
          </table:table-cell>
          <table:table-cell table:style-name="Table6.A1" office:value-type="string">
            <text:p text:style-name="P30">1/31/09</text:p>
          </table:table-cell>
          <table:table-cell table:style-name="Table6.A1" office:value-type="string">
            <text:p text:style-name="P28">Last Change</text:p>
          </table:table-cell>
          <table:table-cell table:style-name="Table6.D3" office:value-type="date" office:date-value="2009-03-11">
            <text:p text:style-name="P30">03/11/09</text:p>
          </table:table-cell>
        </table:table-row>
        <table:table-row table:style-name="Table6.1">
          <table:table-cell table:style-name="Table6.A2" office:value-type="string">
            <text:p text:style-name="P25"><text:span text:style-name="T2">Actor</text:span><text:span text:style-name="T7"><text:tab/></text:span></text:p>
          </table:table-cell>
          <table:table-cell table:style-name="Table6.D1" table:number-columns-spanned="3" office:value-type="string">
            <text:p text:style-name="P28">Student, Teacher, Teacher Assistant 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7">Pre-conditions </text:p>
          </table:table-cell>
          <table:table-cell table:style-name="Table6.B5" table:number-columns-spanned="3" office:value-type="string">
            <text:p text:style-name="P25"><text:span text:style-name="T7">Actor must</text:span><text:span text:style-name="T3"> </text:span><text:span text:style-name="T7">be</text:span><text:span text:style-name="T3"> </text:span><text:span text:style-name="T7">authenticated with the</text:span><text:span text:style-name="T3"> </text:span><text:span text:style-name="T7">system. 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6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5"><text:span text:style-name="T2">Description</text:span><text:span text:style-name="T7"><text:tab/></text:span></text:p>
          </table:table-cell>
          <table:table-cell table:style-name="Table6.B5" table:number-columns-spanned="3" office:value-type="string">
            <text:p text:style-name="P30">The System displays a page that minimizes color usage by having no images and text that is formatted to be 8.5 x 11 inches wide in grayscale. 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04">Normal Flow</text:p>
          </table:table-cell>
          <table:table-cell table:style-name="Table6.B5" table:number-columns-spanned="3" office:value-type="string">
            <text:list xml:id="list2127769804" text:style-name="WW8Num15">
              <text:list-item>
                <text:p text:style-name="P78">Actor selects “Printer Friendly Display”</text:p>
              </text:list-item>
              <text:list-item>
                <text:p text:style-name="P78">System displays the previous display the actor was viewing in the manor described in the description. </text:p>
              </text:list-item>
              <text:list-item>
                <text:p text:style-name="P78">Actor prints the page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04">Alternate Flow</text:p>
          </table:table-cell>
          <table:table-cell table:style-name="Table6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7">Frequency of Use</text:p>
          </table:table-cell>
          <table:table-cell table:style-name="Table6.B5" table:number-columns-spanned="3" office:value-type="string">
            <text:p text:style-name="P30">Once a week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5"><text:span text:style-name="T2">Exceptions</text:span><text:span text:style-name="T7"> </text:span></text:p>
          </table:table-cell>
          <table:table-cell table:style-name="Table6.B5" table:number-columns-spanned="3" office:value-type="string">
            <text:p text:style-name="P2">None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7">Includes </text:p>
          </table:table-cell>
          <table:table-cell table:style-name="Table6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7">Special Requirements </text:p>
          </table:table-cell>
          <table:table-cell table:style-name="Table6.B5" table:number-columns-spanned="3" office:value-type="string">
            <text:p text:style-name="P52">None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7">Assumptions </text:p>
          </table:table-cell>
          <table:table-cell table:style-name="Table6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7">Notes and Issues </text:p>
          </table:table-cell>
          <table:table-cell table:style-name="Table6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5"><text:span text:style-name="T3">Priority </text:span><text:span text:style-name="T7"><text:s/></text:span></text:p>
          </table:table-cell>
          <table:table-cell table:style-name="Table6.B5" table:number-columns-spanned="3" office:value-type="string">
            <text:p text:style-name="P105">Low</text:p>
          </table:table-cell>
          <table:covered-table-cell/>
          <table:covered-table-cell/>
        </table:table-row>
      </table:table>
      <text:p text:style-name="P9"/>
      <text:p text:style-name="P9"/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7">Use Case </text:p>
          </table:table-cell>
          <table:table-cell table:style-name="Table7.A1" office:value-type="string">
            <text:p text:style-name="P30">UC-6</text:p>
          </table:table-cell>
          <table:table-cell table:style-name="Table7.A1" office:value-type="string">
            <text:p text:style-name="P28">Use Case Name</text:p>
          </table:table-cell>
          <table:table-cell table:style-name="Table7.D1" office:value-type="string">
            <text:p text:style-name="P30">Download File </text:p>
          </table:table-cell>
        </table:table-row>
        <table:table-row table:style-name="Table7.1">
          <table:table-cell table:style-name="Table7.A2" office:value-type="string">
            <text:p text:style-name="P25"><text:span text:style-name="T2">Created By</text:span><text:span text:style-name="T7"><text:tab/></text:span></text:p>
          </table:table-cell>
          <table:table-cell table:style-name="Table7.A1" office:value-type="string">
            <text:p text:style-name="P30">Michael Quan</text:p>
          </table:table-cell>
          <table:table-cell table:style-name="Table7.A1" office:value-type="string">
            <text:p text:style-name="P28">Last Modified By</text:p>
          </table:table-cell>
          <table:table-cell table:style-name="Table7.D1" office:value-type="string">
            <text:p text:style-name="P30">Viktor Gerdin</text:p>
          </table:table-cell>
        </table:table-row>
        <table:table-row table:style-name="Table7.1">
          <table:table-cell table:style-name="Table7.A2" office:value-type="string">
            <text:p text:style-name="P27">Date Created</text:p>
          </table:table-cell>
          <table:table-cell table:style-name="Table7.A1" office:value-type="string">
            <text:p text:style-name="P30">1/31/09</text:p>
          </table:table-cell>
          <table:table-cell table:style-name="Table7.A1" office:value-type="string">
            <text:p text:style-name="P28">Last Change</text:p>
          </table:table-cell>
          <table:table-cell table:style-name="Table7.D3" office:value-type="date" office:date-value="2009-03-11">
            <text:p text:style-name="P30">03/11/09</text:p>
          </table:table-cell>
        </table:table-row>
        <table:table-row table:style-name="Table7.1">
          <table:table-cell table:style-name="Table7.A2" office:value-type="string">
            <text:p text:style-name="P25"><text:span text:style-name="T2">Actor</text:span><text:span text:style-name="T7"><text:tab/></text:span></text:p>
          </table:table-cell>
          <table:table-cell table:style-name="Table7.D1" table:number-columns-spanned="3" office:value-type="string">
            <text:p text:style-name="P28">Student, <text:span text:style-name="T28">Teacher, Teacher Assistant 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7">Pre-conditions </text:p>
          </table:table-cell>
          <table:table-cell table:style-name="Table7.B5" table:number-columns-spanned="3" office:value-type="string">
            <text:p text:style-name="P25"><text:span text:style-name="T14">Actor is </text:span><text:span text:style-name="T7">associated with (enrolled/teaching/helping) the </text:span><text:span text:style-name="T3">Course. </text:span><text:span text:style-name="T14">Actor is</text:span><text:span text:style-name="T7"> authenticated with the system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7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5"><text:span text:style-name="T2">Description</text:span><text:span text:style-name="T7"><text:tab/></text:span></text:p>
          </table:table-cell>
          <table:table-cell table:style-name="Table7.B5" table:number-columns-spanned="3" office:value-type="string">
            <text:p text:style-name="P25"><text:span text:style-name="T14">Actor</text:span><text:span text:style-name="T3"> </text:span><text:span text:style-name="T7">can download </text:span><text:span text:style-name="T3">Files</text:span><text:span text:style-name="T7"> previously posted in the </text:span><text:span text:style-name="T14">System</text:span><text:span text:style-name="T7"> for individual </text:span><text:span text:style-name="T3">Assignments</text:span><text:span text:style-name="T7">. <text:s text:c="2"/>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04">Normal Flow</text:p>
          </table:table-cell>
          <table:table-cell table:style-name="Table7.B5" table:number-columns-spanned="3" office:value-type="string">
            <text:list xml:id="list838977470" text:continue-list="list943267487" text:style-name="WW8Num1">
              <text:list-item>
                <text:p text:style-name="P117">1. Actor selects “Download File”</text:p>
              </text:list-item>
              <text:list-item>
                <text:p text:style-name="P117">2. System displays list of Assignments that have <text:span text:style-name="T19">Files</text:span> available for download.</text:p>
              </text:list-item>
              <text:list-item>
                <text:p text:style-name="P116"><text:span text:style-name="T7">3. Actor selects </text:span><text:span text:style-name="T3">Assignment </text:span><text:span text:style-name="T7">from list.</text:span></text:p>
              </text:list-item>
              <text:list-item>
                <text:p text:style-name="P117">4. System displays <text:span text:style-name="T19">Files</text:span> that are available for download.</text:p>
              </text:list-item>
              <text:list-item>
                <text:p text:style-name="P117">5. Actor selects <text:span text:style-name="T19">File</text:span> and saves it to external system.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04">Alternate Flow</text:p>
          </table:table-cell>
          <table:table-cell table:style-name="Table7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7">Frequency of Use</text:p>
          </table:table-cell>
          <table:table-cell table:style-name="Table7.B5" table:number-columns-spanned="3" office:value-type="string">
            <text:p text:style-name="P30">Weekly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5"><text:span text:style-name="T2">Exceptions</text:span><text:span text:style-name="T7"> </text:span></text:p>
          </table:table-cell>
          <table:table-cell table:style-name="Table7.B5" table:number-columns-spanned="3" office:value-type="string">
            <text:p text:style-name="P3"><text:span text:style-name="T7">If there are no </text:span><text:span text:style-name="T3">Assignments </text:span><text:span text:style-name="T7">with available </text:span><text:span text:style-name="T3">Files</text:span><text:span text:style-name="T7"> for download, system display an error message. 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7">Includes </text:p>
          </table:table-cell>
          <table:table-cell table:style-name="Table7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7">Special Requirements </text:p>
          </table:table-cell>
          <table:table-cell table:style-name="Table7.B5" table:number-columns-spanned="3" office:value-type="string">
            <text:p text:style-name="P53"><text:span text:style-name="T25">A </text:span>Student<text:span text:style-name="T25"> can only see </text:span>Files<text:span text:style-name="T25"> that are uploaded (see UC-8) by a </text:span>Teacher<text:span text:style-name="T25">, </text:span>Teacher Assistant<text:span text:style-name="T25"> or himself.</text:span></text:p>
            <text:p text:style-name="P53"><text:span text:style-name="T25">A </text:span>Teacher, Teacher Assistant<text:span text:style-name="T25"> can see any uploaded </text:span>Files.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7">Assumptions </text:p>
          </table:table-cell>
          <table:table-cell table:style-name="Table7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7">Notes and Issues </text:p>
          </table:table-cell>
          <table:table-cell table:style-name="Table7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5"><text:span text:style-name="T3">Priority </text:span><text:span text:style-name="T7"><text:s/></text:span></text:p>
          </table:table-cell>
          <table:table-cell table:style-name="Table7.B5" table:number-columns-spanned="3" office:value-type="string">
            <text:p text:style-name="P105">Medium 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7">Notes and Issues </text:p>
          </table:table-cell>
          <table:table-cell table:style-name="Table7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7.18">
          <table:table-cell table:style-name="Table7.A2" office:value-type="string">
            <text:p text:style-name="P25"><text:span text:style-name="T3">Priority </text:span><text:span text:style-name="T7"><text:s/></text:span></text:p>
          </table:table-cell>
          <table:table-cell table:style-name="Table7.B5" table:number-columns-spanned="3" office:value-type="string">
            <text:p text:style-name="P105">Medium </text:p>
          </table:table-cell>
          <table:covered-table-cell/>
          <table:covered-table-cell/>
        </table:table-row>
      </table:table>
      <text:p text:style-name="P9"/>
      <text:p text:style-name="P1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27">Use Case </text:p>
          </table:table-cell>
          <table:table-cell table:style-name="Table8.A1" office:value-type="string">
            <text:p text:style-name="P30">UC-7</text:p>
          </table:table-cell>
          <table:table-cell table:style-name="Table8.A1" office:value-type="string">
            <text:p text:style-name="P28">Use Case Name</text:p>
          </table:table-cell>
          <table:table-cell table:style-name="Table8.D1" office:value-type="string">
            <text:p text:style-name="P30">Upload File </text:p>
          </table:table-cell>
        </table:table-row>
        <table:table-row table:style-name="Table8.1">
          <table:table-cell table:style-name="Table8.A2" office:value-type="string">
            <text:p text:style-name="P25"><text:span text:style-name="T2">Created By</text:span><text:span text:style-name="T7"><text:tab/></text:span></text:p>
          </table:table-cell>
          <table:table-cell table:style-name="Table8.A1" office:value-type="string">
            <text:p text:style-name="P30">Michael Quan</text:p>
          </table:table-cell>
          <table:table-cell table:style-name="Table8.A1" office:value-type="string">
            <text:p text:style-name="P28">Last Modified By</text:p>
          </table:table-cell>
          <table:table-cell table:style-name="Table8.D1" office:value-type="string">
            <text:p text:style-name="P30">Viktor Gerdin</text:p>
          </table:table-cell>
        </table:table-row>
        <table:table-row table:style-name="Table8.1">
          <table:table-cell table:style-name="Table8.A2" office:value-type="string">
            <text:p text:style-name="P27">Date Created</text:p>
          </table:table-cell>
          <table:table-cell table:style-name="Table8.A1" office:value-type="string">
            <text:p text:style-name="P30">2/20/09</text:p>
          </table:table-cell>
          <table:table-cell table:style-name="Table8.A1" office:value-type="string">
            <text:p text:style-name="P28">Last Change</text:p>
          </table:table-cell>
          <table:table-cell table:style-name="Table8.D3" office:value-type="date" office:date-value="2009-03-11">
            <text:p text:style-name="P30">03/11/09</text:p>
          </table:table-cell>
        </table:table-row>
        <table:table-row table:style-name="Table8.1">
          <table:table-cell table:style-name="Table8.A2" office:value-type="string">
            <text:p text:style-name="P25"><text:span text:style-name="T2">Actor</text:span><text:span text:style-name="T7"><text:tab/></text:span></text:p>
          </table:table-cell>
          <table:table-cell table:style-name="Table8.D1" table:number-columns-spanned="3" office:value-type="string">
            <text:p text:style-name="P28">Student , <text:span text:style-name="T28">Teacher, Teacher Assistant 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7">Pre-conditions </text:p>
          </table:table-cell>
          <table:table-cell table:style-name="Table8.B5" table:number-columns-spanned="3" office:value-type="string">
            <text:p text:style-name="P25"><text:span text:style-name="T14">Actor is</text:span><text:span text:style-name="T7"> associated with (enrolled/teaching/assisting) the </text:span><text:span text:style-name="T3">Course. </text:span><text:span text:style-name="T14">Actor is</text:span><text:span text:style-name="T7"> authenticated with the system. Actor has </text:span><text:span text:style-name="T3">Upload File Permission</text:span><text:span text:style-name="T14">.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8.B5" table:number-columns-spanned="3" office:value-type="string">
            <text:p text:style-name="P31">None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5"><text:span text:style-name="T2">Description</text:span><text:span text:style-name="T7"><text:tab/></text:span></text:p>
          </table:table-cell>
          <table:table-cell table:style-name="Table8.B5" table:number-columns-spanned="3" office:value-type="string">
            <text:p text:style-name="P33"><text:span text:style-name="T14">Actor</text:span><text:span text:style-name="T3"> </text:span><text:span text:style-name="T7">can upload </text:span><text:span text:style-name="T3">Files</text:span><text:span text:style-name="T7"> for </text:span><text:span text:style-name="T3">Assignments </text:span><text:span text:style-name="T7">accepting </text:span><text:span text:style-name="T3">Files</text:span><text:span text:style-name="T7">. 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104">Normal Flow</text:p>
          </table:table-cell>
          <table:table-cell table:style-name="Table8.B5" table:number-columns-spanned="3" office:value-type="string">
            <text:list xml:id="list1987921788" text:continue-numbering="true" text:style-name="WW8Num1">
              <text:list-item>
                <text:p text:style-name="P118">1. Actor selects “Upload File”</text:p>
              </text:list-item>
              <text:list-item>
                <text:p text:style-name="P119"><text:span text:style-name="T7">2. System displays list of </text:span><text:span text:style-name="T3">Assignments</text:span><text:span text:style-name="T7"> that are accepting </text:span><text:span text:style-name="T3">Files</text:span></text:p>
              </text:list-item>
              <text:list-item>
                <text:p text:style-name="P119"><text:span text:style-name="T7">3. Actor selects </text:span><text:span text:style-name="T3">Assignment </text:span><text:span text:style-name="T7">from list</text:span></text:p>
              </text:list-item>
              <text:list-item>
                <text:p text:style-name="P118">4. Actor selects <text:span text:style-name="T19">Files</text:span> to upload from external system</text:p>
              </text:list-item>
              <text:list-item>
                <text:p text:style-name="P118">5. System stores uploaded <text:span text:style-name="T19">File</text:span>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104">Alternate Flow</text:p>
          </table:table-cell>
          <table:table-cell table:style-name="Table8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7">Frequency of Use</text:p>
          </table:table-cell>
          <table:table-cell table:style-name="Table8.B5" table:number-columns-spanned="3" office:value-type="string">
            <text:p text:style-name="P30">Once a week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5"><text:span text:style-name="T2">Exceptions</text:span><text:span text:style-name="T7"> </text:span></text:p>
          </table:table-cell>
          <table:table-cell table:style-name="Table8.B5" table:number-columns-spanned="3" office:value-type="string">
            <text:p text:style-name="P3"><text:span text:style-name="T7">If there are no </text:span><text:span text:style-name="T3">Assignments </text:span><text:span text:style-name="T7">accepting</text:span><text:span text:style-name="T3"> Files</text:span><text:span text:style-name="T7"> for upload, system displays an error message. 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7">Includes </text:p>
          </table:table-cell>
          <table:table-cell table:style-name="Table8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7">Special Requirements </text:p>
          </table:table-cell>
          <table:table-cell table:style-name="Table8.B5" table:number-columns-spanned="3" office:value-type="string">
            <text:p text:style-name="P52">None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7">Assumptions </text:p>
          </table:table-cell>
          <table:table-cell table:style-name="Table8.B5" table:number-columns-spanned="3" office:value-type="string">
            <text:p text:style-name="P110"><text:span text:style-name="T3">Teacher</text:span><text:span text:style-name="T14"> decides </text:span><text:span text:style-name="T7">if an individual </text:span><text:span text:style-name="T3">Assignments</text:span><text:span text:style-name="T7"> can accept </text:span><text:span text:style-name="T3">Files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7">Notes and Issues </text:p>
          </table:table-cell>
          <table:table-cell table:style-name="Table8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5"><text:span text:style-name="T3">Priority </text:span><text:span text:style-name="T7"><text:s/></text:span></text:p>
          </table:table-cell>
          <table:table-cell table:style-name="Table8.B5" table:number-columns-spanned="3" office:value-type="string">
            <text:p text:style-name="P105">Medium 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7">Notes and Issues </text:p>
          </table:table-cell>
          <table:table-cell table:style-name="Table8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8.18">
          <table:table-cell table:style-name="Table8.A2" office:value-type="string">
            <text:p text:style-name="P25"><text:span text:style-name="T3">Priority </text:span><text:span text:style-name="T7"><text:s/></text:span></text:p>
          </table:table-cell>
          <table:table-cell table:style-name="Table8.B5" table:number-columns-spanned="3" office:value-type="string">
            <text:p text:style-name="P105">Medium </text:p>
          </table:table-cell>
          <table:covered-table-cell/>
          <table:covered-table-cell/>
        </table:table-row>
      </table:table>
      <text:p text:style-name="P9"/>
      <text:p text:style-name="P9"/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27">Use Case </text:p>
          </table:table-cell>
          <table:table-cell table:style-name="Table9.A1" office:value-type="string">
            <text:p text:style-name="P30">UC-8</text:p>
          </table:table-cell>
          <table:table-cell table:style-name="Table9.A1" office:value-type="string">
            <text:p text:style-name="P28">Use Case Name</text:p>
          </table:table-cell>
          <table:table-cell table:style-name="Table9.D1" office:value-type="string">
            <text:p text:style-name="P30">Reset Password</text:p>
          </table:table-cell>
        </table:table-row>
        <table:table-row table:style-name="Table9.1">
          <table:table-cell table:style-name="Table9.A2" office:value-type="string">
            <text:p text:style-name="P25"><text:span text:style-name="T2">Created By</text:span><text:span text:style-name="T7"><text:tab/></text:span></text:p>
          </table:table-cell>
          <table:table-cell table:style-name="Table9.A1" office:value-type="string">
            <text:p text:style-name="P30">Nat Welch</text:p>
          </table:table-cell>
          <table:table-cell table:style-name="Table9.A1" office:value-type="string">
            <text:p text:style-name="P28">Last Modified By</text:p>
          </table:table-cell>
          <table:table-cell table:style-name="Table9.D1" office:value-type="string">
            <text:p text:style-name="P30">Viktor Gerdin</text:p>
          </table:table-cell>
        </table:table-row>
        <table:table-row table:style-name="Table9.1">
          <table:table-cell table:style-name="Table9.A2" office:value-type="string">
            <text:p text:style-name="P27">Date Created</text:p>
          </table:table-cell>
          <table:table-cell table:style-name="Table9.A1" office:value-type="string">
            <text:p text:style-name="P30">2/9/09</text:p>
          </table:table-cell>
          <table:table-cell table:style-name="Table9.A1" office:value-type="string">
            <text:p text:style-name="P28">Last Change</text:p>
          </table:table-cell>
          <table:table-cell table:style-name="Table9.D3" office:value-type="date" office:date-value="2009-03-11">
            <text:p text:style-name="P30">03/11/09</text:p>
          </table:table-cell>
        </table:table-row>
        <table:table-row table:style-name="Table9.1">
          <table:table-cell table:style-name="Table9.A2" office:value-type="string">
            <text:p text:style-name="P25"><text:span text:style-name="T2">Actor</text:span><text:span text:style-name="T7"><text:tab/></text:span></text:p>
          </table:table-cell>
          <table:table-cell table:style-name="Table9.D1" table:number-columns-spanned="3" office:value-type="string">
            <text:p text:style-name="P28">Student, Teacher, Teacher Assistant 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7">Pre-conditions </text:p>
          </table:table-cell>
          <table:table-cell table:style-name="Table9.B5" table:number-columns-spanned="3" office:value-type="string">
            <text:p text:style-name="P30">Actor exists in the System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9.B5" table:number-columns-spanned="3" office:value-type="string">
            <text:p text:style-name="P30">A random <text:span text:style-name="T19">Password</text:span> is send to the Actor in an <text:span text:style-name="T19">Email</text:span>.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5"><text:span text:style-name="T2">Description</text:span><text:span text:style-name="T7"><text:tab/></text:span></text:p>
          </table:table-cell>
          <table:table-cell table:style-name="Table9.B5" table:number-columns-spanned="3" office:value-type="string">
            <text:p text:style-name="P25"><text:span text:style-name="T7">Actor selects to reset their </text:span><text:span text:style-name="T3">Password</text:span><text:span text:style-name="T7"> if they forgot it. Once the selection is made a confirmation </text:span><text:span text:style-name="T3">Email</text:span><text:span text:style-name="T7"> is sent to the Actor’s </text:span><text:span text:style-name="T3">Email Address</text:span><text:span text:style-name="T7">. Once the confirmation is validated, the Actor is sent a new </text:span><text:span text:style-name="T3">Password</text:span><text:span text:style-name="T7"> randomly generated by the system.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104">Normal Flow</text:p>
          </table:table-cell>
          <table:table-cell table:style-name="Table9.B5" table:number-columns-spanned="3" office:value-type="string">
            <text:list xml:id="list628334168" text:style-name="WW8Num28">
              <text:list-item>
                <text:p text:style-name="P79">Actor selects “Reset Password”</text:p>
              </text:list-item>
              <text:list-item>
                <text:p text:style-name="P56"><text:span text:style-name="T7">System promts for </text:span><text:span text:style-name="T2">Username</text:span></text:p>
              </text:list-item>
              <text:list-item>
                <text:p text:style-name="P82"><text:span text:style-name="T7">Actor provides </text:span><text:span text:style-name="T3">Username</text:span></text:p>
              </text:list-item>
              <text:list-item>
                <text:p text:style-name="P81">System sends confirmation <text:span text:style-name="T18">Email</text:span></text:p>
              </text:list-item>
              <text:list-item>
                <text:p text:style-name="P81">Actor confirms <text:span text:style-name="T18">Password</text:span> reset</text:p>
              </text:list-item>
              <text:list-item>
                <text:p text:style-name="P56"><text:span text:style-name="T7">System generates a new</text:span><text:span text:style-name="T3"> Password</text:span></text:p>
              </text:list-item>
              <text:list-item>
                <text:p text:style-name="P56"><text:span text:style-name="T7">System changes old </text:span><text:span text:style-name="T2">Password </text:span><text:span text:style-name="T7">to newly generated </text:span><text:span text:style-name="T3">Password</text:span></text:p>
              </text:list-item>
              <text:list-item>
                <text:p text:style-name="P56"><text:span text:style-name="T7">System sends </text:span><text:span text:style-name="T3">Email</text:span><text:span text:style-name="T7"> with new</text:span><text:span text:style-name="T3"> Password</text:span>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104">Alternate Flow</text:p>
          </table:table-cell>
          <table:table-cell table:style-name="Table9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7">Frequency of Use</text:p>
          </table:table-cell>
          <table:table-cell table:style-name="Table9.B5" table:number-columns-spanned="3" office:value-type="string">
            <text:p text:style-name="P30">Very Rarely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5"><text:span text:style-name="T2">Exceptions</text:span><text:span text:style-name="T7"> </text:span></text:p>
          </table:table-cell>
          <table:table-cell table:style-name="Table9.B5" table:number-columns-spanned="3" office:value-type="string">
            <text:p text:style-name="P2">None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7">Includes </text:p>
          </table:table-cell>
          <table:table-cell table:style-name="Table9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7">Special Requirements </text:p>
          </table:table-cell>
          <table:table-cell table:style-name="Table9.B5" table:number-columns-spanned="3" office:value-type="string">
            <text:p text:style-name="P52">None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7">Assumptions </text:p>
          </table:table-cell>
          <table:table-cell table:style-name="Table9.B5" table:number-columns-spanned="3" office:value-type="string">
            <text:p text:style-name="P105"><text:span text:style-name="T20">Email Address</text:span><text:span text:style-name="T26"> stored is correct.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7">Notes and Issues </text:p>
          </table:table-cell>
          <table:table-cell table:style-name="Table9.B5" table:number-columns-spanned="3" office:value-type="string">
            <text:p text:style-name="P108"><text:span text:style-name="T25">None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5"><text:span text:style-name="T3">Priority </text:span><text:span text:style-name="T7"><text:s/></text:span></text:p>
          </table:table-cell>
          <table:table-cell table:style-name="Table9.B5" table:number-columns-spanned="3" office:value-type="string">
            <text:p text:style-name="P105">Medium Low</text:p>
          </table:table-cell>
          <table:covered-table-cell/>
          <table:covered-table-cell/>
        </table:table-row>
      </table:table>
      <text:p text:style-name="P9"/>
      <text:p text:style-name="P9"/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27">Use Case </text:p>
          </table:table-cell>
          <table:table-cell table:style-name="Table10.A1" office:value-type="string">
            <text:p text:style-name="P30">UC-9</text:p>
          </table:table-cell>
          <table:table-cell table:style-name="Table10.A1" office:value-type="string">
            <text:p text:style-name="P28">Use Case Name</text:p>
          </table:table-cell>
          <table:table-cell table:style-name="Table10.D1" office:value-type="string">
            <text:p text:style-name="P30">Change Password </text:p>
          </table:table-cell>
        </table:table-row>
        <table:table-row table:style-name="Table10.1">
          <table:table-cell table:style-name="Table10.A2" office:value-type="string">
            <text:p text:style-name="P25"><text:span text:style-name="T2">Created By</text:span><text:span text:style-name="T7"><text:tab/></text:span></text:p>
          </table:table-cell>
          <table:table-cell table:style-name="Table10.A1" office:value-type="string">
            <text:p text:style-name="P30">Michael Quan</text:p>
          </table:table-cell>
          <table:table-cell table:style-name="Table10.A1" office:value-type="string">
            <text:p text:style-name="P28">Last Modified By</text:p>
          </table:table-cell>
          <table:table-cell table:style-name="Table10.D1" office:value-type="string">
            <text:p text:style-name="P30">Viktor Gerdin</text:p>
          </table:table-cell>
        </table:table-row>
        <table:table-row table:style-name="Table10.1">
          <table:table-cell table:style-name="Table10.A2" office:value-type="string">
            <text:p text:style-name="P27">Date Created</text:p>
          </table:table-cell>
          <table:table-cell table:style-name="Table10.A1" office:value-type="string">
            <text:p text:style-name="P30">3/08/09</text:p>
          </table:table-cell>
          <table:table-cell table:style-name="Table10.A1" office:value-type="string">
            <text:p text:style-name="P28">Last Change</text:p>
          </table:table-cell>
          <table:table-cell table:style-name="Table10.D3" office:value-type="date" office:date-value="2009-03-11">
            <text:p text:style-name="P30">03/11/09</text:p>
          </table:table-cell>
        </table:table-row>
        <table:table-row table:style-name="Table10.1">
          <table:table-cell table:style-name="Table10.A2" office:value-type="string">
            <text:p text:style-name="P25"><text:span text:style-name="T2">Actor</text:span><text:span text:style-name="T7"><text:tab/></text:span></text:p>
          </table:table-cell>
          <table:table-cell table:style-name="Table10.D1" table:number-columns-spanned="3" office:value-type="string">
            <text:p text:style-name="P29">Student, Teacher, Teacher Assistant 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7">Pre-conditions </text:p>
          </table:table-cell>
          <table:table-cell table:style-name="Table10.B5" table:number-columns-spanned="3" office:value-type="string">
            <text:p text:style-name="P30">Actor is authenticated with the System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10.B5" table:number-columns-spanned="3" office:value-type="string">
            <text:p text:style-name="P30">New <text:span text:style-name="T19">Password</text:span> is emai<text:span text:style-name="T28">led</text:span> to the Actor.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5"><text:span text:style-name="T2">Description</text:span><text:span text:style-name="T7"><text:tab/></text:span></text:p>
          </table:table-cell>
          <table:table-cell table:style-name="Table10.B5" table:number-columns-spanned="3" office:value-type="string">
            <text:p text:style-name="P25"><text:span text:style-name="T7">Actor is able to change their </text:span><text:span text:style-name="T3">Password</text:span><text:span text:style-name="T14"> to anything he wants as long as it complies with security requirements.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104">Normal Flow</text:p>
          </table:table-cell>
          <table:table-cell table:style-name="Table10.B5" table:number-columns-spanned="3" office:value-type="string">
            <text:list xml:id="list2122120590" text:continue-list="list2127769804" text:style-name="WW8Num15">
              <text:list-item>
                <text:list>
                  <text:list-item>
                    <text:p text:style-name="P94">Actor selects “Change Password”</text:p>
                  </text:list-item>
                  <text:list-item>
                    <text:p text:style-name="P93"><text:span text:style-name="T7">System prompts Actor for current </text:span><text:span text:style-name="T3">Password</text:span><text:span text:style-name="T7"> </text:span></text:p>
                  </text:list-item>
                  <text:list-item>
                    <text:p text:style-name="P93"><text:span text:style-name="T7">System prompts Actor for new </text:span><text:span text:style-name="T3">Password</text:span></text:p>
                  </text:list-item>
                  <text:list-item>
                    <text:p text:style-name="P95"><text:span text:style-name="T7">System prompts Actor to repeat new </text:span><text:span text:style-name="T3">Password</text:span></text:p>
                  </text:list-item>
                  <text:list-item>
                    <text:p text:style-name="P93"><text:span text:style-name="T7">If </text:span><text:span text:style-name="T3">Password </text:span><text:span text:style-name="T14">is repeated correctly the</text:span><text:span text:style-name="T3"> </text:span><text:span text:style-name="T14">System</text:span><text:span text:style-name="T7"> changes the Actor’s </text:span><text:span text:style-name="T3">Password</text:span><text:span text:style-name="T7"> and sends it to Actor’s email account</text:span>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104">Alternate Flow</text:p>
          </table:table-cell>
          <table:table-cell table:style-name="Table10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7">Frequency of Use</text:p>
          </table:table-cell>
          <table:table-cell table:style-name="Table10.B5" table:number-columns-spanned="3" office:value-type="string">
            <text:p text:style-name="P32">Once a quarter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5"><text:span text:style-name="T2">Exceptions</text:span><text:span text:style-name="T7"> </text:span></text:p>
          </table:table-cell>
          <table:table-cell table:style-name="Table10.B5" table:number-columns-spanned="3" office:value-type="string">
            <text:p text:style-name="P3"><text:span text:style-name="T7">If the Actor enters incorrect current </text:span><text:span text:style-name="T3">Password</text:span><text:span text:style-name="T7">, the System does not change the Actor’s </text:span><text:span text:style-name="T3">Password </text:span><text:span text:style-name="T7">to the new one and displays “Incorrect current password.”</text:span></text:p>
            <text:p text:style-name="P3"><text:span text:style-name="T7">If the Actor repeats new </text:span><text:span text:style-name="T3">Password </text:span><text:span text:style-name="T14">incorrectly</text:span><text:span text:style-name="T7">, the System does not change the Actor’s </text:span><text:span text:style-name="T3">Password </text:span><text:span text:style-name="T7">to the new one and displays “Password missmatch”</text:span></text:p>
            <text:p text:style-name="P3"><text:span text:style-name="T7">If the new </text:span><text:span text:style-name="T3">Password </text:span><text:span text:style-name="T14">does not comply with security requirements</text:span><text:span text:style-name="T7">, the System does not change the Actor’s </text:span><text:span text:style-name="T3">Password </text:span><text:span text:style-name="T7">to the new one and displays “New password does not meet required standards”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7">Includes </text:p>
          </table:table-cell>
          <table:table-cell table:style-name="Table10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7">Special Requirements </text:p>
          </table:table-cell>
          <table:table-cell table:style-name="Table10.B5" table:number-columns-spanned="3" office:value-type="string">
            <text:p text:style-name="P52">New <text:span text:style-name="T19">Password</text:span><text:span text:style-name="T25"> must comply with security requirements. (see SE-5 in SRS section 5)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7">Assumptions </text:p>
          </table:table-cell>
          <table:table-cell table:style-name="Table10.B5" table:number-columns-spanned="3" office:value-type="string">
            <text:p text:style-name="P105">None 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7">Notes and Issues </text:p>
          </table:table-cell>
          <table:table-cell table:style-name="Table10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5"><text:span text:style-name="T3">Priority </text:span><text:span text:style-name="T7"><text:s/></text:span></text:p>
          </table:table-cell>
          <table:table-cell table:style-name="Table10.B5" table:number-columns-spanned="3" office:value-type="string">
            <text:p text:style-name="P105">Medium </text:p>
          </table:table-cell>
          <table:covered-table-cell/>
          <table:covered-table-cell/>
        </table:table-row>
      </table:table>
      <text:p text:style-name="P26"/>
      <text:p text:style-name="P1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27">Use Case </text:p>
          </table:table-cell>
          <table:table-cell table:style-name="Table11.A1" office:value-type="string">
            <text:p text:style-name="P30">UC-10</text:p>
          </table:table-cell>
          <table:table-cell table:style-name="Table11.A1" office:value-type="string">
            <text:p text:style-name="P28">Use Case Name</text:p>
          </table:table-cell>
          <table:table-cell table:style-name="Table11.D1" office:value-type="string">
            <text:p text:style-name="P30">View Metrics </text:p>
          </table:table-cell>
        </table:table-row>
        <table:table-row table:style-name="Table11.1">
          <table:table-cell table:style-name="Table11.A2" office:value-type="string">
            <text:p text:style-name="P25"><text:span text:style-name="T2">Created By</text:span><text:span text:style-name="T7"><text:tab/></text:span></text:p>
          </table:table-cell>
          <table:table-cell table:style-name="Table11.A1" office:value-type="string">
            <text:p text:style-name="P30">Michael Quan</text:p>
          </table:table-cell>
          <table:table-cell table:style-name="Table11.A1" office:value-type="string">
            <text:p text:style-name="P28">Last Modified By</text:p>
          </table:table-cell>
          <table:table-cell table:style-name="Table11.D1" office:value-type="string">
            <text:p text:style-name="P30">Viktor Gerdin</text:p>
          </table:table-cell>
        </table:table-row>
        <table:table-row table:style-name="Table11.1">
          <table:table-cell table:style-name="Table11.A2" office:value-type="string">
            <text:p text:style-name="P27">Date Created</text:p>
          </table:table-cell>
          <table:table-cell table:style-name="Table11.A1" office:value-type="string">
            <text:p text:style-name="P30">02/20/09</text:p>
          </table:table-cell>
          <table:table-cell table:style-name="Table11.A1" office:value-type="string">
            <text:p text:style-name="P28">Last Change</text:p>
          </table:table-cell>
          <table:table-cell table:style-name="Table11.D3" office:value-type="date" office:date-value="2009-03-11">
            <text:p text:style-name="P30">03/11/09</text:p>
          </table:table-cell>
        </table:table-row>
        <table:table-row table:style-name="Table11.1">
          <table:table-cell table:style-name="Table11.A2" office:value-type="string">
            <text:p text:style-name="P25"><text:span text:style-name="T2">Actor</text:span><text:span text:style-name="T7"><text:tab/></text:span></text:p>
          </table:table-cell>
          <table:table-cell table:style-name="Table11.D1" table:number-columns-spanned="3" office:value-type="string">
            <text:p text:style-name="P28">Student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7">Pre-conditions </text:p>
          </table:table-cell>
          <table:table-cell table:style-name="Table11.B5" table:number-columns-spanned="3" office:value-type="string">
            <text:p text:style-name="P25"><text:span text:style-name="T14">Actor is</text:span><text:span text:style-name="T7"> be enrolled in the </text:span><text:span text:style-name="T3">Course. </text:span><text:span text:style-name="T14">Actor is</text:span><text:span text:style-name="T7"> authenticated with the system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11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5"><text:span text:style-name="T2">Description</text:span><text:span text:style-name="T7"><text:tab/></text:span></text:p>
          </table:table-cell>
          <table:table-cell table:style-name="Table11.B5" table:number-columns-spanned="3" office:value-type="string">
            <text:p text:style-name="P30">The System displays the mean, median, and mode of the <text:span text:style-name="T19">Total Grades</text:span> and <text:span text:style-name="T19">Assignment </text:span><text:span text:style-name="T33">Grades</text:span><text:span text:style-name="T25"> of all </text:span><text:span text:style-name="T19">Students </text:span><text:span text:style-name="T25">enrolled in a </text:span><text:span text:style-name="T19">Course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104">Normal Flow</text:p>
          </table:table-cell>
          <table:table-cell table:style-name="Table11.B5" table:number-columns-spanned="3" office:value-type="string">
            <text:list xml:id="list1571946832" text:style-name="WW8Num30">
              <text:list-item>
                <text:p text:style-name="P97">Actor selects View Metrics</text:p>
              </text:list-item>
              <text:list-item>
                <text:p text:style-name="P96">System displays list of mean, median, and mode of all <text:span text:style-name="T19">Assignment Grades</text:span> and <text:span text:style-name="T19">Total Grades</text:span><text:span text:style-name="T25"> in a </text:span><text:span text:style-name="T19">Course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104">Alternate Flow</text:p>
          </table:table-cell>
          <table:table-cell table:style-name="Table11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7">Frequency of Use</text:p>
          </table:table-cell>
          <table:table-cell table:style-name="Table11.B5" table:number-columns-spanned="3" office:value-type="string">
            <text:p text:style-name="P25"><text:span text:style-name="T7">Once a week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5"><text:span text:style-name="T2">Exceptions</text:span><text:span text:style-name="T7"> </text:span></text:p>
          </table:table-cell>
          <table:table-cell table:style-name="Table11.B5" table:number-columns-spanned="3" office:value-type="string">
            <text:p text:style-name="P3"><text:span text:style-name="T7">If there are no graded </text:span><text:span text:style-name="T3">Assignments</text:span><text:span text:style-name="T7">, the System displays an error message. 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7">Includes </text:p>
          </table:table-cell>
          <table:table-cell table:style-name="Table11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7">Special Requirements </text:p>
          </table:table-cell>
          <table:table-cell table:style-name="Table11.B5" table:number-columns-spanned="3" office:value-type="string">
            <text:p text:style-name="P52">None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7">Assumptions </text:p>
          </table:table-cell>
          <table:table-cell table:style-name="Table11.B5" table:number-columns-spanned="3" office:value-type="string">
            <text:p text:style-name="P105">The System will round metric values to nearest hundredth of a point 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7">Notes and Issues </text:p>
          </table:table-cell>
          <table:table-cell table:style-name="Table11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5"><text:span text:style-name="T3">Priority </text:span><text:span text:style-name="T7"><text:s/></text:span></text:p>
          </table:table-cell>
          <table:table-cell table:style-name="Table11.B5" table:number-columns-spanned="3" office:value-type="string">
            <text:p text:style-name="P105">Medium 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27">Notes and Issues </text:p>
          </table:table-cell>
          <table:table-cell table:style-name="Table11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11.18">
          <table:table-cell table:style-name="Table11.A2" office:value-type="string">
            <text:p text:style-name="P25"><text:span text:style-name="T3">Priority </text:span><text:span text:style-name="T7"><text:s/></text:span></text:p>
          </table:table-cell>
          <table:table-cell table:style-name="Table11.B5" table:number-columns-spanned="3" office:value-type="string">
            <text:p text:style-name="P105">Medium </text:p>
          </table:table-cell>
          <table:covered-table-cell/>
          <table:covered-table-cell/>
        </table:table-row>
      </table:table>
      <text:p text:style-name="P26"/>
      <text:p text:style-name="P26"/>
      <text:p text:style-name="P49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27">Use Case </text:p>
          </table:table-cell>
          <table:table-cell table:style-name="Table12.A1" office:value-type="string">
            <text:p text:style-name="P30">UC-11</text:p>
          </table:table-cell>
          <table:table-cell table:style-name="Table12.A1" office:value-type="string">
            <text:p text:style-name="P28">Use Case Name</text:p>
          </table:table-cell>
          <table:table-cell table:style-name="Table12.D1" office:value-type="string">
            <text:p text:style-name="P30">Add a Course</text:p>
          </table:table-cell>
        </table:table-row>
        <table:table-row table:style-name="Table12.1">
          <table:table-cell table:style-name="Table12.A2" office:value-type="string">
            <text:p text:style-name="P25"><text:span text:style-name="T2">Created By</text:span><text:span text:style-name="T7"><text:tab/></text:span></text:p>
          </table:table-cell>
          <table:table-cell table:style-name="Table12.A1" office:value-type="string">
            <text:p text:style-name="P30">Nat Welch</text:p>
          </table:table-cell>
          <table:table-cell table:style-name="Table12.A1" office:value-type="string">
            <text:p text:style-name="P28">Last Modified By</text:p>
          </table:table-cell>
          <table:table-cell table:style-name="Table12.D1" office:value-type="string">
            <text:p text:style-name="P30">Viktor Gerdin</text:p>
          </table:table-cell>
        </table:table-row>
        <table:table-row table:style-name="Table12.1">
          <table:table-cell table:style-name="Table12.A2" office:value-type="string">
            <text:p text:style-name="P27">Date Created</text:p>
          </table:table-cell>
          <table:table-cell table:style-name="Table12.A1" office:value-type="string">
            <text:p text:style-name="P30">1/27/09</text:p>
          </table:table-cell>
          <table:table-cell table:style-name="Table12.A1" office:value-type="string">
            <text:p text:style-name="P28">Last Change</text:p>
          </table:table-cell>
          <table:table-cell table:style-name="Table12.D3" office:value-type="date" office:date-value="2009-03-11">
            <text:p text:style-name="P30">03/11/09</text:p>
          </table:table-cell>
        </table:table-row>
        <table:table-row table:style-name="Table12.1">
          <table:table-cell table:style-name="Table12.A2" office:value-type="string">
            <text:p text:style-name="P25"><text:span text:style-name="T2">Actor</text:span><text:span text:style-name="T7"><text:tab/></text:span></text:p>
          </table:table-cell>
          <table:table-cell table:style-name="Table12.D1" table:number-columns-spanned="3" office:value-type="string">
            <text:p text:style-name="P30"><text:span text:style-name="T19">Teacher, Teacher Assistant</text:span> 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7">Pre-conditions </text:p>
          </table:table-cell>
          <table:table-cell table:style-name="Table12.B5" table:number-columns-spanned="3" office:value-type="string">
            <text:p text:style-name="P25"><text:span text:style-name="T14">Actor </text:span><text:span text:style-name="T7">must be authenticated with the system. 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12.B5" table:number-columns-spanned="3" office:value-type="string">
            <text:p text:style-name="P25"><text:span text:style-name="T7">The </text:span><text:span text:style-name="T3">Course </text:span><text:span text:style-name="T7">is stored by the System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5"><text:span text:style-name="T2">Description</text:span><text:span text:style-name="T7"><text:tab/></text:span></text:p>
          </table:table-cell>
          <table:table-cell table:style-name="Table12.B5" table:number-columns-spanned="3" office:value-type="string">
            <text:p text:style-name="P25"><text:span text:style-name="T7">The Actor</text:span><text:span text:style-name="T3"> </text:span><text:span text:style-name="T7">creates a </text:span><text:span text:style-name="T3">Course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104">Normal Flow</text:p>
          </table:table-cell>
          <table:table-cell table:style-name="Table12.B5" table:number-columns-spanned="3" office:value-type="string">
            <text:list xml:id="list324584163" text:style-name="WW8Num16">
              <text:list-item>
                <text:p text:style-name="P58"><text:span text:style-name="T14">Actor s</text:span><text:span text:style-name="T7">elects “Create Course”</text:span></text:p>
              </text:list-item>
              <text:list-item>
                <text:p text:style-name="P58"><text:span text:style-name="T14">Actor </text:span><text:span text:style-name="T7">enters </text:span><text:span text:style-name="T3">Course Title</text:span><text:span text:style-name="T7">.</text:span></text:p>
              </text:list-item>
              <text:list-item>
                <text:p text:style-name="P57"><text:span text:style-name="T14">Actor</text:span><text:span text:style-name="T3"> </text:span><text:span text:style-name="T7">enters </text:span><text:span text:style-name="T3">Course Section </text:span><text:span text:style-name="T7">and </text:span><text:span text:style-name="T3">Course Number.</text:span></text:p>
              </text:list-item>
              <text:list-item>
                <text:p text:style-name="P83"><text:span text:style-name="T7">System provides standard values for </text:span><text:span text:style-name="T3">Grading Rules</text:span><text:span text:style-name="T7">.</text:span></text:p>
              </text:list-item>
              <text:list-item>
                <text:p text:style-name="P57"><text:span text:style-name="T14">Actor s</text:span><text:span text:style-name="T7">elects “Save Course”</text:span></text:p>
              </text:list-item>
              <text:list-item>
                <text:p text:style-name="P57"><text:span text:style-name="T7">System stores the </text:span><text:span text:style-name="T3">Course</text:span></text:p>
              </text:list-item>
            </text:list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104">Alternate Flow</text:p>
          </table:table-cell>
          <table:table-cell table:style-name="Table12.B5" table:number-columns-spanned="3" office:value-type="string">
            <text:p text:style-name="P52">Non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7">Frequency of Use</text:p>
          </table:table-cell>
          <table:table-cell table:style-name="Table12.B5" table:number-columns-spanned="3" office:value-type="string">
            <text:p text:style-name="P30">Once a week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5"><text:span text:style-name="T2">Exceptions</text:span><text:span text:style-name="T7"> </text:span></text:p>
          </table:table-cell>
          <table:table-cell table:style-name="Table12.B5" table:number-columns-spanned="3" office:value-type="string">
            <text:p text:style-name="P2">Non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7">Includes </text:p>
          </table:table-cell>
          <table:table-cell table:style-name="Table12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7">Special Requirements </text:p>
          </table:table-cell>
          <table:table-cell table:style-name="Table12.B5" table:number-columns-spanned="3" office:value-type="string">
            <text:p text:style-name="P52">Non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7">Assumptions </text:p>
          </table:table-cell>
          <table:table-cell table:style-name="Table12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7">Notes and Issues </text:p>
          </table:table-cell>
          <table:table-cell table:style-name="Table12.B5" table:number-columns-spanned="3" office:value-type="string">
            <text:p text:style-name="P110"><text:span text:style-name="T3">Teacher Assistant</text:span><text:span text:style-name="T7"> must have the </text:span><text:span text:style-name="T3">Manage Course Permission</text:span><text:span text:style-name="T7"> to perform this action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5"><text:span text:style-name="T3">Priority </text:span><text:span text:style-name="T7"><text:s/></text:span></text:p>
          </table:table-cell>
          <table:table-cell table:style-name="Table12.B5" table:number-columns-spanned="3" office:value-type="string">
            <text:p text:style-name="P105">High</text:p>
          </table:table-cell>
          <table:covered-table-cell/>
          <table:covered-table-cell/>
        </table:table-row>
      </table:table>
      <text:p text:style-name="P9"/>
      <text:p text:style-name="P9"/>
      <text:p text:style-name="P10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27">Use Case </text:p>
          </table:table-cell>
          <table:table-cell table:style-name="Table13.A1" office:value-type="string">
            <text:p text:style-name="P30">UC-12</text:p>
          </table:table-cell>
          <table:table-cell table:style-name="Table13.A1" office:value-type="string">
            <text:p text:style-name="P28">Use Case Name</text:p>
          </table:table-cell>
          <table:table-cell table:style-name="Table13.D1" office:value-type="string">
            <text:p text:style-name="P30">Remove Course</text:p>
          </table:table-cell>
        </table:table-row>
        <table:table-row table:style-name="Table13.1">
          <table:table-cell table:style-name="Table13.A2" office:value-type="string">
            <text:p text:style-name="P25"><text:span text:style-name="T2">Created By</text:span><text:span text:style-name="T7"><text:tab/></text:span></text:p>
          </table:table-cell>
          <table:table-cell table:style-name="Table13.A1" office:value-type="string">
            <text:p text:style-name="P30">Nat Welch</text:p>
          </table:table-cell>
          <table:table-cell table:style-name="Table13.A1" office:value-type="string">
            <text:p text:style-name="P28">Last Modified By</text:p>
          </table:table-cell>
          <table:table-cell table:style-name="Table13.D1" office:value-type="string">
            <text:p text:style-name="P30">Viktor Gerdin</text:p>
          </table:table-cell>
        </table:table-row>
        <table:table-row table:style-name="Table13.1">
          <table:table-cell table:style-name="Table13.A2" office:value-type="string">
            <text:p text:style-name="P27">Date Created</text:p>
          </table:table-cell>
          <table:table-cell table:style-name="Table13.A1" office:value-type="string">
            <text:p text:style-name="P30">1/27/09</text:p>
          </table:table-cell>
          <table:table-cell table:style-name="Table13.A1" office:value-type="string">
            <text:p text:style-name="P28">Last Change</text:p>
          </table:table-cell>
          <table:table-cell table:style-name="Table13.D3" office:value-type="date" office:date-value="2009-03-11">
            <text:p text:style-name="P30">03/11/09</text:p>
          </table:table-cell>
        </table:table-row>
        <table:table-row table:style-name="Table13.1">
          <table:table-cell table:style-name="Table13.A2" office:value-type="string">
            <text:p text:style-name="P25"><text:span text:style-name="T2">Actor</text:span><text:span text:style-name="T7"><text:tab/></text:span></text:p>
          </table:table-cell>
          <table:table-cell table:style-name="Table13.D1" table:number-columns-spanned="3" office:value-type="string">
            <text:p text:style-name="P30"><text:span text:style-name="T19">Teacher, Teacher Assistant</text:span> 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27">Pre-conditions </text:p>
          </table:table-cell>
          <table:table-cell table:style-name="Table13.B5" table:number-columns-spanned="3" office:value-type="string">
            <text:p text:style-name="P25"><text:span text:style-name="T14">Actor is associated with (teaching/helping) the </text:span><text:span text:style-name="T3">Course.</text:span><text:span text:style-name="T14"> Actor is</text:span><text:span text:style-name="T7"> be authenticated with the System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13.B5" table:number-columns-spanned="3" office:value-type="string">
            <text:p text:style-name="P25"><text:span text:style-name="T7">The </text:span><text:span text:style-name="T3">Course </text:span><text:span text:style-name="T7">specified by </text:span><text:span text:style-name="T3">Teacher </text:span><text:span text:style-name="T7">is deleted. 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25"><text:span text:style-name="T2">Description</text:span><text:span text:style-name="T7"><text:tab/></text:span></text:p>
          </table:table-cell>
          <table:table-cell table:style-name="Table13.B5" table:number-columns-spanned="3" office:value-type="string">
            <text:p text:style-name="P25"><text:span text:style-name="T7">The</text:span><text:span text:style-name="T14"> Actor </text:span><text:span text:style-name="T7">deletes a </text:span><text:span text:style-name="T3">Course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104">Normal Flow</text:p>
          </table:table-cell>
          <table:table-cell table:style-name="Table13.B5" table:number-columns-spanned="3" office:value-type="string">
            <text:list xml:id="list1620225987" text:style-name="WW8Num17">
              <text:list-item>
                <text:p text:style-name="P89"><text:span text:style-name="T14">Actor</text:span><text:span text:style-name="T3"> </text:span><text:span text:style-name="T7">selects Remove</text:span></text:p>
              </text:list-item>
              <text:list-item>
                <text:p text:style-name="P89"><text:span text:style-name="T14"><text:s/></text:span><text:span text:style-name="T14">Actor</text:span><text:span text:style-name="T14"> s</text:span><text:span text:style-name="T7">elects a </text:span><text:span text:style-name="T3">Course</text:span><text:span text:style-name="T14"> to remove</text:span></text:p>
              </text:list-item>
              <text:list-item>
                <text:p text:style-name="P60"><text:span text:style-name="T7">The System prompts the </text:span><text:span text:style-name="T14">Actor</text:span><text:span text:style-name="T7"> to</text:span><text:span text:style-name="T17"> confirm removal </text:span></text:p>
              </text:list-item>
              <text:list-item>
                <text:p text:style-name="P59"><text:span text:style-name="T16">Actor</text:span><text:span text:style-name="T17"> confirms removal of select</text:span><text:span text:style-name="T7">ed </text:span><text:span text:style-name="T3">Course</text:span></text:p>
              </text:list-item>
              <text:list-item>
                <text:p text:style-name="P84"><text:span text:style-name="T7">System removes </text:span><text:span text:style-name="T3">Course</text:span></text:p>
              </text:list-item>
            </text:list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104">Alternate Flow</text:p>
          </table:table-cell>
          <table:table-cell table:style-name="Table13.B5" table:number-columns-spanned="3" office:value-type="string">
            <text:p text:style-name="P52">None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27">Frequency of Use</text:p>
          </table:table-cell>
          <table:table-cell table:style-name="Table13.B5" table:number-columns-spanned="3" office:value-type="string">
            <text:p text:style-name="P30">Very Rarely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25"><text:span text:style-name="T2">Exceptions</text:span><text:span text:style-name="T7"> </text:span></text:p>
          </table:table-cell>
          <table:table-cell table:style-name="Table13.B5" table:number-columns-spanned="3" office:value-type="string">
            <text:p text:style-name="P2">None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27">Includes </text:p>
          </table:table-cell>
          <table:table-cell table:style-name="Table13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27">Special Requirements </text:p>
          </table:table-cell>
          <table:table-cell table:style-name="Table13.B5" table:number-columns-spanned="3" office:value-type="string">
            <text:p text:style-name="P52">None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27">Assumptions </text:p>
          </table:table-cell>
          <table:table-cell table:style-name="Table13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27">Notes and Issues </text:p>
          </table:table-cell>
          <table:table-cell table:style-name="Table13.B5" table:number-columns-spanned="3" office:value-type="string">
            <text:p text:style-name="P110"><text:span text:style-name="T3">Teacher Assistant</text:span><text:span text:style-name="T14"> must have the </text:span><text:span text:style-name="T3">Manage Course Permission</text:span><text:span text:style-name="T14"> to perform this action. </text:span></text:p>
            <text:p text:style-name="P110"><text:span text:style-name="T14">The confirmation must be complicated enough to avoid accidental removal of a </text:span><text:span text:style-name="T3">Course</text:span><text:span text:style-name="T14">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25"><text:span text:style-name="T3">Priority </text:span><text:span text:style-name="T7"><text:s/></text:span></text:p>
          </table:table-cell>
          <table:table-cell table:style-name="Table13.B5" table:number-columns-spanned="3" office:value-type="string">
            <text:p text:style-name="P105">Medium High</text:p>
          </table:table-cell>
          <table:covered-table-cell/>
          <table:covered-table-cell/>
        </table:table-row>
      </table:table>
      <text:p text:style-name="P9"/>
      <text:p text:style-name="P9"/>
      <text:p text:style-name="P10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27">Use Case </text:p>
          </table:table-cell>
          <table:table-cell table:style-name="Table14.A1" office:value-type="string">
            <text:p text:style-name="P30">UC-13</text:p>
          </table:table-cell>
          <table:table-cell table:style-name="Table14.A1" office:value-type="string">
            <text:p text:style-name="P28">Use Case Name</text:p>
          </table:table-cell>
          <table:table-cell table:style-name="Table14.D1" office:value-type="string">
            <text:p text:style-name="P30">Edit Course</text:p>
          </table:table-cell>
        </table:table-row>
        <table:table-row table:style-name="Table14.1">
          <table:table-cell table:style-name="Table14.A2" office:value-type="string">
            <text:p text:style-name="P25"><text:span text:style-name="T2">Created By</text:span><text:span text:style-name="T7"><text:tab/></text:span></text:p>
          </table:table-cell>
          <table:table-cell table:style-name="Table14.A1" office:value-type="string">
            <text:p text:style-name="P30">Nat Welch</text:p>
          </table:table-cell>
          <table:table-cell table:style-name="Table14.A1" office:value-type="string">
            <text:p text:style-name="P28">Last Modified By</text:p>
          </table:table-cell>
          <table:table-cell table:style-name="Table14.D1" office:value-type="string">
            <text:p text:style-name="P30">Viktor Gerdin</text:p>
          </table:table-cell>
        </table:table-row>
        <table:table-row table:style-name="Table14.1">
          <table:table-cell table:style-name="Table14.A2" office:value-type="string">
            <text:p text:style-name="P27">Date Created</text:p>
          </table:table-cell>
          <table:table-cell table:style-name="Table14.A1" office:value-type="string">
            <text:p text:style-name="P30">1/27/09</text:p>
          </table:table-cell>
          <table:table-cell table:style-name="Table14.A1" office:value-type="string">
            <text:p text:style-name="P28">Last Change</text:p>
          </table:table-cell>
          <table:table-cell table:style-name="Table14.D3" office:value-type="date" office:date-value="2009-03-11">
            <text:p text:style-name="P30">03/11/09</text:p>
          </table:table-cell>
        </table:table-row>
        <table:table-row table:style-name="Table14.1">
          <table:table-cell table:style-name="Table14.A2" office:value-type="string">
            <text:p text:style-name="P25"><text:span text:style-name="T2">Actor</text:span><text:span text:style-name="T7"><text:tab/></text:span></text:p>
          </table:table-cell>
          <table:table-cell table:style-name="Table14.D1" table:number-columns-spanned="3" office:value-type="string">
            <text:p text:style-name="P28">Teacher, Teacher Assistant 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27">Pre-conditions </text:p>
          </table:table-cell>
          <table:table-cell table:style-name="Table14.B5" table:number-columns-spanned="3" office:value-type="string">
            <text:p text:style-name="P25"><text:span text:style-name="T14">Actor is associated with (teaching/helping) the </text:span><text:span text:style-name="T3">Course. </text:span><text:span text:style-name="T14">Actor is </text:span><text:span text:style-name="T7">authenticated with the System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14.B5" table:number-columns-spanned="3" office:value-type="string">
            <text:p text:style-name="P25"><text:span text:style-name="T7">The </text:span><text:span text:style-name="T3">Course</text:span><text:span text:style-name="T7"> specified by </text:span><text:span text:style-name="T14">the Actor has</text:span><text:span text:style-name="T7"> been modified to specifications made by </text:span><text:span text:style-name="T14">the Actor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25"><text:span text:style-name="T2">Description</text:span><text:span text:style-name="T7"><text:tab/></text:span></text:p>
          </table:table-cell>
          <table:table-cell table:style-name="Table14.B5" table:number-columns-spanned="3" office:value-type="string">
            <text:p text:style-name="P25"><text:span text:style-name="T7">The</text:span><text:span text:style-name="T3"> </text:span><text:span text:style-name="T14">Actor </text:span><text:span text:style-name="T7">can add and remove any </text:span><text:span text:style-name="T3">Student</text:span><text:span text:style-name="T7"> or </text:span><text:span text:style-name="T3">Teacher</text:span><text:span text:style-name="T7"> </text:span><text:span text:style-name="T3">Assistant</text:span><text:span text:style-name="T7"> from a </text:span><text:span text:style-name="T3">Course.</text:span><text:span text:style-name="T7"> The Actor</text:span><text:span text:style-name="T3"> </text:span><text:span text:style-name="T7">can change the </text:span><text:span text:style-name="T14">attributes of a </text:span><text:span text:style-name="T3">Course</text:span><text:span text:style-name="T14"> </text:span><text:span text:style-name="T7">. 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104">Normal Flow</text:p>
          </table:table-cell>
          <table:table-cell table:style-name="Table14.B5" table:number-columns-spanned="3" office:value-type="string">
            <text:list xml:id="list654380246" text:style-name="WW8Num22">
              <text:list-item>
                <text:p text:style-name="P98"><text:span text:style-name="T7"><text:s/>Actor selects a </text:span><text:span text:style-name="T3">Course </text:span><text:span text:style-name="T7">to edit.</text:span></text:p>
              </text:list-item>
              <text:list-item>
                <text:p text:style-name="P98"><text:span text:style-name="T7"><text:s/>System displays the </text:span><text:span text:style-name="T3">Course's </text:span><text:span text:style-name="T14">attributes</text:span><text:span text:style-name="T7">. </text:span></text:p>
              </text:list-item>
              <text:list-item>
                <text:p text:style-name="P98"><text:span text:style-name="T7"><text:s/>System displays a list of users associated with (enrolled/helping) the </text:span><text:span text:style-name="T3">Course.</text:span></text:p>
              </text:list-item>
              <text:list-item>
                <text:p text:style-name="P98"><text:span text:style-name="T7"><text:s/>Actor changes one or more of the attributes displayed.</text:span></text:p>
              </text:list-item>
              <text:list-item>
                <text:p text:style-name="P98"><text:span text:style-name="T7"><text:s/>Actor confirms changes.</text:span></text:p>
              </text:list-item>
              <text:list-item>
                <text:p text:style-name="P98"><text:span text:style-name="T7"><text:s/>System stores the adjusted </text:span><text:span text:style-name="T3">Course</text:span><text:span text:style-name="T7">.</text:span></text:p>
              </text:list-item>
            </text:list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104">Alternate Flow</text:p>
          </table:table-cell>
          <table:table-cell table:style-name="Table14.B5" table:number-columns-spanned="3" office:value-type="string">
            <text:p text:style-name="P52">None. 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27">Frequency of Use</text:p>
          </table:table-cell>
          <table:table-cell table:style-name="Table14.B5" table:number-columns-spanned="3" office:value-type="string">
            <text:p text:style-name="P30">Once a week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25"><text:span text:style-name="T2">Exceptions</text:span><text:span text:style-name="T7"> </text:span></text:p>
          </table:table-cell>
          <table:table-cell table:style-name="Table14.B5" table:number-columns-spanned="3" office:value-type="string">
            <text:p text:style-name="P3"><text:span text:style-name="T7">If no </text:span><text:span text:style-name="T3">Course</text:span><text:span text:style-name="T7"> exists, the System throws an error and redirects the </text:span><text:span text:style-name="T3">Teacher</text:span><text:span text:style-name="T7"> to Add Course (UC-11). 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27">Includes </text:p>
          </table:table-cell>
          <table:table-cell table:style-name="Table14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27">Special Requirements </text:p>
          </table:table-cell>
          <table:table-cell table:style-name="Table14.B5" table:number-columns-spanned="3" office:value-type="string">
            <text:p text:style-name="P52">None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27">Assumptions </text:p>
          </table:table-cell>
          <table:table-cell table:style-name="Table14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27">Notes and Issues </text:p>
          </table:table-cell>
          <table:table-cell table:style-name="Table14.B5" table:number-columns-spanned="3" office:value-type="string">
            <text:p text:style-name="P110"><text:span text:style-name="T3">Teacher Assistant</text:span><text:span text:style-name="T7"> must have the </text:span><text:span text:style-name="T3">Manage Course Permission</text:span><text:span text:style-name="T7"> to perform this action.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25"><text:span text:style-name="T3">Priority </text:span><text:span text:style-name="T7"><text:s/></text:span></text:p>
          </table:table-cell>
          <table:table-cell table:style-name="Table14.B5" table:number-columns-spanned="3" office:value-type="string">
            <text:p text:style-name="P105">Medium High</text:p>
          </table:table-cell>
          <table:covered-table-cell/>
          <table:covered-table-cell/>
        </table:table-row>
      </table:table>
      <text:p text:style-name="P1"/>
      <text:p text:style-name="P1"/>
      <text:p text:style-name="P8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27">Use Case </text:p>
          </table:table-cell>
          <table:table-cell table:style-name="Table15.A1" office:value-type="string">
            <text:p text:style-name="P30">UC-14</text:p>
          </table:table-cell>
          <table:table-cell table:style-name="Table15.A1" office:value-type="string">
            <text:p text:style-name="P28">Use Case Name</text:p>
          </table:table-cell>
          <table:table-cell table:style-name="Table15.D1" office:value-type="string">
            <text:p text:style-name="P30">Add Users</text:p>
          </table:table-cell>
        </table:table-row>
        <table:table-row table:style-name="Table15.1">
          <table:table-cell table:style-name="Table15.A2" office:value-type="string">
            <text:p text:style-name="P25"><text:span text:style-name="T2">Created By</text:span><text:span text:style-name="T7"><text:tab/></text:span></text:p>
          </table:table-cell>
          <table:table-cell table:style-name="Table15.A1" office:value-type="string">
            <text:p text:style-name="P30">Nat Welch</text:p>
          </table:table-cell>
          <table:table-cell table:style-name="Table15.A1" office:value-type="string">
            <text:p text:style-name="P28">Last Modified By</text:p>
          </table:table-cell>
          <table:table-cell table:style-name="Table15.D1" office:value-type="string">
            <text:p text:style-name="P30">Viktor Gerdin</text:p>
          </table:table-cell>
        </table:table-row>
        <table:table-row table:style-name="Table15.1">
          <table:table-cell table:style-name="Table15.A2" office:value-type="string">
            <text:p text:style-name="P27">Date Created</text:p>
          </table:table-cell>
          <table:table-cell table:style-name="Table15.A1" office:value-type="string">
            <text:p text:style-name="P30">1/27/09</text:p>
          </table:table-cell>
          <table:table-cell table:style-name="Table15.A1" office:value-type="string">
            <text:p text:style-name="P28">Last Change</text:p>
          </table:table-cell>
          <table:table-cell table:style-name="Table15.D3" office:value-type="date" office:date-value="2009-03-11">
            <text:p text:style-name="P30">03/11/09</text:p>
          </table:table-cell>
        </table:table-row>
        <table:table-row table:style-name="Table15.1">
          <table:table-cell table:style-name="Table15.A2" office:value-type="string">
            <text:p text:style-name="P25"><text:span text:style-name="T2">Actor</text:span><text:span text:style-name="T7"><text:tab/></text:span></text:p>
          </table:table-cell>
          <table:table-cell table:style-name="Table15.D1" table:number-columns-spanned="3" office:value-type="string">
            <text:p text:style-name="P28">Teacher, Teacher Assistant 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7">Pre-conditions </text:p>
          </table:table-cell>
          <table:table-cell table:style-name="Table15.B5" table:number-columns-spanned="3" office:value-type="string">
            <text:p text:style-name="P25"><text:span text:style-name="T7">Actor is authenticated with the system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15.B5" table:number-columns-spanned="3" office:value-type="string">
            <text:p text:style-name="P25"><text:span text:style-name="T7">The new u</text:span><text:span text:style-name="T14">ser</text:span><text:span text:style-name="T7"> is stored by the system. The new </text:span><text:span text:style-name="T14">user </text:span><text:span text:style-name="T7">is notified by </text:span><text:span text:style-name="T3">Email</text:span><text:span text:style-name="T14"> with their </text:span><text:span text:style-name="T3">Account's </text:span><text:span text:style-name="T14">attributes.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5"><text:span text:style-name="T2">Description</text:span><text:span text:style-name="T7"><text:tab/></text:span></text:p>
          </table:table-cell>
          <table:table-cell table:style-name="Table15.B5" table:number-columns-spanned="3" office:value-type="string">
            <text:p text:style-name="P25"><text:span text:style-name="T7">The</text:span><text:span text:style-name="T3"> </text:span><text:span text:style-name="T14">Actor </text:span><text:span text:style-name="T7">adds a new</text:span><text:span text:style-name="T3"> </text:span><text:span text:style-name="T14">user</text:span><text:span text:style-name="T7"> to the System by inputting the new </text:span><text:span text:style-name="T3">Account's </text:span><text:span text:style-name="T14">attributes</text:span><text:span text:style-name="T7">. 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104">Normal Flow</text:p>
          </table:table-cell>
          <table:table-cell table:style-name="Table15.B5" table:number-columns-spanned="3" office:value-type="string">
            <text:list xml:id="list1122098515" text:style-name="WW8Num7">
              <text:list-item>
                <text:p text:style-name="P62"><text:span text:style-name="T14">Actor s</text:span><text:span text:style-name="T7">elects “Add User”</text:span></text:p>
              </text:list-item>
              <text:list-item>
                <text:p text:style-name="P85"><text:span text:style-name="T7">System prompts for </text:span><text:span text:style-name="T3">Account </text:span><text:span text:style-name="T7">attributes (except </text:span><text:span text:style-name="T3">Password</text:span><text:span text:style-name="T7">)</text:span></text:p>
              </text:list-item>
              <text:list-item>
                <text:p text:style-name="P61"><text:span text:style-name="T14">Actor</text:span><text:span text:style-name="T7"> provides prompted </text:span><text:span text:style-name="T3">Account </text:span><text:span text:style-name="T14">attributes</text:span><text:span text:style-name="T7">.</text:span></text:p>
              </text:list-item>
              <text:list-item>
                <text:p text:style-name="P62"><text:span text:style-name="T14">Actor</text:span><text:span text:style-name="T3"> </text:span><text:span text:style-name="T14">confirms </text:span><text:span text:style-name="T3">Account </text:span><text:span text:style-name="T14">creation.</text:span></text:p>
              </text:list-item>
              <text:list-item>
                <text:p text:style-name="P62"><text:span text:style-name="T14">System generates a random </text:span><text:span text:style-name="T3">Password</text:span></text:p>
              </text:list-item>
              <text:list-item>
                <text:p text:style-name="P62"><text:span text:style-name="T14">System stores new </text:span><text:span text:style-name="T3">Account</text:span></text:p>
              </text:list-item>
              <text:list-item>
                <text:p text:style-name="P62"><text:span text:style-name="T7">System notifies new user by </text:span><text:span text:style-name="T3">Email </text:span><text:span text:style-name="T14">containing </text:span><text:span text:style-name="T3">Account </text:span><text:span text:style-name="T14">attributes</text:span><text:span text:style-name="T3">.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104">Alternate Flow</text:p>
          </table:table-cell>
          <table:table-cell table:style-name="Table15.B5" table:number-columns-spanned="3" office:value-type="string">
            <text:p text:style-name="P52">None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7">Frequency of Use</text:p>
          </table:table-cell>
          <table:table-cell table:style-name="Table15.B5" table:number-columns-spanned="3" office:value-type="string">
            <text:p text:style-name="P30">Twice a quarter. 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5"><text:span text:style-name="T2">Exceptions</text:span><text:span text:style-name="T7"> </text:span></text:p>
          </table:table-cell>
          <table:table-cell table:style-name="Table15.B5" table:number-columns-spanned="3" office:value-type="string">
            <text:p text:style-name="P25"><text:span text:style-name="T7">If </text:span><text:span text:style-name="T3">Username</text:span><text:span text:style-name="T7"> or </text:span><text:span text:style-name="T3">Email Address </text:span><text:span text:style-name="T7">is already in use, System displays an error and </text:span><text:span text:style-name="T14">Actor</text:span><text:span text:style-name="T7"> must correct the error to continue. 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7">Includes </text:p>
          </table:table-cell>
          <table:table-cell table:style-name="Table15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7">Special Requirements </text:p>
          </table:table-cell>
          <table:table-cell table:style-name="Table15.B5" table:number-columns-spanned="3" office:value-type="string">
            <text:p text:style-name="P52">Generated <text:span text:style-name="T19">Password </text:span><text:span text:style-name="T25">must comply with security requirements. (see SE-5 in SRS section 5)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7">Assumptions </text:p>
          </table:table-cell>
          <table:table-cell table:style-name="Table15.B5" table:number-columns-spanned="3" office:value-type="string">
            <text:p text:style-name="P51"><text:span text:style-name="T7">Someone has provided user</text:span><text:span text:style-name="T3"> </text:span><text:span text:style-name="T7">information to the </text:span><text:span text:style-name="T14">Actor.</text:span><text:span text:style-name="T7"> 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7">Notes and Issues </text:p>
          </table:table-cell>
          <table:table-cell table:style-name="Table15.B5" table:number-columns-spanned="3" office:value-type="string">
            <text:p text:style-name="P111"><text:span text:style-name="T3">Teacher Assistant</text:span><text:span text:style-name="T7"> must have the </text:span><text:span text:style-name="T3">Manage User Permission</text:span><text:span text:style-name="T7"> to perform this action.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5"><text:span text:style-name="T3">Priority </text:span><text:span text:style-name="T7"><text:s/></text:span></text:p>
          </table:table-cell>
          <table:table-cell table:style-name="Table15.B5" table:number-columns-spanned="3" office:value-type="string">
            <text:p text:style-name="P105"><text:s/>High</text:p>
          </table:table-cell>
          <table:covered-table-cell/>
          <table:covered-table-cell/>
        </table:table-row>
      </table:table>
      <text:p text:style-name="P1"/>
      <text:p text:style-name="P1"/>
      <text:p text:style-name="P8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27">Use Case </text:p>
          </table:table-cell>
          <table:table-cell table:style-name="Table16.A1" office:value-type="string">
            <text:p text:style-name="P30">UC-15</text:p>
          </table:table-cell>
          <table:table-cell table:style-name="Table16.A1" office:value-type="string">
            <text:p text:style-name="P28">Use Case Name</text:p>
          </table:table-cell>
          <table:table-cell table:style-name="Table16.D1" office:value-type="string">
            <text:p text:style-name="P30"><text:s/>Remove User</text:p>
          </table:table-cell>
        </table:table-row>
        <table:table-row table:style-name="Table16.1">
          <table:table-cell table:style-name="Table16.A2" office:value-type="string">
            <text:p text:style-name="P25"><text:span text:style-name="T2">Created By</text:span><text:span text:style-name="T7"><text:tab/></text:span></text:p>
          </table:table-cell>
          <table:table-cell table:style-name="Table16.A1" office:value-type="string">
            <text:p text:style-name="P30">Viktor Gerdin</text:p>
          </table:table-cell>
          <table:table-cell table:style-name="Table16.A1" office:value-type="string">
            <text:p text:style-name="P28">Last Modified By</text:p>
          </table:table-cell>
          <table:table-cell table:style-name="Table16.D1" office:value-type="string">
            <text:p text:style-name="P30">Viktor Gerdin</text:p>
          </table:table-cell>
        </table:table-row>
        <table:table-row table:style-name="Table16.1">
          <table:table-cell table:style-name="Table16.A2" office:value-type="string">
            <text:p text:style-name="P27">Date Created</text:p>
          </table:table-cell>
          <table:table-cell table:style-name="Table16.A1" office:value-type="string">
            <text:p text:style-name="P30">2/09/09 </text:p>
          </table:table-cell>
          <table:table-cell table:style-name="Table16.A1" office:value-type="string">
            <text:p text:style-name="P28">Last Change</text:p>
          </table:table-cell>
          <table:table-cell table:style-name="Table16.D3" office:value-type="date" office:date-value="2009-03-11">
            <text:p text:style-name="P30">03/11/09</text:p>
          </table:table-cell>
        </table:table-row>
        <table:table-row table:style-name="Table16.1">
          <table:table-cell table:style-name="Table16.A2" office:value-type="string">
            <text:p text:style-name="P25"><text:span text:style-name="T2">Actor</text:span><text:span text:style-name="T7"><text:tab/></text:span></text:p>
          </table:table-cell>
          <table:table-cell table:style-name="Table16.D1" table:number-columns-spanned="3" office:value-type="string">
            <text:p text:style-name="P28">Teacher, Teacher Assistant 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25"><text:span text:style-name="T2">Description</text:span><text:span text:style-name="T7"><text:tab/></text:span></text:p>
          </table:table-cell>
          <table:table-cell table:style-name="Table16.B5" table:number-columns-spanned="3" office:value-type="string">
            <text:p text:style-name="P25"><text:span text:style-name="T14">Actor</text:span><text:span text:style-name="T7"> can remove an </text:span><text:span text:style-name="T3">Account</text:span><text:span text:style-name="T7"> from the system. The system will notify the </text:span><text:span text:style-name="T3">Account </text:span><text:span text:style-name="T7">holder about the termination of the </text:span><text:span text:style-name="T3">Account</text:span><text:span text:style-name="T7">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27">Pre-conditions </text:p>
          </table:table-cell>
          <table:table-cell table:style-name="Table16.B5" table:number-columns-spanned="3" office:value-type="string">
            <text:p text:style-name="P30">The Actor is authenticated with the system.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16.B5" table:number-columns-spanned="3" office:value-type="string">
            <text:p text:style-name="P25"><text:span text:style-name="T7">Any </text:span><text:span text:style-name="T11">other</text:span><text:span text:style-name="T7"> </text:span><text:span text:style-name="T3">Account</text:span><text:span text:style-name="T7"> must be unaffected by the removal of an </text:span><text:span text:style-name="T3">Account. 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104">Normal Flow</text:p>
          </table:table-cell>
          <table:table-cell table:style-name="Table16.B5" table:number-columns-spanned="3" office:value-type="string">
            <text:list xml:id="list596072807" text:continue-numbering="true" text:style-name="WW8Num7">
              <text:list-item>
                <text:list>
                  <text:list-item>
                    <text:p text:style-name="P120"><text:span text:style-name="T7">Actor selects a </text:span><text:span text:style-name="T3">Account</text:span><text:span text:style-name="T7"> for removal</text:span></text:p>
                  </text:list-item>
                  <text:list-item>
                    <text:p text:style-name="P120"><text:span text:style-name="T7">System prompts for conformation to remove </text:span><text:span text:style-name="T3">Account</text:span></text:p>
                  </text:list-item>
                  <text:list-item>
                    <text:p text:style-name="P120"><text:span text:style-name="T7">Actor verifies the request to remove </text:span><text:span text:style-name="T3">Account</text:span></text:p>
                  </text:list-item>
                  <text:list-item>
                    <text:p text:style-name="P120"><text:span text:style-name="T7">System removes </text:span><text:span text:style-name="T3">Account </text:span><text:span text:style-name="T7">data from storage</text:span></text:p>
                  </text:list-item>
                  <text:list-item>
                    <text:p text:style-name="P120"><text:span text:style-name="T7">System notifies </text:span><text:span text:style-name="T3">Account </text:span><text:span text:style-name="T7">holder of termination of </text:span><text:span text:style-name="T3">Account</text:span><text:span text:style-name="T7">.</text:span>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104">Alternate Flow</text:p>
          </table:table-cell>
          <table:table-cell table:style-name="Table16.B5" table:number-columns-spanned="3" office:value-type="string">
            <text:p text:style-name="P107">At step 5 of Normal Flow:</text:p>
            <text:p text:style-name="P110"><text:span text:style-name="T7">5a. Actor selects to cancels the request to remove </text:span><text:span text:style-name="T3">Account</text:span></text:p>
            <text:p text:style-name="P110"><text:span text:style-name="T7">6a. System returns to step 1 </text:span><text:span text:style-name="T11">without</text:span><text:span text:style-name="T7"> removing the </text:span><text:span text:style-name="T3">Account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27">Frequency of Use</text:p>
          </table:table-cell>
          <table:table-cell table:style-name="Table16.B5" table:number-columns-spanned="3" office:value-type="string">
            <text:p text:style-name="P25"><text:span text:style-name="T2"><text:s/></text:span><text:span text:style-name="T7">Once a quarter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25"><text:span text:style-name="T2">Exceptions</text:span><text:span text:style-name="T7"> </text:span></text:p>
          </table:table-cell>
          <table:table-cell table:style-name="Table16.B5" table:number-columns-spanned="3" office:value-type="string">
            <text:p text:style-name="P25"><text:span text:style-name="T7">If </text:span><text:span text:style-name="T3">Account</text:span><text:span text:style-name="T7"> could not be removed, the System displays an error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27">Includes </text:p>
          </table:table-cell>
          <table:table-cell table:style-name="Table16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27">Special Requirements </text:p>
          </table:table-cell>
          <table:table-cell table:style-name="Table16.B5" table:number-columns-spanned="3" office:value-type="string">
            <text:p text:style-name="P110"><text:span text:style-name="T7">If Actor removes its own </text:span><text:span text:style-name="T3">Account</text:span><text:span text:style-name="T7"> the system must immediately deny any further access to the Actor.</text:span></text:p>
            <text:p text:style-name="P110"><text:span text:style-name="T7">No one can remove the </text:span><text:span text:style-name="T3">Teacher</text:span><text:span text:style-name="T14">'s </text:span><text:span text:style-name="T3">Account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27">Assumptions </text:p>
          </table:table-cell>
          <table:table-cell table:style-name="Table16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27">Notes and Issues </text:p>
          </table:table-cell>
          <table:table-cell table:style-name="Table16.B5" table:number-columns-spanned="3" office:value-type="string">
            <text:p text:style-name="P111"><text:span text:style-name="T3">Teacher Assistant</text:span><text:span text:style-name="T7"> must have the </text:span><text:span text:style-name="T3">Manage User Permission</text:span><text:span text:style-name="T7"> to perform this action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25"><text:span text:style-name="T3">Priority </text:span><text:span text:style-name="T7"><text:s/></text:span></text:p>
          </table:table-cell>
          <table:table-cell table:style-name="Table16.B5" table:number-columns-spanned="3" office:value-type="string">
            <text:p text:style-name="P105">High</text:p>
          </table:table-cell>
          <table:covered-table-cell/>
          <table:covered-table-cell/>
        </table:table-row>
      </table:table>
      <text:p text:style-name="P1"/>
      <text:p text:style-name="P1"/>
      <text:p text:style-name="P1"><text:soft-page-break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27">Use Case </text:p>
          </table:table-cell>
          <table:table-cell table:style-name="Table17.A1" office:value-type="string">
            <text:p text:style-name="P30">UC-16</text:p>
          </table:table-cell>
          <table:table-cell table:style-name="Table17.A1" office:value-type="string">
            <text:p text:style-name="P28">Use Case Name</text:p>
          </table:table-cell>
          <table:table-cell table:style-name="Table17.D1" office:value-type="string">
            <text:p text:style-name="P30">Edit User</text:p>
          </table:table-cell>
        </table:table-row>
        <table:table-row table:style-name="Table17.1">
          <table:table-cell table:style-name="Table17.A2" office:value-type="string">
            <text:p text:style-name="P25"><text:span text:style-name="T2">Created By</text:span><text:span text:style-name="T7"><text:tab/></text:span></text:p>
          </table:table-cell>
          <table:table-cell table:style-name="Table17.A1" office:value-type="string">
            <text:p text:style-name="P30">Viktor Gerdin</text:p>
          </table:table-cell>
          <table:table-cell table:style-name="Table17.A1" office:value-type="string">
            <text:p text:style-name="P28">Last Modified By</text:p>
          </table:table-cell>
          <table:table-cell table:style-name="Table17.D1" office:value-type="string">
            <text:p text:style-name="P30">Viktor Gerdin</text:p>
          </table:table-cell>
        </table:table-row>
        <table:table-row table:style-name="Table17.1">
          <table:table-cell table:style-name="Table17.A2" office:value-type="string">
            <text:p text:style-name="P27">Date Created</text:p>
          </table:table-cell>
          <table:table-cell table:style-name="Table17.A1" office:value-type="string">
            <text:p text:style-name="P30">2/09/09 </text:p>
          </table:table-cell>
          <table:table-cell table:style-name="Table17.A1" office:value-type="string">
            <text:p text:style-name="P28">Last Change</text:p>
          </table:table-cell>
          <table:table-cell table:style-name="Table17.D3" office:value-type="date" office:date-value="2009-03-11">
            <text:p text:style-name="P30">03/11/09</text:p>
          </table:table-cell>
        </table:table-row>
        <table:table-row table:style-name="Table17.1">
          <table:table-cell table:style-name="Table17.A2" office:value-type="string">
            <text:p text:style-name="P25"><text:span text:style-name="T2">Actor</text:span><text:span text:style-name="T7"><text:tab/></text:span></text:p>
          </table:table-cell>
          <table:table-cell table:style-name="Table17.D1" table:number-columns-spanned="3" office:value-type="string">
            <text:p text:style-name="P28">Teacher, Teacher Assistant 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25"><text:span text:style-name="T2">Description</text:span><text:span text:style-name="T7"><text:tab/></text:span></text:p>
          </table:table-cell>
          <table:table-cell table:style-name="Table17.B5" table:number-columns-spanned="3" office:value-type="string">
            <text:p text:style-name="P25"><text:span text:style-name="T7">The Actor can edit an </text:span><text:span text:style-name="T3">Account</text:span><text:span text:style-name="T7"> in the System. The System will notify the </text:span><text:span text:style-name="T3">Account </text:span><text:span text:style-name="T7">holder about any changes made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27">Pre-conditions </text:p>
          </table:table-cell>
          <table:table-cell table:style-name="Table17.B5" table:number-columns-spanned="3" office:value-type="string">
            <text:p text:style-name="P30">The Actor must be authenticated by the system.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17.B5" table:number-columns-spanned="3" office:value-type="string">
            <text:p text:style-name="P25"><text:span text:style-name="T7">Any </text:span><text:span text:style-name="T11">other</text:span><text:span text:style-name="T7"> </text:span><text:span text:style-name="T3">Account</text:span><text:span text:style-name="T7"> must be unaffected by the editing of an </text:span><text:span text:style-name="T3">Account. </text:span></text:p>
            <text:p text:style-name="P25"><text:span text:style-name="T3">Password </text:span><text:span text:style-name="T7">must comply with security requirement SE-5. (See Section 5 in SRS)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104">Normal Flow</text:p>
          </table:table-cell>
          <table:table-cell table:style-name="Table17.B5" table:number-columns-spanned="3" office:value-type="string">
            <text:list xml:id="list1988228359" text:style-name="WW8Num3">
              <text:list-item>
                <text:p text:style-name="P121"><text:span text:style-name="T7">Actor selects a</text:span><text:span text:style-name="T3"> Account</text:span><text:span text:style-name="T7"> for editing</text:span></text:p>
              </text:list-item>
              <text:list-item>
                <text:p text:style-name="P121"><text:span text:style-name="T7"><text:s/>System displays the selected </text:span><text:span text:style-name="T3">Account</text:span></text:p>
              </text:list-item>
              <text:list-item>
                <text:p text:style-name="P121"><text:span text:style-name="T7">Actor selects what </text:span><text:span text:style-name="T3">Account </text:span><text:span text:style-name="T14">attributes</text:span><text:span text:style-name="T7"> to edit</text:span></text:p>
              </text:list-item>
              <text:list-item>
                <text:p text:style-name="P121"><text:span text:style-name="T7">Actor edits selected </text:span><text:span text:style-name="T3">Account </text:span><text:span text:style-name="T14">attributes</text:span></text:p>
              </text:list-item>
              <text:list-item>
                <text:p text:style-name="P122">Actor selects to store any changes</text:p>
              </text:list-item>
              <text:list-item>
                <text:p text:style-name="P121"><text:span text:style-name="T7">System stores updated </text:span><text:span text:style-name="T3">Account</text:span><text:span text:style-name="T7"> data</text:span></text:p>
              </text:list-item>
              <text:list-item>
                <text:p text:style-name="P121"><text:span text:style-name="T7">System notifies </text:span><text:span text:style-name="T3">Account </text:span><text:span text:style-name="T7">holder of any changed data.</text:span></text:p>
              </text:list-item>
            </text:list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104">Alternate Flow</text:p>
          </table:table-cell>
          <table:table-cell table:style-name="Table17.B5" table:number-columns-spanned="3" office:value-type="string">
            <text:p text:style-name="P107">At step 5 of Normal Flow:</text:p>
            <text:p text:style-name="P105">5a. The Actor selects to cancels the edit</text:p>
            <text:p text:style-name="P110"><text:span text:style-name="T7">6a. The system returns to step 1 </text:span><text:span text:style-name="T11">without</text:span><text:span text:style-name="T7"> altering any </text:span><text:span text:style-name="T3">Account</text:span></text:p>
            <text:p text:style-name="P107">At step 6 of Normal Flow:</text:p>
            <text:p text:style-name="P110"><text:span text:style-name="T7">If </text:span><text:span text:style-name="T3">Password</text:span><text:span text:style-name="T7"> does not comply with SE-4 (see Section 5.3 in SRS) </text:span></text:p>
            <text:p text:style-name="P105">6b. The system displays an error message.</text:p>
            <text:p text:style-name="P110"><text:span text:style-name="T7">7b. The system returns to step 4 </text:span><text:span text:style-name="T11">without</text:span><text:span text:style-name="T7"> altering any </text:span><text:span text:style-name="T3">Account</text:span></text:p>
            <text:p text:style-name="P107">At step 6 of Normal Flow:</text:p>
            <text:p text:style-name="P110"><text:span text:style-name="T7">If </text:span><text:span text:style-name="T3">Email Address </text:span><text:span text:style-name="T7">is not a valid address:</text:span></text:p>
            <text:p text:style-name="P105">6c. The system displays an error message.</text:p>
            <text:p text:style-name="P110"><text:span text:style-name="T7">7c. The system returns to step 4 </text:span><text:span text:style-name="T11">without</text:span><text:span text:style-name="T7"> altering any </text:span><text:span text:style-name="T3">Account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27">Frequency of Use</text:p>
          </table:table-cell>
          <table:table-cell table:style-name="Table17.B5" table:number-columns-spanned="3" office:value-type="string">
            <text:p text:style-name="P25"><text:span text:style-name="T2"><text:s/></text:span><text:span text:style-name="T7">Once a quarter</text:span><text:soft-page-break/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25"><text:span text:style-name="T2">Exceptions</text:span><text:span text:style-name="T7"> </text:span></text:p>
          </table:table-cell>
          <table:table-cell table:style-name="Table17.B5" table:number-columns-spanned="3" office:value-type="string">
            <text:p text:style-name="P25"><text:span text:style-name="T7">If </text:span><text:span text:style-name="T3">Account</text:span><text:span text:style-name="T7"> changes could not be stored, the system displays an error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27">Includes </text:p>
          </table:table-cell>
          <table:table-cell table:style-name="Table17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27">Special Requirements </text:p>
          </table:table-cell>
          <table:table-cell table:style-name="Table17.B5" table:number-columns-spanned="3" office:value-type="string">
            <text:p text:style-name="P110"><text:span text:style-name="T7">If </text:span><text:span text:style-name="T3">Email Address </text:span><text:span text:style-name="T7">is changed, both the old and new </text:span><text:span text:style-name="T3">Email Address </text:span><text:span text:style-name="T7">are notified of the change.</text:span></text:p>
            <text:p text:style-name="P110"><text:span text:style-name="T7">Only the </text:span><text:span text:style-name="T3">Teacher</text:span><text:span text:style-name="T14"> can edit the </text:span><text:span text:style-name="T3">Teacher's Account</text:span><text:span text:style-name="T14">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27">Assumptions </text:p>
          </table:table-cell>
          <table:table-cell table:style-name="Table17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27">Notes and Issues </text:p>
          </table:table-cell>
          <table:table-cell table:style-name="Table17.B5" table:number-columns-spanned="3" office:value-type="string">
            <text:p text:style-name="P111"><text:span text:style-name="T3">Teacher Assistant</text:span><text:span text:style-name="T7"> must have the </text:span><text:span text:style-name="T3">Manage User Permission</text:span><text:span text:style-name="T7"> to perform this action.</text:span></text:p>
            <text:p text:style-name="P110"><text:span text:style-name="T3">Student </text:span><text:span text:style-name="T7">with the </text:span><text:span text:style-name="T3">Manage User Permission </text:span><text:span text:style-name="T7">can change their own </text:span><text:span text:style-name="T3">Name</text:span><text:span text:style-name="T7">, </text:span><text:span text:style-name="T3">Password</text:span><text:span text:style-name="T7"> and </text:span><text:span text:style-name="T3">Email Address</text:span><text:span text:style-name="T7">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25"><text:span text:style-name="T3">Priority </text:span><text:span text:style-name="T7"><text:s/></text:span></text:p>
          </table:table-cell>
          <table:table-cell table:style-name="Table17.B5" table:number-columns-spanned="3" office:value-type="string">
            <text:p text:style-name="P105">High</text:p>
          </table:table-cell>
          <table:covered-table-cell/>
          <table:covered-table-cell/>
        </table:table-row>
      </table:table>
      <text:p text:style-name="P1"/>
      <text:p text:style-name="P1"/>
      <text:p text:style-name="P8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27">Use Case </text:p>
          </table:table-cell>
          <table:table-cell table:style-name="Table18.A1" office:value-type="string">
            <text:p text:style-name="P30">UC-17</text:p>
          </table:table-cell>
          <table:table-cell table:style-name="Table18.A1" office:value-type="string">
            <text:p text:style-name="P28">Use Case Name</text:p>
          </table:table-cell>
          <table:table-cell table:style-name="Table18.D1" office:value-type="string">
            <text:p text:style-name="P30">Add Assignment</text:p>
          </table:table-cell>
        </table:table-row>
        <table:table-row table:style-name="Table18.1">
          <table:table-cell table:style-name="Table18.A2" office:value-type="string">
            <text:p text:style-name="P25"><text:span text:style-name="T2">Created By</text:span><text:span text:style-name="T7"><text:tab/></text:span></text:p>
          </table:table-cell>
          <table:table-cell table:style-name="Table18.A1" office:value-type="string">
            <text:p text:style-name="P30">Nat Welch</text:p>
          </table:table-cell>
          <table:table-cell table:style-name="Table18.A1" office:value-type="string">
            <text:p text:style-name="P28">Last Modified By</text:p>
          </table:table-cell>
          <table:table-cell table:style-name="Table18.D1" office:value-type="string">
            <text:p text:style-name="P30">Viktor Gerdin</text:p>
          </table:table-cell>
        </table:table-row>
        <table:table-row table:style-name="Table18.1">
          <table:table-cell table:style-name="Table18.A2" office:value-type="string">
            <text:p text:style-name="P27">Date Created</text:p>
          </table:table-cell>
          <table:table-cell table:style-name="Table18.A1" office:value-type="string">
            <text:p text:style-name="P30">1/27/09</text:p>
          </table:table-cell>
          <table:table-cell table:style-name="Table18.A1" office:value-type="string">
            <text:p text:style-name="P28">Last Change</text:p>
          </table:table-cell>
          <table:table-cell table:style-name="Table18.D3" office:value-type="date" office:date-value="2009-03-11">
            <text:p text:style-name="P30">03/11/09</text:p>
          </table:table-cell>
        </table:table-row>
        <table:table-row table:style-name="Table18.1">
          <table:table-cell table:style-name="Table18.A2" office:value-type="string">
            <text:p text:style-name="P25"><text:span text:style-name="T2">Actor</text:span><text:span text:style-name="T7"><text:tab/></text:span></text:p>
          </table:table-cell>
          <table:table-cell table:style-name="Table18.D1" table:number-columns-spanned="3" office:value-type="string">
            <text:p text:style-name="P28">Teacher, Teacher Assistant 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7">Pre-conditions </text:p>
          </table:table-cell>
          <table:table-cell table:style-name="Table18.B5" table:number-columns-spanned="3" office:value-type="string">
            <text:p text:style-name="P25"><text:span text:style-name="T14">Actor</text:span><text:span text:style-name="T7"> is authenticated with the System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18.B5" table:number-columns-spanned="3" office:value-type="string">
            <text:p text:style-name="P30">The <text:span text:style-name="T19">Assignment</text:span> is stored to the System. 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5"><text:span text:style-name="T2">Description</text:span><text:span text:style-name="T7"><text:tab/></text:span></text:p>
          </table:table-cell>
          <table:table-cell table:style-name="Table18.B5" table:number-columns-spanned="3" office:value-type="string">
            <text:p text:style-name="P25"><text:span text:style-name="T7">The</text:span><text:span text:style-name="T3"> </text:span><text:span text:style-name="T14">Actor</text:span><text:span text:style-name="T3"> </text:span><text:span text:style-name="T7">adds a new </text:span><text:span text:style-name="T3">Assignment </text:span><text:span text:style-name="T7">to the system. 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104">Normal Flow</text:p>
          </table:table-cell>
          <table:table-cell table:style-name="Table18.B5" table:number-columns-spanned="3" office:value-type="string">
            <text:list xml:id="list851015477" text:style-name="WW8Num8">
              <text:list-item>
                <text:p text:style-name="P64"><text:span text:style-name="T14">Actor selects “Add Assignment”</text:span></text:p>
              </text:list-item>
              <text:list-item>
                <text:p text:style-name="P86"><text:span text:style-name="T7">System prompts for </text:span><text:span text:style-name="T3">Assignment </text:span><text:span text:style-name="T7">attributes</text:span></text:p>
              </text:list-item>
              <text:list-item>
                <text:p text:style-name="P63"><text:span text:style-name="T14">Actor</text:span><text:span text:style-name="T3"> </text:span><text:span text:style-name="T14">provides</text:span><text:span text:style-name="T7"> </text:span><text:span text:style-name="T3">Assignment </text:span><text:span text:style-name="T14">attributes</text:span></text:p>
              </text:list-item>
              <text:list-item>
                <text:p text:style-name="P63"><text:span text:style-name="T7">Actor selects to save </text:span><text:span text:style-name="T3">Assignment</text:span></text:p>
              </text:list-item>
              <text:list-item>
                <text:p text:style-name="P86"><text:span text:style-name="T7">System stores </text:span><text:span text:style-name="T3">Assignment</text:span></text:p>
              </text:list-item>
            </text:list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104">Alternate Flow</text:p>
          </table:table-cell>
          <table:table-cell table:style-name="Table18.B5" table:number-columns-spanned="3" office:value-type="string">
            <text:p text:style-name="P52">None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7">Frequency of Use</text:p>
          </table:table-cell>
          <table:table-cell table:style-name="Table18.B5" table:number-columns-spanned="3" office:value-type="string">
            <text:p text:style-name="P30">Once a week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5"><text:span text:style-name="T2">Exceptions</text:span><text:span text:style-name="T7"> </text:span></text:p>
          </table:table-cell>
          <table:table-cell table:style-name="Table18.B5" table:number-columns-spanned="3" office:value-type="string">
            <text:p text:style-name="P25"><text:span text:style-name="T7">If </text:span><text:span text:style-name="T3">Assignment Name</text:span><text:span text:style-name="T7"> already exists, The System displays an error and the Actor</text:span><text:span text:style-name="T3"> </text:span><text:span text:style-name="T7">must correct the error to continue. 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7">Includes </text:p>
          </table:table-cell>
          <table:table-cell table:style-name="Table18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7">Special Requirements </text:p>
          </table:table-cell>
          <table:table-cell table:style-name="Table18.B5" table:number-columns-spanned="3" office:value-type="string">
            <text:p text:style-name="P54"><text:span text:style-name="T7">None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7">Assumptions </text:p>
          </table:table-cell>
          <table:table-cell table:style-name="Table18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7">Notes and Issues </text:p>
          </table:table-cell>
          <table:table-cell table:style-name="Table18.B5" table:number-columns-spanned="3" office:value-type="string">
            <text:p text:style-name="P109"><text:span text:style-name="T19">Teacher Assistant</text:span> must have the <text:span text:style-name="T19">Manage Course Permission</text:span> to perform this action.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5"><text:span text:style-name="T3">Priority </text:span><text:span text:style-name="T7"><text:s/></text:span></text:p>
          </table:table-cell>
          <table:table-cell table:style-name="Table18.B5" table:number-columns-spanned="3" office:value-type="string">
            <text:p text:style-name="P105"><text:s/>High</text:p>
          </table:table-cell>
          <table:covered-table-cell/>
          <table:covered-table-cell/>
        </table:table-row>
      </table:table>
      <text:p text:style-name="P1"/>
      <text:p text:style-name="P49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27">Use Case </text:p>
          </table:table-cell>
          <table:table-cell table:style-name="Table19.A1" office:value-type="string">
            <text:p text:style-name="P30">UC-18</text:p>
          </table:table-cell>
          <table:table-cell table:style-name="Table19.A1" office:value-type="string">
            <text:p text:style-name="P28">Use Case Name</text:p>
          </table:table-cell>
          <table:table-cell table:style-name="Table19.D1" office:value-type="string">
            <text:p text:style-name="P30">Remove Assignment </text:p>
          </table:table-cell>
        </table:table-row>
        <table:table-row table:style-name="Table19.1">
          <table:table-cell table:style-name="Table19.A2" office:value-type="string">
            <text:p text:style-name="P25"><text:span text:style-name="T2">Created By</text:span><text:span text:style-name="T7"><text:tab/></text:span></text:p>
          </table:table-cell>
          <table:table-cell table:style-name="Table19.A1" office:value-type="string">
            <text:p text:style-name="P30">Viktor Gerdin</text:p>
          </table:table-cell>
          <table:table-cell table:style-name="Table19.A1" office:value-type="string">
            <text:p text:style-name="P28">Last Modified By</text:p>
          </table:table-cell>
          <table:table-cell table:style-name="Table19.D1" office:value-type="string">
            <text:p text:style-name="P30">Viktor Gerdin</text:p>
          </table:table-cell>
        </table:table-row>
        <table:table-row table:style-name="Table19.1">
          <table:table-cell table:style-name="Table19.A2" office:value-type="string">
            <text:p text:style-name="P27">Date Created</text:p>
          </table:table-cell>
          <table:table-cell table:style-name="Table19.A1" office:value-type="string">
            <text:p text:style-name="P30">2/09/09 </text:p>
          </table:table-cell>
          <table:table-cell table:style-name="Table19.A1" office:value-type="string">
            <text:p text:style-name="P28">Last Change</text:p>
          </table:table-cell>
          <table:table-cell table:style-name="Table19.D3" office:value-type="date" office:date-value="2009-03-11">
            <text:p text:style-name="P30">03/11/09</text:p>
          </table:table-cell>
        </table:table-row>
        <table:table-row table:style-name="Table19.1">
          <table:table-cell table:style-name="Table19.A2" office:value-type="string">
            <text:p text:style-name="P25"><text:span text:style-name="T2">Actor</text:span><text:span text:style-name="T7"><text:tab/></text:span></text:p>
          </table:table-cell>
          <table:table-cell table:style-name="Table19.D1" table:number-columns-spanned="3" office:value-type="string">
            <text:p text:style-name="P28">Teacher, Teacher Assistants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25"><text:span text:style-name="T2">Description</text:span><text:span text:style-name="T7"><text:tab/></text:span></text:p>
          </table:table-cell>
          <table:table-cell table:style-name="Table19.B5" table:number-columns-spanned="3" office:value-type="string">
            <text:p text:style-name="P25"><text:span text:style-name="T7">The Actor</text:span><text:span text:style-name="T7"> can remove an </text:span><text:span text:style-name="T3">Assignment</text:span><text:span text:style-name="T7"> from the system. The system recalculates any </text:span><text:span text:style-name="T3">Assignment Grade </text:span><text:span text:style-name="T7">dependent on removed </text:span><text:span text:style-name="T3">Assignment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27">Pre-conditions </text:p>
          </table:table-cell>
          <table:table-cell table:style-name="Table19.B5" table:number-columns-spanned="3" office:value-type="string">
            <text:p text:style-name="P30">The Actor is authenticated by the system.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19.B5" table:number-columns-spanned="3" office:value-type="string">
            <text:p text:style-name="P25"><text:span text:style-name="T7">All other </text:span><text:span text:style-name="T3">Assignment</text:span><text:span text:style-name="T7"> are unaffected by the removal of an </text:span><text:span text:style-name="T3">Assignment. </text:span></text:p>
            <text:p text:style-name="P25"><text:span text:style-name="T7">The calculated </text:span><text:span text:style-name="T3">Total Grade </text:span><text:span text:style-name="T7">is updated after the removal of an </text:span><text:span text:style-name="T3">Assignment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104">Normal Flow</text:p>
          </table:table-cell>
          <table:table-cell table:style-name="Table19.B5" table:number-columns-spanned="3" office:value-type="string">
            <text:list xml:id="list1847700061" text:style-name="WW8Num23">
              <text:list-item>
                <text:p text:style-name="P123"><text:span text:style-name="T7"><text:s/>Actor selects an </text:span><text:span text:style-name="T3">Assignment</text:span><text:span text:style-name="T7"> for removal</text:span></text:p>
              </text:list-item>
              <text:list-item>
                <text:p text:style-name="P123"><text:span text:style-name="T7"><text:s/>System prompts for conformation to remove </text:span><text:span text:style-name="T3">Assignment</text:span></text:p>
              </text:list-item>
              <text:list-item>
                <text:p text:style-name="P123"><text:span text:style-name="T7"><text:s/>Actor verifies the request to remove </text:span><text:span text:style-name="T3">Assignment</text:span></text:p>
              </text:list-item>
              <text:list-item>
                <text:p text:style-name="P123"><text:span text:style-name="T7"><text:s/>System removes </text:span><text:span text:style-name="T3">Assignment </text:span><text:span text:style-name="T7">data from storage</text:span></text:p>
              </text:list-item>
              <text:list-item>
                <text:p text:style-name="P125"><text:s/>System displays a message of conformation.</text:p>
              </text:list-item>
            </text:list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104">Alternate Flow</text:p>
          </table:table-cell>
          <table:table-cell table:style-name="Table19.B5" table:number-columns-spanned="3" office:value-type="string">
            <text:p text:style-name="P105">At step 3 of Normal Flow:</text:p>
            <text:p text:style-name="P110"><text:span text:style-name="T7">3a. Actor cancels the request to remove </text:span><text:span text:style-name="T3">Assignment</text:span></text:p>
            <text:p text:style-name="P110"><text:span text:style-name="T7">4a. System returns to step 1 </text:span><text:span text:style-name="T11">without</text:span><text:span text:style-name="T7"> altering any </text:span><text:span text:style-name="T3">Assignment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27">Frequency of Use</text:p>
          </table:table-cell>
          <table:table-cell table:style-name="Table19.B5" table:number-columns-spanned="3" office:value-type="string">
            <text:p text:style-name="P25"><text:span text:style-name="T2"><text:s/></text:span><text:span text:style-name="T7">Once a week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25"><text:span text:style-name="T2">Exceptions</text:span><text:span text:style-name="T7"> </text:span></text:p>
          </table:table-cell>
          <table:table-cell table:style-name="Table19.B5" table:number-columns-spanned="3" office:value-type="string">
            <text:p text:style-name="P25"><text:span text:style-name="T7">If </text:span><text:span text:style-name="T3">Assignment</text:span><text:span text:style-name="T7"> could not be removed the system displays an error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27">Includes </text:p>
          </table:table-cell>
          <table:table-cell table:style-name="Table19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27">Special Requirements </text:p>
          </table:table-cell>
          <table:table-cell table:style-name="Table19.B5" table:number-columns-spanned="3" office:value-type="string">
            <text:p text:style-name="P105">System will automatically (without request) update any stored data so that affected features (UC-2, UC-3, UC-4, UC-5, UC-24, UC-27) will work correctly.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27">Assumptions </text:p>
          </table:table-cell>
          <table:table-cell table:style-name="Table19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27">Notes and Issues </text:p>
          </table:table-cell>
          <table:table-cell table:style-name="Table19.B5" table:number-columns-spanned="3" office:value-type="string">
            <text:p text:style-name="P110"><text:span text:style-name="T3">Teacher Assistant</text:span><text:span text:style-name="T7"> must have the </text:span><text:span text:style-name="T3">Manage Course Permission</text:span><text:span text:style-name="T7"> to perform this action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25"><text:span text:style-name="T3">Priority </text:span><text:span text:style-name="T7"><text:s/></text:span></text:p>
          </table:table-cell>
          <table:table-cell table:style-name="Table19.B5" table:number-columns-spanned="3" office:value-type="string">
            <text:p text:style-name="P105">High</text:p>
          </table:table-cell>
          <table:covered-table-cell/>
          <table:covered-table-cell/>
        </table:table-row>
      </table:table>
      <text:p text:style-name="P1"/>
      <text:p text:style-name="P1"/>
      <text:p text:style-name="P8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27">Use Case </text:p>
          </table:table-cell>
          <table:table-cell table:style-name="Table20.A1" office:value-type="string">
            <text:p text:style-name="P30">UC-19</text:p>
          </table:table-cell>
          <table:table-cell table:style-name="Table20.A1" office:value-type="string">
            <text:p text:style-name="P28">Use Case Name</text:p>
          </table:table-cell>
          <table:table-cell table:style-name="Table20.D1" office:value-type="string">
            <text:p text:style-name="P30">Edit Assignment </text:p>
          </table:table-cell>
        </table:table-row>
        <table:table-row table:style-name="Table20.1">
          <table:table-cell table:style-name="Table20.A2" office:value-type="string">
            <text:p text:style-name="P25"><text:span text:style-name="T2">Created By</text:span><text:span text:style-name="T7"><text:tab/></text:span></text:p>
          </table:table-cell>
          <table:table-cell table:style-name="Table20.A1" office:value-type="string">
            <text:p text:style-name="P30">Viktor Gerdin</text:p>
          </table:table-cell>
          <table:table-cell table:style-name="Table20.A1" office:value-type="string">
            <text:p text:style-name="P28">Last Modified By</text:p>
          </table:table-cell>
          <table:table-cell table:style-name="Table20.D1" office:value-type="string">
            <text:p text:style-name="P30">Viktor Gerdin</text:p>
          </table:table-cell>
        </table:table-row>
        <table:table-row table:style-name="Table20.1">
          <table:table-cell table:style-name="Table20.A2" office:value-type="string">
            <text:p text:style-name="P27">Date Created</text:p>
          </table:table-cell>
          <table:table-cell table:style-name="Table20.A1" office:value-type="string">
            <text:p text:style-name="P30">2/09/09 </text:p>
          </table:table-cell>
          <table:table-cell table:style-name="Table20.A1" office:value-type="string">
            <text:p text:style-name="P28">Last Change</text:p>
          </table:table-cell>
          <table:table-cell table:style-name="Table20.D3" office:value-type="date" office:date-value="2009-03-11">
            <text:p text:style-name="P30">03/11/09</text:p>
          </table:table-cell>
        </table:table-row>
        <table:table-row table:style-name="Table20.1">
          <table:table-cell table:style-name="Table20.A2" office:value-type="string">
            <text:p text:style-name="P25"><text:span text:style-name="T2">Actor</text:span><text:span text:style-name="T7"><text:tab/></text:span></text:p>
          </table:table-cell>
          <table:table-cell table:style-name="Table20.D1" table:number-columns-spanned="3" office:value-type="string">
            <text:p text:style-name="P28">Teacher, Teacher Assistant 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25"><text:span text:style-name="T2">Description</text:span><text:span text:style-name="T7"><text:tab/></text:span></text:p>
          </table:table-cell>
          <table:table-cell table:style-name="Table20.B5" table:number-columns-spanned="3" office:value-type="string">
            <text:p text:style-name="P25"><text:span text:style-name="T14">Actor</text:span><text:span text:style-name="T7"> can edit an </text:span><text:span text:style-name="T3">Assignment</text:span><text:span text:style-name="T7"> in the system. The System recalculates any </text:span><text:span text:style-name="T3">Assignment Grade </text:span><text:span text:style-name="T7">dependent on changed </text:span><text:span text:style-name="T3">Assignment.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27">Pre-conditions </text:p>
          </table:table-cell>
          <table:table-cell table:style-name="Table20.B5" table:number-columns-spanned="3" office:value-type="string">
            <text:p text:style-name="P30">The Actor is authenticated by the system.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20.B5" table:number-columns-spanned="3" office:value-type="string">
            <text:p text:style-name="P25"><text:span text:style-name="T7">All other </text:span><text:span text:style-name="T3">Assignments</text:span><text:span text:style-name="T7"> are unaffected by the editing of an </text:span><text:span text:style-name="T3">Assignment. </text:span></text:p>
            <text:p text:style-name="P25"><text:span text:style-name="T7">The calculated </text:span><text:span text:style-name="T3">Total Grade </text:span><text:span text:style-name="T7">is updated after the editing of an </text:span><text:span text:style-name="T3">Assignment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104">Normal Flow</text:p>
          </table:table-cell>
          <table:table-cell table:style-name="Table20.B5" table:number-columns-spanned="3" office:value-type="string">
            <text:list xml:id="list1461484131" text:style-name="WW8Num19">
              <text:list-item>
                <text:p text:style-name="P124"><text:span text:style-name="T7">Actor selects an </text:span><text:span text:style-name="T3">Assignment</text:span><text:span text:style-name="T7"> for editing</text:span></text:p>
              </text:list-item>
              <text:list-item>
                <text:p text:style-name="P124"><text:span text:style-name="T7"><text:s/>System displays the selected </text:span><text:span text:style-name="T3">Assignment</text:span></text:p>
              </text:list-item>
              <text:list-item>
                <text:p text:style-name="P124"><text:span text:style-name="T7">Actor selects what </text:span><text:span text:style-name="T3">Assignment </text:span><text:span text:style-name="T14">attribute </text:span><text:span text:style-name="T7">to edit</text:span></text:p>
              </text:list-item>
              <text:list-item>
                <text:p text:style-name="P124"><text:span text:style-name="T7"><text:s/>Actor edits selected </text:span><text:span text:style-name="T3">Assignment</text:span><text:span text:style-name="T14"> attribute </text:span></text:p>
              </text:list-item>
              <text:list-item>
                <text:p text:style-name="P126">Actor selects to store any changes</text:p>
              </text:list-item>
              <text:list-item>
                <text:p text:style-name="P124"><text:span text:style-name="T7">System stores updated </text:span><text:span text:style-name="T3">Assignment</text:span></text:p>
              </text:list-item>
            </text:list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104">Alternate Flow</text:p>
          </table:table-cell>
          <table:table-cell table:style-name="Table20.B5" table:number-columns-spanned="3" office:value-type="string">
            <text:p text:style-name="P105">At step 5 of Normal Flow:</text:p>
            <text:p text:style-name="P105">5a. The Actor selects to cancels the edit</text:p>
            <text:p text:style-name="P110"><text:span text:style-name="T7">6a. The system returns to step 1 </text:span><text:span text:style-name="T11">without</text:span><text:span text:style-name="T7"> altering any </text:span><text:span text:style-name="T3">Assignment</text:span></text:p>
            <text:p text:style-name="P105">At step 6 of Normal Flow:</text:p>
            <text:p text:style-name="P110"><text:span text:style-name="T7">6a. If any stored data depends on the altered </text:span><text:span text:style-name="T3">Assignment </text:span><text:span text:style-name="T7">attributes the system updates any dependent data. See Special Requirements 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27">Frequency of Use</text:p>
          </table:table-cell>
          <table:table-cell table:style-name="Table20.B5" table:number-columns-spanned="3" office:value-type="string">
            <text:p text:style-name="P25"><text:span text:style-name="T2"><text:s/></text:span><text:span text:style-name="T7">Once a week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25"><text:span text:style-name="T2">Exceptions</text:span><text:span text:style-name="T7"> </text:span></text:p>
          </table:table-cell>
          <table:table-cell table:style-name="Table20.B5" table:number-columns-spanned="3" office:value-type="string">
            <text:p text:style-name="P25"><text:span text:style-name="T7">If </text:span><text:span text:style-name="T3">Assignment</text:span><text:span text:style-name="T7"> changes could not be stored, the system displays an error..</text:span></text:p>
            <text:p text:style-name="P25"><text:span text:style-name="T7">If Actor enters invalid data for </text:span><text:span text:style-name="T3">Assignment </text:span><text:span text:style-name="T7">the system displays a message telling the Actor what data is faulty and why.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27">Includes </text:p>
          </table:table-cell>
          <table:table-cell table:style-name="Table20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27">Special Requirements </text:p>
          </table:table-cell>
          <table:table-cell table:style-name="Table20.B5" table:number-columns-spanned="3" office:value-type="string">
            <text:p text:style-name="P105">The system will automatically (without request) update any stored data so that affected features (UC-2, UC-3, UC-4, UC-5, UC-24, UC-27) will work correctly.</text:p>
          </table:table-cell>
          <table:covered-table-cell/>
          <table:covered-table-cell/>
        </table:table-row>
        <text:soft-page-break/>
        <table:table-row table:style-name="Table20.1">
          <table:table-cell table:style-name="Table20.A2" office:value-type="string">
            <text:p text:style-name="P27">Assumptions </text:p>
          </table:table-cell>
          <table:table-cell table:style-name="Table20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27">Notes and Issues </text:p>
          </table:table-cell>
          <table:table-cell table:style-name="Table20.B5" table:number-columns-spanned="3" office:value-type="string">
            <text:p text:style-name="P110"><text:span text:style-name="T3">Teacher Assistant</text:span><text:span text:style-name="T7"> must have the </text:span><text:span text:style-name="T3">Manage Course Permission</text:span><text:span text:style-name="T7"> to perform this action.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25"><text:span text:style-name="T3">Priority </text:span><text:span text:style-name="T7"><text:s/></text:span></text:p>
          </table:table-cell>
          <table:table-cell table:style-name="Table20.B5" table:number-columns-spanned="3" office:value-type="string">
            <text:p text:style-name="P105">High</text:p>
          </table:table-cell>
          <table:covered-table-cell/>
          <table:covered-table-cell/>
        </table:table-row>
      </table:table>
      <text:p text:style-name="P1"/>
      <text:p text:style-name="P1"/>
      <text:p text:style-name="P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27">Use Case </text:p>
          </table:table-cell>
          <table:table-cell table:style-name="Table21.A1" office:value-type="string">
            <text:p text:style-name="P30">UC-20</text:p>
          </table:table-cell>
          <table:table-cell table:style-name="Table21.A1" office:value-type="string">
            <text:p text:style-name="P28">Use Case Name</text:p>
          </table:table-cell>
          <table:table-cell table:style-name="Table21.D1" office:value-type="string">
            <text:p text:style-name="P30">Add Announcements</text:p>
          </table:table-cell>
        </table:table-row>
        <table:table-row table:style-name="Table21.1">
          <table:table-cell table:style-name="Table21.A2" office:value-type="string">
            <text:p text:style-name="P25"><text:span text:style-name="T2">Created By</text:span><text:span text:style-name="T7"><text:tab/></text:span></text:p>
          </table:table-cell>
          <table:table-cell table:style-name="Table21.A1" office:value-type="string">
            <text:p text:style-name="P30">Katherine Blizard</text:p>
          </table:table-cell>
          <table:table-cell table:style-name="Table21.A1" office:value-type="string">
            <text:p text:style-name="P28">Last Modified By</text:p>
          </table:table-cell>
          <table:table-cell table:style-name="Table21.D1" office:value-type="string">
            <text:p text:style-name="P30">Nat Welch</text:p>
          </table:table-cell>
        </table:table-row>
        <table:table-row table:style-name="Table21.1">
          <table:table-cell table:style-name="Table21.A2" office:value-type="string">
            <text:p text:style-name="P27">Date Created</text:p>
          </table:table-cell>
          <table:table-cell table:style-name="Table21.A1" office:value-type="string">
            <text:p text:style-name="P30">1/31/09</text:p>
          </table:table-cell>
          <table:table-cell table:style-name="Table21.A1" office:value-type="string">
            <text:p text:style-name="P28">Last Change</text:p>
          </table:table-cell>
          <table:table-cell table:style-name="Table21.D1" office:value-type="string">
            <text:p text:style-name="P30">2/10/09</text:p>
          </table:table-cell>
        </table:table-row>
        <table:table-row table:style-name="Table21.1">
          <table:table-cell table:style-name="Table21.A2" office:value-type="string">
            <text:p text:style-name="P25"><text:span text:style-name="T2">Actor</text:span><text:span text:style-name="T7"><text:tab/></text:span></text:p>
          </table:table-cell>
          <table:table-cell table:style-name="Table21.D1" table:number-columns-spanned="3" office:value-type="string">
            <text:p text:style-name="P28">Teacher, Teacher Assistants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25"><text:span text:style-name="T2">Description</text:span><text:span text:style-name="T7"><text:tab/></text:span></text:p>
          </table:table-cell>
          <table:table-cell table:style-name="Table21.B5" table:number-columns-spanned="3" office:value-type="string">
            <text:p text:style-name="P25"><text:span text:style-name="T7">The Actor is able to add a new</text:span><text:span text:style-name="T3"> Announcement </text:span><text:span text:style-name="T7">for one or more </text:span><text:span text:style-name="T2">Course</text:span><text:span text:style-name="T7">(s).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27">Pre-conditions </text:p>
          </table:table-cell>
          <table:table-cell table:style-name="Table21.B5" table:number-columns-spanned="3" office:value-type="string">
            <text:p text:style-name="P30">The Actor is associated with (teaching/helping) the <text:span text:style-name="T19">Course. </text:span>The Actor is be authenticated by the system.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21.B5" table:number-columns-spanned="3" office:value-type="string">
            <text:p text:style-name="P25"><text:span text:style-name="T7">The new </text:span><text:span text:style-name="T3">Announcement </text:span><text:span text:style-name="T7">is stored within the system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104">Normal Flow</text:p>
          </table:table-cell>
          <table:table-cell table:style-name="Table21.B5" table:number-columns-spanned="3" office:value-type="string">
            <text:list xml:id="list121495131" text:style-name="WW8Num21">
              <text:list-item>
                <text:p text:style-name="P99"><text:span text:style-name="T7">Actor selects “Add Announcement”</text:span></text:p>
              </text:list-item>
              <text:list-item>
                <text:p text:style-name="P99"><text:span text:style-name="T7">System prompts for </text:span><text:span text:style-name="T3">Announcement </text:span><text:span text:style-name="T14">attributes</text:span></text:p>
              </text:list-item>
              <text:list-item>
                <text:p text:style-name="P101"><text:span text:style-name="T7">Actor provides </text:span><text:span text:style-name="T3">Announcement </text:span><text:span text:style-name="T7">attributes</text:span></text:p>
              </text:list-item>
              <text:list-item>
                <text:p text:style-name="P100"><text:span text:style-name="T14">Actor </text:span><text:span text:style-name="T7">selects one or more </text:span><text:span text:style-name="T2">Course(s)</text:span><text:span text:style-name="T7"> that this </text:span><text:span text:style-name="T3">Announcement </text:span><text:span text:style-name="T7">is for. </text:span></text:p>
              </text:list-item>
              <text:list-item>
                <text:p text:style-name="P100"><text:span text:style-name="T7">Actor selects to store </text:span><text:span text:style-name="T3">Announcement</text:span></text:p>
              </text:list-item>
              <text:list-item>
                <text:p text:style-name="P102"><text:span text:style-name="T7">System set </text:span><text:span text:style-name="T3">Announcement Date </text:span><text:span text:style-name="T14">to </text:span><text:span text:style-name="T7">the current date.</text:span></text:p>
              </text:list-item>
              <text:list-item>
                <text:p text:style-name="P102"><text:span text:style-name="T7">System stores </text:span><text:span text:style-name="T3">Announcement </text:span></text:p>
              </text:list-item>
            </text:list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104">Alternate Flow</text:p>
          </table:table-cell>
          <table:table-cell table:style-name="Table21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27">Frequency of Use</text:p>
          </table:table-cell>
          <table:table-cell table:style-name="Table21.B5" table:number-columns-spanned="3" office:value-type="string">
            <text:p text:style-name="P30">Several times a week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25"><text:span text:style-name="T2">Exceptions</text:span><text:span text:style-name="T7"> </text:span></text:p>
          </table:table-cell>
          <table:table-cell table:style-name="Table21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27">Includes </text:p>
          </table:table-cell>
          <table:table-cell table:style-name="Table21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27">Special Requirements </text:p>
          </table:table-cell>
          <table:table-cell table:style-name="Table21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27">Assumptions </text:p>
          </table:table-cell>
          <table:table-cell table:style-name="Table21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27">Notes and Issues </text:p>
          </table:table-cell>
          <table:table-cell table:style-name="Table21.B5" table:number-columns-spanned="3" office:value-type="string">
            <text:p text:style-name="P104">Teacher Assistant <text:span text:style-name="T25">must have</text:span> Manage Announcement Permission <text:span text:style-name="T25">to perform this action.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25"><text:span text:style-name="T3">Priority </text:span><text:span text:style-name="T7"><text:s/></text:span></text:p>
          </table:table-cell>
          <table:table-cell table:style-name="Table21.B5" table:number-columns-spanned="3" office:value-type="string">
            <text:p text:style-name="P105">Medium High</text:p>
          </table:table-cell>
          <table:covered-table-cell/>
          <table:covered-table-cell/>
        </table:table-row>
      </table:table>
      <text:p text:style-name="P1"/>
      <text:p text:style-name="P8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27">Use Case </text:p>
          </table:table-cell>
          <table:table-cell table:style-name="Table22.A1" office:value-type="string">
            <text:p text:style-name="P30">UC-21</text:p>
          </table:table-cell>
          <table:table-cell table:style-name="Table22.A1" office:value-type="string">
            <text:p text:style-name="P28">Use Case Name</text:p>
          </table:table-cell>
          <table:table-cell table:style-name="Table22.D1" office:value-type="string">
            <text:p text:style-name="P30"><text:s/>Remove Announcement</text:p>
          </table:table-cell>
        </table:table-row>
        <table:table-row table:style-name="Table22.1">
          <table:table-cell table:style-name="Table22.A2" office:value-type="string">
            <text:p text:style-name="P25"><text:span text:style-name="T2">Created By</text:span><text:span text:style-name="T7"><text:tab/></text:span></text:p>
          </table:table-cell>
          <table:table-cell table:style-name="Table22.A1" office:value-type="string">
            <text:p text:style-name="P30">Viktor Gerdin</text:p>
          </table:table-cell>
          <table:table-cell table:style-name="Table22.A1" office:value-type="string">
            <text:p text:style-name="P28">Last Modified By</text:p>
          </table:table-cell>
          <table:table-cell table:style-name="Table22.D1" office:value-type="string">
            <text:p text:style-name="P30">Viktor Gerdin</text:p>
          </table:table-cell>
        </table:table-row>
        <table:table-row table:style-name="Table22.1">
          <table:table-cell table:style-name="Table22.A2" office:value-type="string">
            <text:p text:style-name="P27">Date Created</text:p>
          </table:table-cell>
          <table:table-cell table:style-name="Table22.A1" office:value-type="string">
            <text:p text:style-name="P30">2/09/09 </text:p>
          </table:table-cell>
          <table:table-cell table:style-name="Table22.A1" office:value-type="string">
            <text:p text:style-name="P28">Last Change</text:p>
          </table:table-cell>
          <table:table-cell table:style-name="Table22.D3" office:value-type="date" office:date-value="2009-03-11">
            <text:p text:style-name="P30">03/11/09</text:p>
          </table:table-cell>
        </table:table-row>
        <table:table-row table:style-name="Table22.1">
          <table:table-cell table:style-name="Table22.A2" office:value-type="string">
            <text:p text:style-name="P25"><text:span text:style-name="T2">Actor</text:span><text:span text:style-name="T7"><text:tab/></text:span></text:p>
          </table:table-cell>
          <table:table-cell table:style-name="Table22.D1" table:number-columns-spanned="3" office:value-type="string">
            <text:p text:style-name="P28">Teacher, Teacher Assistant 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25"><text:span text:style-name="T2">Description</text:span><text:span text:style-name="T7"><text:tab/></text:span></text:p>
          </table:table-cell>
          <table:table-cell table:style-name="Table22.B5" table:number-columns-spanned="3" office:value-type="string">
            <text:p text:style-name="P25"><text:span text:style-name="T7">Actor can remove an </text:span><text:span text:style-name="T3">Announcement</text:span><text:span text:style-name="T7"> from the system. 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27">Pre-conditions </text:p>
          </table:table-cell>
          <table:table-cell table:style-name="Table22.B5" table:number-columns-spanned="3" office:value-type="string">
            <text:p text:style-name="P30">Actor is authenticated by the system.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22.B5" table:number-columns-spanned="3" office:value-type="string">
            <text:p text:style-name="P25"><text:span text:style-name="T7">All other </text:span><text:span text:style-name="T3">Announcement</text:span><text:span text:style-name="T7"> are unaffected by the removal of an </text:span><text:span text:style-name="T3">Announcement. 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104">Normal Flow</text:p>
          </table:table-cell>
          <table:table-cell table:style-name="Table22.B5" table:number-columns-spanned="3" office:value-type="string">
            <text:list xml:id="list1715033681" text:style-name="WW8Num2">
              <text:list-item>
                <text:p text:style-name="P129"><text:span text:style-name="T7"><text:s/>Actor selects an </text:span><text:span text:style-name="T3">Announcement</text:span><text:span text:style-name="T7"> for removal</text:span></text:p>
              </text:list-item>
              <text:list-item>
                <text:p text:style-name="P129"><text:span text:style-name="T7"><text:s/>System prompts for conformation to remove </text:span><text:span text:style-name="T3">Announcement</text:span></text:p>
              </text:list-item>
              <text:list-item>
                <text:p text:style-name="P129"><text:span text:style-name="T7"><text:s/>Actor verifies the request to remove </text:span><text:span text:style-name="T3">Announcement</text:span></text:p>
              </text:list-item>
              <text:list-item>
                <text:p text:style-name="P129"><text:span text:style-name="T7"><text:s/>System removes </text:span><text:span text:style-name="T3">Announcement </text:span><text:span text:style-name="T7">from storage</text:span></text:p>
              </text:list-item>
            </text:list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104">Alternate Flow</text:p>
          </table:table-cell>
          <table:table-cell table:style-name="Table22.B5" table:number-columns-spanned="3" office:value-type="string">
            <text:p text:style-name="P105">At step 3 of Normal Flow:</text:p>
            <text:p text:style-name="P110"><text:span text:style-name="T7">3a. The Actor cancels the request to remove </text:span><text:span text:style-name="T3">Announcement</text:span></text:p>
            <text:p text:style-name="P110"><text:span text:style-name="T7">4a. The system returns to step 1 </text:span><text:span text:style-name="T11">without</text:span><text:span text:style-name="T7"> altering any </text:span><text:span text:style-name="T3">Announcement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27">Frequency of Use</text:p>
          </table:table-cell>
          <table:table-cell table:style-name="Table22.B5" table:number-columns-spanned="3" office:value-type="string">
            <text:p text:style-name="P25"><text:span text:style-name="T2"><text:s/></text:span><text:span text:style-name="T7">Once a week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25"><text:span text:style-name="T2">Exceptions</text:span><text:span text:style-name="T7"> </text:span></text:p>
          </table:table-cell>
          <table:table-cell table:style-name="Table22.B5" table:number-columns-spanned="3" office:value-type="string">
            <text:p text:style-name="P25"><text:span text:style-name="T7">If </text:span><text:span text:style-name="T3">Announcement</text:span><text:span text:style-name="T7"> could not be removed the system displays an error.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27">Includes </text:p>
          </table:table-cell>
          <table:table-cell table:style-name="Table22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27">Special Requirements </text:p>
          </table:table-cell>
          <table:table-cell table:style-name="Table22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27">Assumptions </text:p>
          </table:table-cell>
          <table:table-cell table:style-name="Table22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27">Notes and Issues </text:p>
          </table:table-cell>
          <table:table-cell table:style-name="Table22.B5" table:number-columns-spanned="3" office:value-type="string">
            <text:p text:style-name="P110"><text:span text:style-name="T3">Teacher Assistants</text:span><text:span text:style-name="T7"> must have the </text:span><text:span text:style-name="T3">Manage Announcement Permission</text:span><text:span text:style-name="T7"> to perform this action.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25"><text:span text:style-name="T3">Priority </text:span><text:span text:style-name="T7"><text:s/></text:span></text:p>
          </table:table-cell>
          <table:table-cell table:style-name="Table22.B5" table:number-columns-spanned="3" office:value-type="string">
            <text:p text:style-name="P105">High</text:p>
          </table:table-cell>
          <table:covered-table-cell/>
          <table:covered-table-cell/>
        </table:table-row>
      </table:table>
      <text:p text:style-name="P1"/>
      <text:p text:style-name="P49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27">Use Case </text:p>
          </table:table-cell>
          <table:table-cell table:style-name="Table23.A1" office:value-type="string">
            <text:p text:style-name="P30">UC-22</text:p>
          </table:table-cell>
          <table:table-cell table:style-name="Table23.A1" office:value-type="string">
            <text:p text:style-name="P28">Use Case Name</text:p>
          </table:table-cell>
          <table:table-cell table:style-name="Table23.D1" office:value-type="string">
            <text:p text:style-name="P30">Edit Announcement</text:p>
          </table:table-cell>
        </table:table-row>
        <table:table-row table:style-name="Table23.1">
          <table:table-cell table:style-name="Table23.A2" office:value-type="string">
            <text:p text:style-name="P25"><text:span text:style-name="T2">Created By</text:span><text:span text:style-name="T7"><text:tab/></text:span></text:p>
          </table:table-cell>
          <table:table-cell table:style-name="Table23.A1" office:value-type="string">
            <text:p text:style-name="P30">Viktor Gerdin</text:p>
          </table:table-cell>
          <table:table-cell table:style-name="Table23.A1" office:value-type="string">
            <text:p text:style-name="P28">Last Modified By</text:p>
          </table:table-cell>
          <table:table-cell table:style-name="Table23.D1" office:value-type="string">
            <text:p text:style-name="P30">Viktor Gerdin</text:p>
          </table:table-cell>
        </table:table-row>
        <table:table-row table:style-name="Table23.1">
          <table:table-cell table:style-name="Table23.A2" office:value-type="string">
            <text:p text:style-name="P27">Date Created</text:p>
          </table:table-cell>
          <table:table-cell table:style-name="Table23.A1" office:value-type="string">
            <text:p text:style-name="P30">2/09/09 </text:p>
          </table:table-cell>
          <table:table-cell table:style-name="Table23.A1" office:value-type="string">
            <text:p text:style-name="P28">Last Change</text:p>
          </table:table-cell>
          <table:table-cell table:style-name="Table23.D3" office:value-type="date" office:date-value="2009-03-11">
            <text:p text:style-name="P30">03/11/09</text:p>
          </table:table-cell>
        </table:table-row>
        <table:table-row table:style-name="Table23.1">
          <table:table-cell table:style-name="Table23.A2" office:value-type="string">
            <text:p text:style-name="P25"><text:span text:style-name="T2">Actor</text:span><text:span text:style-name="T7"><text:tab/></text:span></text:p>
          </table:table-cell>
          <table:table-cell table:style-name="Table23.D1" table:number-columns-spanned="3" office:value-type="string">
            <text:p text:style-name="P28">Teacher, Teacher Assistant 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25"><text:span text:style-name="T2">Description</text:span><text:span text:style-name="T7"><text:tab/></text:span></text:p>
          </table:table-cell>
          <table:table-cell table:style-name="Table23.B5" table:number-columns-spanned="3" office:value-type="string">
            <text:p text:style-name="P25"><text:span text:style-name="T7">Actor can edit an </text:span><text:span text:style-name="T3">Announcement</text:span><text:span text:style-name="T7"> in the system. 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27">Pre-conditions </text:p>
          </table:table-cell>
          <table:table-cell table:style-name="Table23.B5" table:number-columns-spanned="3" office:value-type="string">
            <text:p text:style-name="P30">Actor must be authenticated by the system. 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23.B5" table:number-columns-spanned="3" office:value-type="string">
            <text:p text:style-name="P25"><text:span text:style-name="T7">Any </text:span><text:span text:style-name="T11">other</text:span><text:span text:style-name="T7"> </text:span><text:span text:style-name="T3">Announcement</text:span><text:span text:style-name="T7"> must be unaffected by the editing of an </text:span><text:span text:style-name="T3">Announcement. </text:span></text:p>
            <text:p text:style-name="P25"><text:span text:style-name="T7">The system will update </text:span><text:span text:style-name="T3">AnnouncementDate </text:span><text:span text:style-name="T7">when storing changes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104">Normal Flow</text:p>
          </table:table-cell>
          <table:table-cell table:style-name="Table23.B5" table:number-columns-spanned="3" office:value-type="string">
            <text:list xml:id="list476567786" text:style-name="WW8Num24">
              <text:list-item>
                <text:p text:style-name="P128"><text:span text:style-name="T7">Actor selects an </text:span><text:span text:style-name="T3">Announcement</text:span><text:span text:style-name="T7"> for editing</text:span></text:p>
              </text:list-item>
              <text:list-item>
                <text:p text:style-name="P128"><text:span text:style-name="T7"><text:s/>System displays the selected </text:span><text:span text:style-name="T3">Announcement</text:span></text:p>
              </text:list-item>
              <text:list-item>
                <text:p text:style-name="P128"><text:span text:style-name="T7"><text:s/>Actor selects what </text:span><text:span text:style-name="T3">Announcement </text:span><text:span text:style-name="T14">attributes</text:span><text:span text:style-name="T7"> to edit</text:span></text:p>
              </text:list-item>
              <text:list-item>
                <text:p text:style-name="P128"><text:span text:style-name="T7"><text:s/>Actor edits </text:span><text:span text:style-name="T3">Announcement </text:span><text:span text:style-name="T14">attributes</text:span></text:p>
              </text:list-item>
              <text:list-item>
                <text:p text:style-name="P127"><text:s/>Actor selects to store any changes</text:p>
              </text:list-item>
              <text:list-item>
                <text:p text:style-name="P128"><text:span text:style-name="T7"><text:s/>System stores updated </text:span><text:span text:style-name="T3">Announcement</text:span></text:p>
              </text:list-item>
              <text:list-item>
                <text:p text:style-name="P128"><text:span text:style-name="T7"><text:s/>System displays the edited </text:span><text:span text:style-name="T3">Announcement</text:span></text:p>
              </text:list-item>
            </text:list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104">Alternate Flow</text:p>
          </table:table-cell>
          <table:table-cell table:style-name="Table23.B5" table:number-columns-spanned="3" office:value-type="string">
            <text:p text:style-name="P105">At step 5 of Normal Flow:</text:p>
            <text:p text:style-name="P105">5a. Actor selects to cancel the edit</text:p>
            <text:p text:style-name="P110"><text:span text:style-name="T7">6a. System returns to step 1 </text:span><text:span text:style-name="T11">without</text:span><text:span text:style-name="T7"> altering any </text:span><text:span text:style-name="T3">Announcement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27">Frequency of Use</text:p>
          </table:table-cell>
          <table:table-cell table:style-name="Table23.B5" table:number-columns-spanned="3" office:value-type="string">
            <text:p text:style-name="P25"><text:span text:style-name="T2"><text:s/></text:span><text:span text:style-name="T7">Once a week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25"><text:span text:style-name="T2">Exceptions</text:span><text:span text:style-name="T7"> </text:span></text:p>
          </table:table-cell>
          <table:table-cell table:style-name="Table23.B5" table:number-columns-spanned="3" office:value-type="string">
            <text:p text:style-name="P25"><text:span text:style-name="T7">If </text:span><text:span text:style-name="T3">Announcement</text:span><text:span text:style-name="T7"> could not be stored, the system displays an error.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27">Includes </text:p>
          </table:table-cell>
          <table:table-cell table:style-name="Table23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27">Special Requirements </text:p>
          </table:table-cell>
          <table:table-cell table:style-name="Table23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27">Assumptions </text:p>
          </table:table-cell>
          <table:table-cell table:style-name="Table23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27">Notes and Issues </text:p>
          </table:table-cell>
          <table:table-cell table:style-name="Table23.B5" table:number-columns-spanned="3" office:value-type="string">
            <text:p text:style-name="P110"><text:span text:style-name="T3">Teacher Assistants</text:span><text:span text:style-name="T7"> must have the </text:span><text:span text:style-name="T3">Manage Announcement Permission</text:span><text:span text:style-name="T7"> to perform this action.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25"><text:span text:style-name="T3">Priority </text:span><text:span text:style-name="T7"><text:s/></text:span></text:p>
          </table:table-cell>
          <table:table-cell table:style-name="Table23.B5" table:number-columns-spanned="3" office:value-type="string">
            <text:p text:style-name="P105">High</text:p>
          </table:table-cell>
          <table:covered-table-cell/>
          <table:covered-table-cell/>
        </table:table-row>
      </table:table>
      <text:p text:style-name="P49"/>
      <text:p text:style-name="P2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27">Use Case </text:p>
          </table:table-cell>
          <table:table-cell table:style-name="Table24.A1" office:value-type="string">
            <text:p text:style-name="P30">UC-23</text:p>
          </table:table-cell>
          <table:table-cell table:style-name="Table24.A1" office:value-type="string">
            <text:p text:style-name="P28">Use Case Name</text:p>
          </table:table-cell>
          <table:table-cell table:style-name="Table24.D1" office:value-type="string">
            <text:p text:style-name="P30">Send Email</text:p>
          </table:table-cell>
        </table:table-row>
        <table:table-row table:style-name="Table24.1">
          <table:table-cell table:style-name="Table24.A2" office:value-type="string">
            <text:p text:style-name="P25"><text:span text:style-name="T2">Created By</text:span><text:span text:style-name="T7"><text:tab/></text:span></text:p>
          </table:table-cell>
          <table:table-cell table:style-name="Table24.A1" office:value-type="string">
            <text:p text:style-name="P30">Katherine Blizard</text:p>
          </table:table-cell>
          <table:table-cell table:style-name="Table24.A1" office:value-type="string">
            <text:p text:style-name="P28">Last Modified By</text:p>
          </table:table-cell>
          <table:table-cell table:style-name="Table24.D1" office:value-type="string">
            <text:p text:style-name="P30">Viktor Gerdin</text:p>
          </table:table-cell>
        </table:table-row>
        <table:table-row table:style-name="Table24.1">
          <table:table-cell table:style-name="Table24.A2" office:value-type="string">
            <text:p text:style-name="P27">Date Created</text:p>
          </table:table-cell>
          <table:table-cell table:style-name="Table24.A1" office:value-type="string">
            <text:p text:style-name="P30">1/31/09</text:p>
          </table:table-cell>
          <table:table-cell table:style-name="Table24.A1" office:value-type="string">
            <text:p text:style-name="P28">Last Change</text:p>
          </table:table-cell>
          <table:table-cell table:style-name="Table24.D3" office:value-type="date" office:date-value="2009-03-11">
            <text:p text:style-name="P30">03/11/09</text:p>
          </table:table-cell>
        </table:table-row>
        <table:table-row table:style-name="Table24.1">
          <table:table-cell table:style-name="Table24.A2" office:value-type="string">
            <text:p text:style-name="P25"><text:span text:style-name="T2">Actor</text:span><text:span text:style-name="T7"><text:tab/></text:span></text:p>
          </table:table-cell>
          <table:table-cell table:style-name="Table24.D1" table:number-columns-spanned="3" office:value-type="string">
            <text:p text:style-name="P28">Teacher, Teacher Assistant 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25"><text:span text:style-name="T2">Description</text:span><text:span text:style-name="T7"><text:tab/></text:span></text:p>
          </table:table-cell>
          <table:table-cell table:style-name="Table24.B5" table:number-columns-spanned="3" office:value-type="string">
            <text:p text:style-name="P25"><text:span text:style-name="T7">Actor can send an </text:span><text:span text:style-name="T3">Email</text:span><text:span text:style-name="T7"> to single </text:span><text:span text:style-name="T3">Student</text:span><text:span text:style-name="T7"> by </text:span><text:span text:style-name="T3">Username</text:span><text:span text:style-name="T7"> or </text:span><text:span text:style-name="T3">Email Address</text:span><text:span text:style-name="T7"> or to an entire </text:span><text:span text:style-name="T2">Course.</text:span>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27">Pre-conditions </text:p>
          </table:table-cell>
          <table:table-cell table:style-name="Table24.B5" table:number-columns-spanned="3" office:value-type="string">
            <text:p text:style-name="P30">The Actor must be authenticated by the system. In case of an <text:span text:style-name="T19">Email </text:span><text:span text:style-name="T25">to a</text:span> <text:span text:style-name="T19">Course </text:span><text:span text:style-name="T25">the Actor must be associated with (teaching/helping) the </text:span><text:span text:style-name="T19">Course</text:span><text:span text:style-name="T25">.</text:span>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24.B5" table:number-columns-spanned="3" office:value-type="string">
            <text:p text:style-name="P30"><text:s/>Applicable <text:span text:style-name="T19">Students</text:span> receive the <text:span text:style-name="T19">Email</text:span>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104">Normal Flow</text:p>
          </table:table-cell>
          <table:table-cell table:style-name="Table24.B5" table:number-columns-spanned="3" office:value-type="string">
            <text:list xml:id="list1556657713" text:style-name="WW8Num5">
              <text:list-item>
                <text:p text:style-name="P87"><text:span text:style-name="T7">Actor selects “Send Email”</text:span></text:p>
              </text:list-item>
              <text:list-item>
                <text:p text:style-name="P87"><text:span text:style-name="T7">System prompts for </text:span><text:span text:style-name="T3">Email Recipients </text:span></text:p>
              </text:list-item>
              <text:list-item>
                <text:p text:style-name="P87"><text:span text:style-name="T7">Actor provides </text:span><text:span text:style-name="T3">Username</text:span><text:span text:style-name="T7">, </text:span><text:span text:style-name="T3">Email Address</text:span><text:span text:style-name="T7"> or <text:s/></text:span><text:span text:style-name="T3">Course Number</text:span><text:span text:style-name="T7"> exclusively</text:span></text:p>
              </text:list-item>
              <text:list-item>
                <text:p text:style-name="P87"><text:span text:style-name="T7">System validates </text:span><text:span text:style-name="T3">Email Recipients</text:span></text:p>
              </text:list-item>
              <text:list-item>
                <text:p text:style-name="P87"><text:span text:style-name="T7">System prompts for </text:span><text:span text:style-name="T3">Email</text:span><text:span text:style-name="T7"> attributes</text:span></text:p>
              </text:list-item>
              <text:list-item>
                <text:p text:style-name="P87"><text:span text:style-name="T7">Actor provides </text:span><text:span text:style-name="T3">Email </text:span><text:span text:style-name="T7">attributes</text:span></text:p>
              </text:list-item>
              <text:list-item>
                <text:p text:style-name="P65"><text:span text:style-name="T7">Actor selects to send </text:span><text:span text:style-name="T3">Email</text:span></text:p>
              </text:list-item>
              <text:list-item>
                <text:p text:style-name="P87"><text:span text:style-name="T7">System sends </text:span><text:span text:style-name="T3">Email </text:span><text:span text:style-name="T7">to recipients and Actor. </text:span></text:p>
              </text:list-item>
            </text:list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104">Alternate Flow</text:p>
          </table:table-cell>
          <table:table-cell table:style-name="Table24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27">Frequency of Use</text:p>
          </table:table-cell>
          <table:table-cell table:style-name="Table24.B5" table:number-columns-spanned="3" office:value-type="string">
            <text:p text:style-name="P25"><text:span text:style-name="T2"><text:s/></text:span><text:span text:style-name="T7">Once a day</text:span>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25"><text:span text:style-name="T2">Exceptions</text:span><text:span text:style-name="T7"> </text:span></text:p>
          </table:table-cell>
          <table:table-cell table:style-name="Table24.B5" table:number-columns-spanned="3" office:value-type="string">
            <text:p text:style-name="P25"><text:span text:style-name="T7">At step 4: If System fails to validate </text:span><text:span text:style-name="T3">Email Recipients</text:span><text:span text:style-name="T14"> an error message is displayed and Actor must correct error before continuing.</text:span>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27">Includes </text:p>
          </table:table-cell>
          <table:table-cell table:style-name="Table24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27">Special Requirements </text:p>
          </table:table-cell>
          <table:table-cell table:style-name="Table24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27">Assumptions </text:p>
          </table:table-cell>
          <table:table-cell table:style-name="Table24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27">Notes and Issues </text:p>
          </table:table-cell>
          <table:table-cell table:style-name="Table24.B5" table:number-columns-spanned="3" office:value-type="string">
            <text:p text:style-name="P110"><text:span text:style-name="T3">Teacher Assistants</text:span><text:span text:style-name="T7"> must have the </text:span><text:span text:style-name="T3">Send Email Permission</text:span><text:span text:style-name="T7"> to perform this action.</text:span>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25"><text:span text:style-name="T3">Priority </text:span><text:span text:style-name="T7"><text:s/></text:span></text:p>
          </table:table-cell>
          <table:table-cell table:style-name="Table24.B5" table:number-columns-spanned="3" office:value-type="string">
            <text:p text:style-name="P105">Medium Low</text:p>
          </table:table-cell>
          <table:covered-table-cell/>
          <table:covered-table-cell/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ext:soft-page-break/>
        <table:table-row table:style-name="Table25.1">
          <table:table-cell table:style-name="Table25.A1" office:value-type="string">
            <text:p text:style-name="P27">Use Case </text:p>
          </table:table-cell>
          <table:table-cell table:style-name="Table25.A1" office:value-type="string">
            <text:p text:style-name="P30">UC-24</text:p>
          </table:table-cell>
          <table:table-cell table:style-name="Table25.A1" office:value-type="string">
            <text:p text:style-name="P28">Use Case Name</text:p>
          </table:table-cell>
          <table:table-cell table:style-name="Table25.D1" office:value-type="string">
            <text:p text:style-name="P30">Grade Students</text:p>
          </table:table-cell>
        </table:table-row>
        <table:table-row table:style-name="Table25.1">
          <table:table-cell table:style-name="Table25.A2" office:value-type="string">
            <text:p text:style-name="P25"><text:span text:style-name="T2">Created By</text:span><text:span text:style-name="T7"><text:tab/></text:span></text:p>
          </table:table-cell>
          <table:table-cell table:style-name="Table25.A1" office:value-type="string">
            <text:p text:style-name="P30">Nat Welch</text:p>
          </table:table-cell>
          <table:table-cell table:style-name="Table25.A1" office:value-type="string">
            <text:p text:style-name="P28">Last Modified By</text:p>
          </table:table-cell>
          <table:table-cell table:style-name="Table25.D1" office:value-type="string">
            <text:p text:style-name="P30">Victor Gerdin</text:p>
          </table:table-cell>
        </table:table-row>
        <table:table-row table:style-name="Table25.1">
          <table:table-cell table:style-name="Table25.A2" office:value-type="string">
            <text:p text:style-name="P27">Date Created</text:p>
          </table:table-cell>
          <table:table-cell table:style-name="Table25.A1" office:value-type="string">
            <text:p text:style-name="P30">2/1/08</text:p>
          </table:table-cell>
          <table:table-cell table:style-name="Table25.A1" office:value-type="string">
            <text:p text:style-name="P28">Last Change</text:p>
          </table:table-cell>
          <table:table-cell table:style-name="Table25.D3" office:value-type="date" office:date-value="2009-03-11">
            <text:p text:style-name="P30">03/11/09</text:p>
          </table:table-cell>
        </table:table-row>
        <table:table-row table:style-name="Table25.1">
          <table:table-cell table:style-name="Table25.A2" office:value-type="string">
            <text:p text:style-name="P25"><text:span text:style-name="T2">Actor</text:span><text:span text:style-name="T7"><text:tab/></text:span></text:p>
          </table:table-cell>
          <table:table-cell table:style-name="Table25.D1" table:number-columns-spanned="3" office:value-type="string">
            <text:p text:style-name="P28">Teacher, Teacher Assistant 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25"><text:span text:style-name="T2">Description</text:span><text:span text:style-name="T7"><text:tab/></text:span></text:p>
          </table:table-cell>
          <table:table-cell table:style-name="Table25.B5" table:number-columns-spanned="3" office:value-type="string">
            <text:p text:style-name="P34"><text:span text:style-name="T7">The Actor can choose a </text:span><text:span text:style-name="T3">Course</text:span><text:span text:style-name="T7"> to grade and shall be given a list of enrolled </text:span><text:span text:style-name="T3">Students</text:span><text:span text:style-name="T7"> and </text:span><text:span text:style-name="T3">Assignments </text:span><text:span text:style-name="T7">for the </text:span><text:span text:style-name="T3">Course</text:span>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27">Pre-conditions </text:p>
          </table:table-cell>
          <table:table-cell table:style-name="Table25.B5" table:number-columns-spanned="3" office:value-type="string">
            <text:p text:style-name="P25"><text:span text:style-name="T14">Actor is associated with (teaching/helping) the </text:span><text:span text:style-name="T3">Course. </text:span><text:span text:style-name="T14">Actor is</text:span><text:span text:style-name="T7"> authenticated with the System.</text:span>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25.B5" table:number-columns-spanned="3" office:value-type="string">
            <text:p text:style-name="P30">The information is stored to the System.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104">Normal Flow</text:p>
          </table:table-cell>
          <table:table-cell table:style-name="Table25.B5" table:number-columns-spanned="3" office:value-type="string">
            <text:list xml:id="list1718694745" text:style-name="WW8Num9">
              <text:list-item>
                <text:p text:style-name="P67"><text:span text:style-name="T14">Actor selects “Grade Students”</text:span></text:p>
              </text:list-item>
              <text:list-item>
                <text:p text:style-name="P67"><text:span text:style-name="T14">System displays a list of </text:span><text:span text:style-name="T3">Course</text:span></text:p>
              </text:list-item>
              <text:list-item>
                <text:p text:style-name="P67"><text:span text:style-name="T14">Actor s</text:span><text:span text:style-name="T7">elects a </text:span><text:span text:style-name="T3">Course</text:span></text:p>
              </text:list-item>
              <text:list-item>
                <text:p text:style-name="P67"><text:span text:style-name="T7">System displays a list of </text:span><text:span text:style-name="T3">Assignments </text:span><text:span text:style-name="T14">for selected </text:span><text:span text:style-name="T3">Course</text:span></text:p>
              </text:list-item>
              <text:list-item>
                <text:p text:style-name="P66"><text:span text:style-name="T14">Actor</text:span><text:span text:style-name="T7"> selects an </text:span><text:span text:style-name="T3">Assignment</text:span></text:p>
              </text:list-item>
              <text:list-item>
                <text:p text:style-name="P88"><text:span text:style-name="T7">System displays a list of </text:span><text:span text:style-name="T3">Students </text:span><text:span text:style-name="T7">enrolled in the </text:span><text:span text:style-name="T3">Course </text:span><text:span text:style-name="T7">and any </text:span><text:span text:style-name="T3">Assignment Score </text:span><text:span text:style-name="T7">already designated to them.</text:span></text:p>
              </text:list-item>
              <text:list-item>
                <text:p text:style-name="P66"><text:span text:style-name="T14">Actor </text:span><text:span text:style-name="T7">selects a </text:span><text:span text:style-name="T3">Student</text:span></text:p>
              </text:list-item>
              <text:list-item>
                <text:p text:style-name="P88"><text:span text:style-name="T7">System prompts for </text:span><text:span text:style-name="T3">Assignment Score</text:span></text:p>
              </text:list-item>
              <text:list-item>
                <text:p text:style-name="P66"><text:span text:style-name="T14">Actor </text:span><text:span text:style-name="T7">enters an </text:span><text:span text:style-name="T3">Assignment Score</text:span></text:p>
              </text:list-item>
              <text:list-item>
                <text:p text:style-name="P88"><text:span text:style-name="T7">Actor selects to store </text:span><text:span text:style-name="T3">Assignment Score</text:span></text:p>
              </text:list-item>
              <text:list-item>
                <text:p text:style-name="P88"><text:span text:style-name="T7">System stores </text:span><text:span text:style-name="T3">Assignment Score</text:span></text:p>
              </text:list-item>
              <text:list-item>
                <text:p text:style-name="P88"><text:span text:style-name="T7">System returns to step 6</text:span></text:p>
              </text:list-item>
            </text:list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104">Alternate Flow</text:p>
          </table:table-cell>
          <table:table-cell table:style-name="Table25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27">Frequency of Use</text:p>
          </table:table-cell>
          <table:table-cell table:style-name="Table25.B5" table:number-columns-spanned="3" office:value-type="string">
            <text:p text:style-name="P30">Several times a week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25"><text:span text:style-name="T2">Exceptions</text:span><text:span text:style-name="T7"> </text:span></text:p>
          </table:table-cell>
          <table:table-cell table:style-name="Table25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27">Includes </text:p>
          </table:table-cell>
          <table:table-cell table:style-name="Table25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27">Special Requirements </text:p>
          </table:table-cell>
          <table:table-cell table:style-name="Table25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27">Assumptions </text:p>
          </table:table-cell>
          <table:table-cell table:style-name="Table25.B5" table:number-columns-spanned="3" office:value-type="string">
            <text:p text:style-name="P110"><text:span text:style-name="T7">All </text:span><text:span text:style-name="T3">Assignment Scores </text:span><text:span text:style-name="T7">are set to zero before an</text:span><text:span text:style-name="T3"> Assignment Score </text:span><text:span text:style-name="T7">is entered.</text:span></text:p>
          </table:table-cell>
          <table:covered-table-cell/>
          <table:covered-table-cell/>
        </table:table-row>
        <text:soft-page-break/>
        <table:table-row table:style-name="Table25.1">
          <table:table-cell table:style-name="Table25.A2" office:value-type="string">
            <text:p text:style-name="P27">Notes and Issues </text:p>
          </table:table-cell>
          <table:table-cell table:style-name="Table25.B5" table:number-columns-spanned="3" office:value-type="string">
            <text:p text:style-name="P104">Teacher Assistant <text:span text:style-name="T25">must have </text:span>Manage Grades Permission <text:span text:style-name="T25">to perform this action</text:span>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25"><text:span text:style-name="T3">Priority </text:span><text:span text:style-name="T7"><text:s/></text:span></text:p>
          </table:table-cell>
          <table:table-cell table:style-name="Table25.B5" table:number-columns-spanned="3" office:value-type="string">
            <text:p text:style-name="P105">High</text:p>
          </table:table-cell>
          <table:covered-table-cell/>
          <table:covered-table-cell/>
        </table:table-row>
      </table:table>
      <text:p text:style-name="P26"><text:tab/></text:p>
      <text:p text:style-name="P49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27">Use Case </text:p>
          </table:table-cell>
          <table:table-cell table:style-name="Table26.A1" office:value-type="string">
            <text:p text:style-name="P30">UC-25</text:p>
          </table:table-cell>
          <table:table-cell table:style-name="Table26.A1" office:value-type="string">
            <text:p text:style-name="P28">Use Case Name</text:p>
          </table:table-cell>
          <table:table-cell table:style-name="Table26.D1" office:value-type="string">
            <text:p text:style-name="P30">View Roster</text:p>
          </table:table-cell>
        </table:table-row>
        <table:table-row table:style-name="Table26.1">
          <table:table-cell table:style-name="Table26.A2" office:value-type="string">
            <text:p text:style-name="P25"><text:span text:style-name="T2">Created By</text:span><text:span text:style-name="T7"><text:tab/></text:span></text:p>
          </table:table-cell>
          <table:table-cell table:style-name="Table26.A1" office:value-type="string">
            <text:p text:style-name="P30">Nat Welch</text:p>
          </table:table-cell>
          <table:table-cell table:style-name="Table26.A1" office:value-type="string">
            <text:p text:style-name="P28">Last Modified By</text:p>
          </table:table-cell>
          <table:table-cell table:style-name="Table26.D1" office:value-type="string">
            <text:p text:style-name="P30">Viktor Gerdin</text:p>
          </table:table-cell>
        </table:table-row>
        <table:table-row table:style-name="Table26.1">
          <table:table-cell table:style-name="Table26.A2" office:value-type="string">
            <text:p text:style-name="P27">Date Created</text:p>
          </table:table-cell>
          <table:table-cell table:style-name="Table26.A1" office:value-type="string">
            <text:p text:style-name="P30">2/1/08</text:p>
          </table:table-cell>
          <table:table-cell table:style-name="Table26.A1" office:value-type="string">
            <text:p text:style-name="P28">Last Change</text:p>
          </table:table-cell>
          <table:table-cell table:style-name="Table26.D3" office:value-type="date" office:date-value="2009-03-11">
            <text:p text:style-name="P30">03/11/09</text:p>
          </table:table-cell>
        </table:table-row>
        <table:table-row table:style-name="Table26.1">
          <table:table-cell table:style-name="Table26.A2" office:value-type="string">
            <text:p text:style-name="P25"><text:span text:style-name="T2">Actor</text:span><text:span text:style-name="T7"><text:tab/></text:span></text:p>
          </table:table-cell>
          <table:table-cell table:style-name="Table26.D1" table:number-columns-spanned="3" office:value-type="string">
            <text:p text:style-name="P28">Teacher, Teacher Assistant 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25"><text:span text:style-name="T2">Description</text:span><text:span text:style-name="T7"><text:tab/></text:span></text:p>
          </table:table-cell>
          <table:table-cell table:style-name="Table26.B5" table:number-columns-spanned="3" office:value-type="string">
            <text:p text:style-name="P25"><text:span text:style-name="T14">Actor view a list of all </text:span><text:span text:style-name="T3">Students </text:span><text:span text:style-name="T14">enrolled in</text:span><text:span text:style-name="T7"> a </text:span><text:span text:style-name="T3">Course.</text:span>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27">Pre-conditions </text:p>
          </table:table-cell>
          <table:table-cell table:style-name="Table26.B5" table:number-columns-spanned="3" office:value-type="string">
            <text:p text:style-name="P25"><text:span text:style-name="T7">Actor is associated with (teaching/helping) the </text:span><text:span text:style-name="T3">Course. </text:span><text:span text:style-name="T7">Actor is authenticated with the system.</text:span>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26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104">Normal Flow</text:p>
          </table:table-cell>
          <table:table-cell table:style-name="Table26.B5" table:number-columns-spanned="3" office:value-type="string">
            <text:list xml:id="list1188497157" text:style-name="WW8Num20">
              <text:list-item>
                <text:p text:style-name="P69"><text:span text:style-name="T8">Actor selects a </text:span><text:span text:style-name="T3">Course</text:span></text:p>
              </text:list-item>
              <text:list-item>
                <text:p text:style-name="P68"><text:span text:style-name="T8">The System displays a list of </text:span><text:span text:style-name="T3">Students</text:span><text:span text:style-name="T8"> enrolled in the</text:span><text:span text:style-name="T3"> Course. </text:span></text:p>
              </text:list-item>
            </text:list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104">Alternate Flow</text:p>
          </table:table-cell>
          <table:table-cell table:style-name="Table26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27">Frequency of Use</text:p>
          </table:table-cell>
          <table:table-cell table:style-name="Table26.B5" table:number-columns-spanned="3" office:value-type="string">
            <text:p text:style-name="P25"><text:span text:style-name="T7">Once a week</text:span>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25"><text:span text:style-name="T2">Exceptions</text:span><text:span text:style-name="T7"> </text:span></text:p>
          </table:table-cell>
          <table:table-cell table:style-name="Table26.B5" table:number-columns-spanned="3" office:value-type="string">
            <text:p text:style-name="P25"><text:span text:style-name="T7">If there are no </text:span><text:span text:style-name="T3">Student</text:span><text:span text:style-name="T7">s enrolled in the </text:span><text:span text:style-name="T2">Course</text:span><text:span text:style-name="T7">, the System displays an error message. </text:span>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27">Includes </text:p>
          </table:table-cell>
          <table:table-cell table:style-name="Table26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27">Special Requirements </text:p>
          </table:table-cell>
          <table:table-cell table:style-name="Table26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27">Assumptions </text:p>
          </table:table-cell>
          <table:table-cell table:style-name="Table26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27">Notes and Issues </text:p>
          </table:table-cell>
          <table:table-cell table:style-name="Table26.B5" table:number-columns-spanned="3" office:value-type="string">
            <text:p text:style-name="P109">A <text:span text:style-name="T19">Student's Username</text:span>, <text:span text:style-name="T19">Name</text:span>, <text:span text:style-name="T19">Email Address</text:span> are displayed in the list.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25"><text:span text:style-name="T3">Priority </text:span><text:span text:style-name="T7"><text:s/></text:span></text:p>
          </table:table-cell>
          <table:table-cell table:style-name="Table26.B5" table:number-columns-spanned="3" office:value-type="string">
            <text:p text:style-name="P105">Medium High</text:p>
          </table:table-cell>
          <table:covered-table-cell/>
          <table:covered-table-cell/>
        </table:table-row>
      </table:table>
      <text:p text:style-name="P26"/>
      <text:p text:style-name="P49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27">Use Case </text:p>
          </table:table-cell>
          <table:table-cell table:style-name="Table27.A1" office:value-type="string">
            <text:p text:style-name="P30">UC-26</text:p>
          </table:table-cell>
          <table:table-cell table:style-name="Table27.A1" office:value-type="string">
            <text:p text:style-name="P28">Use Case Name</text:p>
          </table:table-cell>
          <table:table-cell table:style-name="Table27.D1" office:value-type="string">
            <text:p text:style-name="P30">Take Attendance</text:p>
          </table:table-cell>
        </table:table-row>
        <table:table-row table:style-name="Table27.1">
          <table:table-cell table:style-name="Table27.A2" office:value-type="string">
            <text:p text:style-name="P25"><text:span text:style-name="T2">Created By</text:span><text:span text:style-name="T7"><text:tab/></text:span></text:p>
          </table:table-cell>
          <table:table-cell table:style-name="Table27.A1" office:value-type="string">
            <text:p text:style-name="P30">Nat Welch</text:p>
          </table:table-cell>
          <table:table-cell table:style-name="Table27.A1" office:value-type="string">
            <text:p text:style-name="P28">Last Modified By</text:p>
          </table:table-cell>
          <table:table-cell table:style-name="Table27.D1" office:value-type="string">
            <text:p text:style-name="P30">Viktor Gerdin</text:p>
          </table:table-cell>
        </table:table-row>
        <table:table-row table:style-name="Table27.1">
          <table:table-cell table:style-name="Table27.A2" office:value-type="string">
            <text:p text:style-name="P27">Date Created</text:p>
          </table:table-cell>
          <table:table-cell table:style-name="Table27.A1" office:value-type="string">
            <text:p text:style-name="P30">2/1/08</text:p>
          </table:table-cell>
          <table:table-cell table:style-name="Table27.A1" office:value-type="string">
            <text:p text:style-name="P28">Last Change</text:p>
          </table:table-cell>
          <table:table-cell table:style-name="Table27.D1" office:value-type="string">
            <text:p text:style-name="P30">3/12/09</text:p>
          </table:table-cell>
        </table:table-row>
        <table:table-row table:style-name="Table27.1">
          <table:table-cell table:style-name="Table27.A2" office:value-type="string">
            <text:p text:style-name="P25"><text:span text:style-name="T2">Actor</text:span><text:span text:style-name="T7"><text:tab/></text:span></text:p>
          </table:table-cell>
          <table:table-cell table:style-name="Table27.D1" table:number-columns-spanned="3" office:value-type="string">
            <text:p text:style-name="P28">Teacher, Teacher Assistant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25"><text:span text:style-name="T2">Description</text:span><text:span text:style-name="T7"><text:tab/></text:span></text:p>
          </table:table-cell>
          <table:table-cell table:style-name="Table27.B5" table:number-columns-spanned="3" office:value-type="string">
            <text:p text:style-name="P25"><text:span text:style-name="T7">The Actor marks </text:span><text:span text:style-name="T3">Student</text:span><text:span text:style-name="T7">s as either absent or present at a lecture in a </text:span><text:span text:style-name="T3">Course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27">Pre-conditions </text:p>
          </table:table-cell>
          <table:table-cell table:style-name="Table27.B5" table:number-columns-spanned="3" office:value-type="string">
            <text:p text:style-name="P25"><text:span text:style-name="T7">Actor is associated with (teaching/helping) a </text:span><text:span text:style-name="T3">Course. </text:span><text:span text:style-name="T7">Actor is authenticated with the system.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27.B5" table:number-columns-spanned="3" office:value-type="string">
            <text:p text:style-name="P30">System stores the new data.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104">Normal Flow</text:p>
          </table:table-cell>
          <table:table-cell table:style-name="Table27.B5" table:number-columns-spanned="3" office:value-type="string">
            <text:list xml:id="list1242705244" text:style-name="WW8Num10">
              <text:list-item>
                <text:p text:style-name="P4"><text:span text:style-name="T14">Actor views a </text:span><text:span text:style-name="T3">Course</text:span><text:span text:style-name="T14"> as described in UC-25 “View Roster”</text:span></text:p>
              </text:list-item>
              <text:list-item>
                <text:p text:style-name="P43">Actor selects “Take Attendance”</text:p>
              </text:list-item>
              <text:list-item>
                <text:p text:style-name="P40">The system displays the current date and a list of <text:span text:style-name="T19">Students</text:span><text:span text:style-name="T25"> enrolled in the </text:span><text:span text:style-name="T19">Course</text:span>.</text:p>
              </text:list-item>
              <text:list-item>
                <text:p text:style-name="P4"><text:span text:style-name="T7">Actor marks present for each present </text:span><text:span text:style-name="T3">Student</text:span><text:span text:style-name="T14">.</text:span></text:p>
              </text:list-item>
              <text:list-item>
                <text:p text:style-name="P42">Actor selects to save list.</text:p>
              </text:list-item>
              <text:list-item>
                <text:p text:style-name="P42">System stores list</text:p>
              </text:list-item>
              <text:list-item>
                <text:p text:style-name="P42">System returns to “View Roster”</text:p>
              </text:list-item>
            </text:list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104">Alternate Flow</text:p>
          </table:table-cell>
          <table:table-cell table:style-name="Table27.B5" table:number-columns-spanned="3" office:value-type="string">
            <text:p text:style-name="P110"><text:span text:style-name="T7">2a. </text:span><text:span text:style-name="T14">Actor </text:span><text:span text:style-name="T7">selects a different date. 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27">Frequency of Use</text:p>
          </table:table-cell>
          <table:table-cell table:style-name="Table27.B5" table:number-columns-spanned="3" office:value-type="string">
            <text:p text:style-name="P25"><text:span text:style-name="T2"><text:s/></text:span><text:span text:style-name="T7">Once a week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25"><text:span text:style-name="T2">Exceptions</text:span><text:span text:style-name="T7"> </text:span></text:p>
          </table:table-cell>
          <table:table-cell table:style-name="Table27.B5" table:number-columns-spanned="3" office:value-type="string">
            <text:p text:style-name="P25"><text:span text:style-name="T7">If there are no students in the </text:span><text:span text:style-name="T2">Course</text:span><text:span text:style-name="T7">, the system throws an error.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27">Includes </text:p>
          </table:table-cell>
          <table:table-cell table:style-name="Table27.B5" table:number-columns-spanned="3" office:value-type="string">
            <text:p text:style-name="P30">View Roster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27">Special Requirements </text:p>
          </table:table-cell>
          <table:table-cell table:style-name="Table27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27">Assumptions </text:p>
          </table:table-cell>
          <table:table-cell table:style-name="Table27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27">Notes and Issues </text:p>
          </table:table-cell>
          <table:table-cell table:style-name="Table27.B5" table:number-columns-spanned="3" office:value-type="string">
            <text:p text:style-name="P106">Not currently implemented in Data Dictionary.</text:p>
            <text:p text:style-name="P106">Absence is signified by a lack of Present marker.</text:p>
            <text:p text:style-name="P104">Teacher Assistant <text:span text:style-name="T25">must have </text:span>Manage Course Permission <text:span text:style-name="T25">to perform this action.</text:span>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25"><text:span text:style-name="T3">Priority </text:span><text:span text:style-name="T7"><text:s/></text:span></text:p>
          </table:table-cell>
          <table:table-cell table:style-name="Table27.B5" table:number-columns-spanned="3" office:value-type="string">
            <text:p text:style-name="P105">Low</text:p>
          </table:table-cell>
          <table:covered-table-cell/>
          <table:covered-table-cell/>
        </table:table-row>
      </table:table>
      <text:p text:style-name="P26"/>
      <text:p text:style-name="P49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27">Use Case </text:p>
          </table:table-cell>
          <table:table-cell table:style-name="Table28.A1" office:value-type="string">
            <text:p text:style-name="P30">UC-27</text:p>
          </table:table-cell>
          <table:table-cell table:style-name="Table28.A1" office:value-type="string">
            <text:p text:style-name="P28">Use Case Name</text:p>
          </table:table-cell>
          <table:table-cell table:style-name="Table28.D1" office:value-type="string">
            <text:p text:style-name="P30">Curve Adjustment</text:p>
          </table:table-cell>
        </table:table-row>
        <table:table-row table:style-name="Table28.1">
          <table:table-cell table:style-name="Table28.A2" office:value-type="string">
            <text:p text:style-name="P25"><text:span text:style-name="T2">Created By</text:span><text:span text:style-name="T7"><text:tab/></text:span></text:p>
          </table:table-cell>
          <table:table-cell table:style-name="Table28.A1" office:value-type="string">
            <text:p text:style-name="P30">Nat Welch</text:p>
          </table:table-cell>
          <table:table-cell table:style-name="Table28.A1" office:value-type="string">
            <text:p text:style-name="P28">Last Modified By</text:p>
          </table:table-cell>
          <table:table-cell table:style-name="Table28.D1" office:value-type="string">
            <text:p text:style-name="P30">Viktor Gerdin</text:p>
          </table:table-cell>
        </table:table-row>
        <table:table-row table:style-name="Table28.1">
          <table:table-cell table:style-name="Table28.A2" office:value-type="string">
            <text:p text:style-name="P27">Date Created</text:p>
          </table:table-cell>
          <table:table-cell table:style-name="Table28.A1" office:value-type="string">
            <text:p text:style-name="P30">1/27/08</text:p>
          </table:table-cell>
          <table:table-cell table:style-name="Table28.A1" office:value-type="string">
            <text:p text:style-name="P28">Last Change</text:p>
          </table:table-cell>
          <table:table-cell table:style-name="Table28.D1" office:value-type="string">
            <text:p text:style-name="P30">3/12/09</text:p>
          </table:table-cell>
        </table:table-row>
        <table:table-row table:style-name="Table28.1">
          <table:table-cell table:style-name="Table28.A2" office:value-type="string">
            <text:p text:style-name="P25"><text:span text:style-name="T2">Actor</text:span><text:span text:style-name="T7"><text:tab/></text:span></text:p>
          </table:table-cell>
          <table:table-cell table:style-name="Table28.D1" table:number-columns-spanned="3" office:value-type="string">
            <text:p text:style-name="P28">Teacher, Teacher Assistant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5"><text:span text:style-name="T2">Description</text:span><text:span text:style-name="T7"><text:tab/></text:span></text:p>
          </table:table-cell>
          <table:table-cell table:style-name="Table28.B5" table:number-columns-spanned="3" office:value-type="string">
            <text:p text:style-name="P25"><text:span text:style-name="T7">The Actor can monitor the distribution of </text:span><text:span text:style-name="T3">Total Grades </text:span><text:span text:style-name="T14">for </text:span><text:span text:style-name="T3">Students</text:span><text:span text:style-name="T14"> in a </text:span><text:span text:style-name="T3">Course</text:span><text:span text:style-name="T14">. The Actor can alter the </text:span><text:span text:style-name="T3">Grading Rules Percentages </text:span><text:span text:style-name="T14">to fit a sought </text:span><text:span text:style-name="T3">Total Grade </text:span><text:span text:style-name="T14">distribution. </text:span>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7">Pre-conditions </text:p>
          </table:table-cell>
          <table:table-cell table:style-name="Table28.B5" table:number-columns-spanned="3" office:value-type="string">
            <text:p text:style-name="P25"><text:span text:style-name="T8">Actor is associated with (teaching/helping) the </text:span><text:span text:style-name="T3">Course. </text:span><text:span text:style-name="T8">Actor is authenticated with the System. </text:span>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28.B5" table:number-columns-spanned="3" office:value-type="string">
            <text:p text:style-name="P34"><text:span text:style-name="T7">All </text:span><text:span text:style-name="T3">Assignment</text:span><text:span text:style-name="T7"> </text:span><text:span text:style-name="T3">Grades </text:span><text:span text:style-name="T7">and </text:span><text:span text:style-name="T3">Total Grades</text:span><text:span text:style-name="T7"> are relabeled according to altered </text:span><text:span text:style-name="T3">Grading Rules Percentages</text:span>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104">Normal Flow</text:p>
          </table:table-cell>
          <table:table-cell table:style-name="Table28.B5" table:number-columns-spanned="3" office:value-type="string">
            <text:list xml:id="list1855663694" text:continue-numbering="true" text:style-name="WW8Num10">
              <text:list-item>
                <text:list>
                  <text:list-item>
                    <text:p text:style-name="P21">Actor selects “Adjust Grading Curve”</text:p>
                  </text:list-item>
                  <text:list-item>
                    <text:p text:style-name="P23"><text:span text:style-name="T9">Actor selects </text:span><text:span text:style-name="T42">Course</text:span></text:p>
                  </text:list-item>
                  <text:list-item>
                    <text:p text:style-name="P103"><text:span text:style-name="T47">System displays the two pie chart, showing </text:span><text:span text:style-name="T34">Grading Rules Percentages </text:span><text:span text:style-name="T35">respectively the number of </text:span><text:span text:style-name="T34">Students</text:span><text:span text:style-name="T35"> with </text:span><text:span text:style-name="T34">Total Grades </text:span><text:span text:style-name="T35">within each </text:span><text:span text:style-name="T34">Percentage, </text:span><text:span text:style-name="T35">and </text:span><text:span text:style-name="T47">the Curve Adjustment interface. </text:span></text:p>
                  </text:list-item>
                  <text:list-item>
                    <text:p text:style-name="P23"><text:span text:style-name="T9">Actor alters </text:span><text:span text:style-name="T36">Grading Rules Percentages</text:span><text:span text:style-name="T38"> with the Curve Adjustment interface</text:span></text:p>
                  </text:list-item>
                  <text:list-item>
                    <text:p text:style-name="P22">System displays updated pie charts</text:p>
                  </text:list-item>
                  <text:list-item>
                    <text:p text:style-name="P22">Actor selects to store changed <text:span text:style-name="T19">Grading Rules</text:span></text:p>
                  </text:list-item>
                  <text:list-item>
                    <text:p text:style-name="P21">The system stores <text:span text:style-name="T19">Grading Rules</text:span>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104">Alternate Flow</text:p>
          </table:table-cell>
          <table:table-cell table:style-name="Table28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7">Frequency of Use</text:p>
          </table:table-cell>
          <table:table-cell table:style-name="Table28.B5" table:number-columns-spanned="3" office:value-type="string">
            <text:p text:style-name="P30">Once a week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5"><text:span text:style-name="T2">Exceptions</text:span><text:span text:style-name="T7"> </text:span></text:p>
          </table:table-cell>
          <table:table-cell table:style-name="Table28.B5" table:number-columns-spanned="3" office:value-type="string">
            <text:p text:style-name="P25"><text:span text:style-name="T7">If no </text:span><text:span text:style-name="T3">Students</text:span><text:span text:style-name="T7"> are enrolled in the </text:span><text:span text:style-name="T2">Course</text:span><text:span text:style-name="T7">, the system displays an error.</text:span>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7">Includes </text:p>
          </table:table-cell>
          <table:table-cell table:style-name="Table28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7">Special Requirements </text:p>
          </table:table-cell>
          <table:table-cell table:style-name="Table28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7">Assumptions </text:p>
          </table:table-cell>
          <table:table-cell table:style-name="Table28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7">Notes and Issues </text:p>
          </table:table-cell>
          <table:table-cell table:style-name="Table28.B5" table:number-columns-spanned="3" office:value-type="string">
            <text:p text:style-name="P104">Teacher Assistant <text:span text:style-name="T25">must have </text:span>Manage Grade Permission <text:span text:style-name="T25">to perform this action.</text:span>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5"><text:span text:style-name="T3">Priority </text:span><text:span text:style-name="T7"><text:s/></text:span></text:p>
          </table:table-cell>
          <table:table-cell table:style-name="Table28.B5" table:number-columns-spanned="3" office:value-type="string">
            <text:p text:style-name="P105">Medium</text:p>
          </table:table-cell>
          <table:covered-table-cell/>
          <table:covered-table-cell/>
        </table:table-row>
      </table:table>
      <text:p text:style-name="P24"/>
      <text:p text:style-name="P50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27">Use Case </text:p>
          </table:table-cell>
          <table:table-cell table:style-name="Table29.A1" office:value-type="string">
            <text:p text:style-name="P30">UC-28</text:p>
          </table:table-cell>
          <table:table-cell table:style-name="Table29.A1" office:value-type="string">
            <text:p text:style-name="P28">Use Case Name</text:p>
          </table:table-cell>
          <table:table-cell table:style-name="Table29.D1" office:value-type="string">
            <text:p text:style-name="P30">Import Data</text:p>
          </table:table-cell>
        </table:table-row>
        <table:table-row table:style-name="Table29.1">
          <table:table-cell table:style-name="Table29.A2" office:value-type="string">
            <text:p text:style-name="P25"><text:span text:style-name="T2">Created By</text:span><text:span text:style-name="T7"><text:tab/></text:span></text:p>
          </table:table-cell>
          <table:table-cell table:style-name="Table29.A1" office:value-type="string">
            <text:p text:style-name="P30">Katherine Blizard</text:p>
          </table:table-cell>
          <table:table-cell table:style-name="Table29.A1" office:value-type="string">
            <text:p text:style-name="P28">Last Modified By</text:p>
          </table:table-cell>
          <table:table-cell table:style-name="Table29.D1" office:value-type="string">
            <text:p text:style-name="P30">Viktor Gerdin</text:p>
          </table:table-cell>
        </table:table-row>
        <table:table-row table:style-name="Table29.1">
          <table:table-cell table:style-name="Table29.A2" office:value-type="string">
            <text:p text:style-name="P27">Date Created</text:p>
          </table:table-cell>
          <table:table-cell table:style-name="Table29.A1" office:value-type="string">
            <text:p text:style-name="P30">1/31/08</text:p>
          </table:table-cell>
          <table:table-cell table:style-name="Table29.A1" office:value-type="string">
            <text:p text:style-name="P28">Last Change</text:p>
          </table:table-cell>
          <table:table-cell table:style-name="Table29.D1" office:value-type="string">
            <text:p text:style-name="P30">3/12/09</text:p>
          </table:table-cell>
        </table:table-row>
        <table:table-row table:style-name="Table29.1">
          <table:table-cell table:style-name="Table29.A2" office:value-type="string">
            <text:p text:style-name="P25"><text:span text:style-name="T2">Actor</text:span><text:span text:style-name="T7"><text:tab/></text:span></text:p>
          </table:table-cell>
          <table:table-cell table:style-name="Table29.D1" table:number-columns-spanned="3" office:value-type="string">
            <text:p text:style-name="P28">Teacher, Teacher Assistant 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25"><text:span text:style-name="T2">Description</text:span><text:span text:style-name="T7"><text:tab/></text:span></text:p>
          </table:table-cell>
          <table:table-cell table:style-name="Table29.B5" table:number-columns-spanned="3" office:value-type="string">
            <text:p text:style-name="P25"><text:span text:style-name="T7">Actor imports a list containing data from </text:span><text:span text:style-name="T2">Students</text:span><text:span text:style-name="T7"> or </text:span><text:span text:style-name="T3">A</text:span><text:span text:style-name="T2">ssignments</text:span><text:span text:style-name="T7">.</text:span>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27">Pre-conditions </text:p>
          </table:table-cell>
          <table:table-cell table:style-name="Table29.B5" table:number-columns-spanned="3" office:value-type="string">
            <text:p text:style-name="P30">Actor is authenticated with the system. </text:p>
            <text:p text:style-name="P25"><text:span text:style-name="T7">In case of list of </text:span><text:span text:style-name="T3">Students</text:span><text:span text:style-name="T14">:</text:span><text:span text:style-name="T3"> </text:span><text:span text:style-name="T7">Actor has received a data file containing at minimum of </text:span><text:span text:style-name="T3">Username</text:span><text:span text:style-name="T7"> and </text:span><text:span text:style-name="T2">Course</text:span><text:span text:style-name="T7"> enrolled in. </text:span></text:p>
            <text:p text:style-name="P25"><text:span text:style-name="T7">In case of list of </text:span><text:span text:style-name="T3">Assignments</text:span><text:span text:style-name="T14">: </text:span><text:span text:style-name="T7">Actor has received a data file containing the minimum of </text:span><text:span text:style-name="T3">Assignment Name</text:span><text:span text:style-name="T7">, </text:span><text:span text:style-name="T3">Due Date </text:span><text:span text:style-name="T14">and </text:span><text:span text:style-name="T3">Course</text:span><text:span text:style-name="T7">.</text:span>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29.B5" table:number-columns-spanned="3" office:value-type="string">
            <text:p text:style-name="P25"><text:span text:style-name="T7">The System has stored all [</text:span><text:span text:style-name="T3">Course</text:span><text:span text:style-name="T7"> and enrolled </text:span><text:span text:style-name="T3">Students</text:span><text:span text:style-name="T7"> | </text:span><text:span text:style-name="T3">Assignments</text:span><text:span text:style-name="T14">] to</text:span><text:span text:style-name="T7"> match the result in the imported data file.</text:span>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104">Normal Flow</text:p>
          </table:table-cell>
          <table:table-cell table:style-name="Table29.B5" table:number-columns-spanned="3" office:value-type="string">
            <text:list xml:id="list103660572" text:style-name="WW8Num4">
              <text:list-item>
                <text:p text:style-name="P44">Actor selects “Add Course”</text:p>
              </text:list-item>
              <text:list-item>
                <text:p text:style-name="P44">Actor selects “Import”</text:p>
              </text:list-item>
              <text:list-item>
                <text:p text:style-name="P44">System prompts for a file</text:p>
              </text:list-item>
              <text:list-item>
                <text:p text:style-name="P44">Actor provides a file and selects to import</text:p>
              </text:list-item>
              <text:list-item>
                <text:p text:style-name="P35"><text:span text:style-name="T7">System generates </text:span><text:span text:style-name="T3">Course </text:span><text:span text:style-name="T7">(as in UC-11 “Add Course”)</text:span></text:p>
              </text:list-item>
              <text:list-item>
                <text:p text:style-name="P35"><text:span text:style-name="T7">System generates </text:span><text:span text:style-name="T3">Student </text:span><text:span text:style-name="T7">(as in UC-14 “Add User”) in the </text:span><text:span text:style-name="T3">Course</text:span></text:p>
              </text:list-item>
              <text:list-item>
                <text:p text:style-name="P35"><text:span text:style-name="T7">System displays generated </text:span><text:span text:style-name="T3">Course</text:span></text:p>
              </text:list-item>
              <text:list-item>
                <text:p text:style-name="P35"><text:span text:style-name="T7">Actor selects to store </text:span><text:span text:style-name="T3">Course</text:span></text:p>
              </text:list-item>
              <text:list-item>
                <text:p text:style-name="P35"><text:span text:style-name="T7">System stores </text:span><text:span text:style-name="T37">Course.</text:span></text:p>
              </text:list-item>
              <text:list-item>
                <text:p text:style-name="P47">System displays <text:span text:style-name="T37">Course</text:span></text:p>
              </text:list-item>
            </text:list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104">Alternate Flow</text:p>
          </table:table-cell>
          <table:table-cell table:style-name="Table29.B5" table:number-columns-spanned="3" office:value-type="string">
            <text:p text:style-name="P41">At step 1:</text:p>
            <text:list xml:id="list1905909377" text:continue-list="list103660572" text:style-name="WW8Num4">
              <text:list-item text:start-value="1">
                <text:p text:style-name="P44">Actor selects “Add Assignment”</text:p>
              </text:list-item>
              <text:list-item>
                <text:p text:style-name="P44">Actor selects “Import”</text:p>
              </text:list-item>
              <text:list-item>
                <text:p text:style-name="P44">System prompts for a file</text:p>
              </text:list-item>
              <text:list-item>
                <text:p text:style-name="P44">Actor provides a file and selects to import</text:p>
              </text:list-item>
              <text:list-item>
                <text:p text:style-name="P35"><text:span text:style-name="T7">System generates </text:span><text:span text:style-name="T3">Assignment </text:span><text:span text:style-name="T7">(as in UC-17 “Add Assignment”)</text:span></text:p>
              </text:list-item>
              <text:list-item>
                <text:p text:style-name="P35"><text:soft-page-break/><text:span text:style-name="T7">System displays generated </text:span><text:span text:style-name="T3">Assignments</text:span></text:p>
              </text:list-item>
              <text:list-item>
                <text:p text:style-name="P35"><text:span text:style-name="T7">Actor selects to store </text:span><text:span text:style-name="T3">Assignment </text:span></text:p>
              </text:list-item>
              <text:list-item>
                <text:p text:style-name="P35"><text:span text:style-name="T7">System stores </text:span><text:span text:style-name="T3">Assignments</text:span></text:p>
              </text:list-item>
              <text:list-item>
                <text:p text:style-name="P44"><text:span text:style-name="T31">System displays </text:span><text:span text:style-name="T33">Assignments</text:span></text:p>
              </text:list-item>
            </text:list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27">Frequency of Use</text:p>
          </table:table-cell>
          <table:table-cell table:style-name="Table29.B5" table:number-columns-spanned="3" office:value-type="string">
            <text:p text:style-name="P25"><text:span text:style-name="T2"><text:s/></text:span><text:span text:style-name="T7">About twice per week.</text:span>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25"><text:span text:style-name="T2">Exceptions</text:span><text:span text:style-name="T7"> </text:span></text:p>
          </table:table-cell>
          <table:table-cell table:style-name="Table29.B5" table:number-columns-spanned="3" office:value-type="string">
            <text:p text:style-name="P30">If the System can not read the file correctly and error is displayed and System returns to step 1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27">Includes </text:p>
          </table:table-cell>
          <table:table-cell table:style-name="Table29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27">Special Requirements </text:p>
          </table:table-cell>
          <table:table-cell table:style-name="Table29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27">Assumptions </text:p>
          </table:table-cell>
          <table:table-cell table:style-name="Table29.B5" table:number-columns-spanned="3" office:value-type="string">
            <text:p text:style-name="P105">The System assumes the Actor provides a valid file.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27">Notes and Issues </text:p>
          </table:table-cell>
          <table:table-cell table:style-name="Table29.B5" table:number-columns-spanned="3" office:value-type="string">
            <text:p text:style-name="P106">None</text:p>
          </table:table-cell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25"><text:span text:style-name="T3">Priority </text:span><text:span text:style-name="T7"><text:s/></text:span></text:p>
          </table:table-cell>
          <table:table-cell table:style-name="Table29.B5" table:number-columns-spanned="3" office:value-type="string">
            <text:p text:style-name="P105">Medium Low</text:p>
          </table:table-cell>
          <table:covered-table-cell/>
          <table:covered-table-cell/>
        </table:table-row>
      </table:table>
      <text:p text:style-name="P24"/>
      <text:p text:style-name="P50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27">Use Case </text:p>
          </table:table-cell>
          <table:table-cell table:style-name="Table30.A1" office:value-type="string">
            <text:p text:style-name="P30">UC-29</text:p>
          </table:table-cell>
          <table:table-cell table:style-name="Table30.A1" office:value-type="string">
            <text:p text:style-name="P28">Use Case Name</text:p>
          </table:table-cell>
          <table:table-cell table:style-name="Table30.D1" office:value-type="string">
            <text:p text:style-name="P30">Export Data</text:p>
          </table:table-cell>
        </table:table-row>
        <table:table-row table:style-name="Table30.1">
          <table:table-cell table:style-name="Table30.A2" office:value-type="string">
            <text:p text:style-name="P25"><text:span text:style-name="T2">Created By</text:span><text:span text:style-name="T7"><text:tab/></text:span></text:p>
          </table:table-cell>
          <table:table-cell table:style-name="Table30.A1" office:value-type="string">
            <text:p text:style-name="P30">Kalvin Vu</text:p>
          </table:table-cell>
          <table:table-cell table:style-name="Table30.A1" office:value-type="string">
            <text:p text:style-name="P28">Last Modified By</text:p>
          </table:table-cell>
          <table:table-cell table:style-name="Table30.D1" office:value-type="string">
            <text:p text:style-name="P30">Viktor Gerdin</text:p>
          </table:table-cell>
        </table:table-row>
        <table:table-row table:style-name="Table30.1">
          <table:table-cell table:style-name="Table30.A2" office:value-type="string">
            <text:p text:style-name="P27">Date Created</text:p>
          </table:table-cell>
          <table:table-cell table:style-name="Table30.A1" office:value-type="string">
            <text:p text:style-name="P30">1/31/08</text:p>
          </table:table-cell>
          <table:table-cell table:style-name="Table30.A1" office:value-type="string">
            <text:p text:style-name="P28">Last Change</text:p>
          </table:table-cell>
          <table:table-cell table:style-name="Table30.D1" office:value-type="string">
            <text:p text:style-name="P30">3/12/09</text:p>
          </table:table-cell>
        </table:table-row>
        <table:table-row table:style-name="Table30.1">
          <table:table-cell table:style-name="Table30.A2" office:value-type="string">
            <text:p text:style-name="P25"><text:span text:style-name="T2">Actor</text:span><text:span text:style-name="T7"><text:tab/></text:span></text:p>
          </table:table-cell>
          <table:table-cell table:style-name="Table30.D1" table:number-columns-spanned="3" office:value-type="string">
            <text:p text:style-name="P28">Teacher, Teacher Assistant 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25"><text:span text:style-name="T2">Description</text:span><text:span text:style-name="T7"><text:tab/></text:span></text:p>
          </table:table-cell>
          <table:table-cell table:style-name="Table30.B5" table:number-columns-spanned="3" office:value-type="string">
            <text:p text:style-name="P25"><text:span text:style-name="T7">The system shall be able to export each </text:span><text:span text:style-name="T3">Course</text:span><text:span text:style-name="T7"> and all data items within the </text:span><text:span text:style-name="T3">Course</text:span><text:span text:style-name="T7"> to a file on the Actor's computer. </text:span>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27">Pre-conditions </text:p>
          </table:table-cell>
          <table:table-cell table:style-name="Table30.B5" table:number-columns-spanned="3" office:value-type="string">
            <text:p text:style-name="P25"><text:span text:style-name="T7">The desired </text:span><text:span text:style-name="T2">Course</text:span><text:span text:style-name="T7"> exists. Actor is associated with (teaching/helping) the </text:span><text:span text:style-name="T3">Course.</text:span><text:span text:style-name="T14"> Actor is authenticated with the System</text:span>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25"><text:span text:style-name="T2">Post-conditions</text:span><text:span text:style-name="T7"><text:tab/></text:span></text:p>
          </table:table-cell>
          <table:table-cell table:style-name="Table30.B5" table:number-columns-spanned="3" office:value-type="string">
            <text:p text:style-name="P25"><text:span text:style-name="T7">Actor receives a file containing </text:span><text:span text:style-name="T3">Course</text:span><text:span text:style-name="T7"> information.</text:span>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104">Normal Flow</text:p>
          </table:table-cell>
          <table:table-cell table:style-name="Table30.B5" table:number-columns-spanned="3" office:value-type="string">
            <text:list xml:id="list663747012" text:style-name="WW8Num11">
              <text:list-item>
                <text:p text:style-name="P48"><text:span text:style-name="T7">Actor selects </text:span><text:span text:style-name="T3">Course</text:span></text:p>
              </text:list-item>
              <text:list-item>
                <text:p text:style-name="P48"><text:span text:style-name="T7">System displays </text:span><text:span text:style-name="T3">Course</text:span></text:p>
              </text:list-item>
              <text:list-item>
                <text:p text:style-name="P46">Actor selects “Export”</text:p>
              </text:list-item>
              <text:list-item>
                <text:p text:style-name="P46">System prompts for a destination to store exported data.</text:p>
              </text:list-item>
              <text:list-item>
                <text:p text:style-name="P46">Actor provides a destination</text:p>
              </text:list-item>
              <text:list-item>
                <text:p text:style-name="P46">Actor selects to download to given destination</text:p>
              </text:list-item>
              <text:list-item>
                <text:p text:style-name="P36"><text:span text:style-name="T7">System generates a </text:span><text:span text:style-name="T37">File</text:span><text:span text:style-name="T39"> with all </text:span><text:span text:style-name="T37">Course </text:span><text:span text:style-name="T39">attributes</text:span></text:p>
              </text:list-item>
              <text:list-item>
                <text:p text:style-name="P5"><text:span text:style-name="T7">System downloads </text:span><text:span text:style-name="T3">File </text:span><text:span text:style-name="T14">to given destination</text:span></text:p>
              </text:list-item>
              <text:list-item>
                <text:p text:style-name="P45">System returns to step 2.</text:p>
              </text:list-item>
            </text:list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104">Alternate Flow</text:p>
          </table:table-cell>
          <table:table-cell table:style-name="Table30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27">Frequency of Use</text:p>
          </table:table-cell>
          <table:table-cell table:style-name="Table30.B5" table:number-columns-spanned="3" office:value-type="string">
            <text:p text:style-name="P30">Once a quarter.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25"><text:span text:style-name="T2">Exceptions</text:span><text:span text:style-name="T7"> </text:span></text:p>
          </table:table-cell>
          <table:table-cell table:style-name="Table30.B5" table:number-columns-spanned="3" office:value-type="string">
            <text:p text:style-name="P30">If exporting fails then an error message is displayed. Exporting can fail due to an inconsistency with the storage or a network error.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27">Includes </text:p>
          </table:table-cell>
          <table:table-cell table:style-name="Table30.B5" table:number-columns-spanned="3" office:value-type="string">
            <text:p text:style-name="P30">None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27">Special Requirements </text:p>
          </table:table-cell>
          <table:table-cell table:style-name="Table30.B5" table:number-columns-spanned="3" office:value-type="string">
            <text:p text:style-name="P105">Actor must have access to program that can display the downloaded file. 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27">Assumptions </text:p>
          </table:table-cell>
          <table:table-cell table:style-name="Table30.B5" table:number-columns-spanned="3" office:value-type="string">
            <text:p text:style-name="P105">None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27">Notes and Issues </text:p>
          </table:table-cell>
          <table:table-cell table:style-name="Table30.B5" table:number-columns-spanned="3" office:value-type="string">
            <text:p text:style-name="P104">Teacher Assistant <text:span text:style-name="T25">must have </text:span>Manage Course Permission <text:span text:style-name="T25">to perform this action.</text:span></text:p>
          </table:table-cell>
          <table:covered-table-cell/>
          <table:covered-table-cell/>
        </table:table-row>
        <table:table-row table:style-name="Table30.1">
          <table:table-cell table:style-name="Table30.A2" office:value-type="string">
            <text:p text:style-name="P25"><text:span text:style-name="T3">Priority </text:span><text:span text:style-name="T7"><text:s/></text:span></text:p>
          </table:table-cell>
          <table:table-cell table:style-name="Table30.B5" table:number-columns-spanned="3" office:value-type="string">
            <text:p text:style-name="P105">Medium</text:p>
          </table:table-cell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aco" svg:font-family="Monaco" style:font-family-generic="modern" style:font-pitch="fixed"/>
    <style:font-face style:name="DejaVu Sans" svg:font-family="'DejaVu Sans', 'Times New Roman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in" fo:margin-right="0in" fo:text-indent="0in" style:auto-text-indent="false"/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er" style:family="paragraph" style:parent-style-name="Standard" style:class="extra">
      <style:paragraph-properties fo:margin-top="0in" fo:margin-bottom="0in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evel_20_3_20_text" style:display-name="level 3 text" style:family="paragraph" style:parent-style-name="Standard">
      <style:paragraph-properties fo:margin-left="0.9374in" fo:margin-right="0in" fo:margin-top="0in" fo:margin-bottom="0in" fo:line-height="0.1528in" fo:text-indent="-0.4972in" style:auto-text-indent="false"/>
      <style:text-properties style:font-name="Arial" fo:font-style="italic" style:font-name-asian="Times New Roman" style:font-style-asian="italic" style:font-size-complex="10pt"/>
    </style:style>
    <style:style style:name="WW8Num2z0" style:family="text">
      <style:text-properties fo:font-weight="normal" style:font-weight-asian="normal"/>
    </style:style>
    <style:style style:name="WW8Num6z0" style:family="text">
      <style:text-properties fo:font-size="8pt" fo:font-weight="normal" style:font-size-asian="8pt" style:font-weight-asian="normal" style:font-size-complex="8pt" style:font-weight-complex="normal"/>
    </style:style>
    <style:style style:name="WW8Num7z2" style:family="text">
      <style:text-properties fo:font-weight="normal" style:font-weight-asian="normal" style:font-weight-complex="normal"/>
    </style:style>
    <style:style style:name="WW8Num8z0" style:family="text">
      <style:text-properties fo:font-weight="normal" style:font-weight-asian="normal" style:font-weight-complex="normal"/>
    </style:style>
    <style:style style:name="WW8Num9z0" style:family="text">
      <style:text-properties fo:font-weight="normal" style:font-weight-asian="normal" style:font-weight-complex="normal"/>
    </style:style>
    <style:style style:name="WW8Num10z0" style:family="text">
      <style:text-properties fo:font-weight="normal" style:font-weight-asian="normal" style:font-weight-complex="normal"/>
    </style:style>
    <style:style style:name="WW8Num11z2" style:family="text">
      <style:text-properties fo:font-weight="normal" style:font-weight-asian="normal" style:font-weight-complex="normal"/>
    </style:style>
    <style:style style:name="WW8Num12z0" style:family="text">
      <style:text-properties fo:font-size="8pt" fo:font-weight="normal" style:font-size-asian="8pt" style:font-weight-asian="normal" style:font-size-complex="8pt" style:font-weight-complex="normal"/>
    </style:style>
    <style:style style:name="WW8Num13z0" style:family="text">
      <style:text-properties fo:font-weight="normal" style:font-weight-asian="normal" style:font-weight-complex="normal"/>
    </style:style>
    <style:style style:name="WW8Num14z0" style:family="text">
      <style:text-properties fo:font-weight="normal" style:font-weight-asian="normal" style:font-weight-complex="normal"/>
    </style:style>
    <style:style style:name="WW8Num15z0" style:family="text">
      <style:text-properties fo:font-size="8pt" fo:font-weight="normal" style:font-size-asian="8pt" style:font-weight-asian="normal" style:font-size-complex="8pt" style:font-weight-complex="normal"/>
    </style:style>
    <style:style style:name="WW8Num16z0" style:family="text">
      <style:text-properties fo:font-size="8pt" fo:font-weight="normal" style:font-size-asian="8pt" style:font-weight-asian="normal" style:font-size-complex="8pt" style:font-weight-complex="normal"/>
    </style:style>
    <style:style style:name="WW8Num17z0" style:family="text">
      <style:text-properties fo:font-size="8pt" fo:font-weight="normal" style:font-size-asian="8pt" style:font-weight-asian="normal" style:font-size-complex="8pt" style:font-weight-complex="normal"/>
    </style:style>
    <style:style style:name="WW8Num18z0" style:family="text">
      <style:text-properties fo:font-weight="normal" style:font-weight-asian="normal" style:font-weight-complex="normal"/>
    </style:style>
    <style:style style:name="WW8Num19z0" style:family="text">
      <style:text-properties fo:font-weight="normal" style:font-weight-asian="normal"/>
    </style:style>
    <style:style style:name="WW8Num20z0" style:family="text">
      <style:text-properties fo:font-weight="normal" style:font-weight-asian="normal"/>
    </style:style>
    <style:style style:name="WW8Num20z2" style:family="text">
      <style:text-properties fo:font-weight="normal" style:font-weight-asian="normal" style:font-weight-complex="normal"/>
    </style:style>
    <style:style style:name="WW8Num21z0" style:family="text">
      <style:text-properties fo:font-weight="normal" style:font-weight-asian="normal"/>
    </style:style>
    <style:style style:name="WW8Num22z0" style:family="text">
      <style:text-properties fo:font-size="8pt" fo:font-weight="normal" style:font-size-asian="8pt" style:font-weight-asian="normal" style:font-size-complex="8pt"/>
    </style:style>
    <style:style style:name="WW8Num23z0" style:family="text">
      <style:text-properties fo:font-size="8pt" fo:font-weight="normal" style:font-size-asian="8pt" style:font-weight-asian="normal" style:font-size-complex="8pt"/>
    </style:style>
    <style:style style:name="WW8Num24z0" style:family="text">
      <style:text-properties fo:font-weight="normal" style:font-weight-asian="normal"/>
    </style:style>
    <style:style style:name="WW8Num27z0" style:family="text">
      <style:text-properties fo:font-weight="normal" style:font-weight-asian="norma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9z2" style:family="text">
      <style:text-properties fo:font-weight="normal" style:font-weight-asian="normal" style:font-weight-complex="normal"/>
    </style:style>
    <style:style style:name="WW8Num10z2" style:family="text">
      <style:text-properties fo:font-weight="normal" style:font-weight-asian="normal" style:font-weight-complex="normal"/>
    </style:style>
    <style:style style:name="WW8Num23z2" style:family="text">
      <style:text-properties fo:font-weight="normal" style:font-weight-asian="normal" style:font-weight-complex="normal"/>
    </style:style>
    <style:style style:name="WW8Num25z0" style:family="text">
      <style:text-properties fo:font-weight="normal" style:font-weight-asian="normal"/>
    </style:style>
    <style:style style:name="WW8Num26z0" style:family="text">
      <style:text-properties fo:font-weight="normal" style:font-weight-asian="normal"/>
    </style:style>
    <style:style style:name="WW8Num29z0" style:family="text">
      <style:text-properties fo:font-size="8pt" fo:font-weight="normal" style:font-size-asian="8pt" style:font-weight-asian="normal" style:font-size-complex="8pt"/>
    </style:style>
    <style:style style:name="WW8Num29z2" style:family="text">
      <style:text-properties fo:font-weight="normal" style:font-weight-asian="normal" style:font-weight-complex="normal"/>
    </style:style>
    <style:style style:name="WW-Default_20_Paragraph_20_Font" style:display-name="WW-Default Paragraph Font" style:family="text"/>
    <style:style style:name="WW-Absatz-Standardschriftart11" style:family="text"/>
    <style:style style:name="WW8Num5z0" style:family="text">
      <style:text-properties fo:font-weight="normal" style:font-weight-asian="normal" style:font-weight-complex="normal"/>
    </style:style>
    <style:style style:name="WW8Num6z2" style:family="text">
      <style:text-properties fo:font-weight="normal" style:font-weight-asian="normal" style:font-weight-complex="normal"/>
    </style:style>
    <style:style style:name="WW8Num7z0" style:family="text">
      <style:text-properties fo:font-weight="normal" style:font-weight-asian="normal" style:font-weight-complex="normal"/>
    </style:style>
    <style:style style:name="WW8Num8z2" style:family="text">
      <style:text-properties fo:font-weight="normal" style:font-weight-asian="normal" style:font-weight-complex="normal"/>
    </style:style>
    <style:style style:name="WW8Num11z0" style:family="text">
      <style:text-properties fo:font-weight="normal" style:font-weight-asian="normal" style:font-weight-complex="normal"/>
    </style:style>
    <style:style style:name="WW-Absatz-Standardschriftart111" style:family="text"/>
    <style:style style:name="WW8Num4z0" style:family="text">
      <style:text-properties fo:font-weight="normal" style:font-weight-asian="normal" style:font-weight-complex="normal"/>
    </style:style>
    <style:style style:name="WW8Num5z2" style:family="text">
      <style:text-properties fo:font-weight="normal" style:font-weight-asian="normal" style:font-weight-complex="normal"/>
    </style:style>
    <style:style style:name="WW-Absatz-Standardschriftart1111" style:family="text"/>
    <style:style style:name="WW-Absatz-Standardschriftart11111" style:family="text"/>
    <style:style style:name="WW8Num3z0" style:family="text">
      <style:text-properties fo:font-weight="normal" style:font-weight-asian="normal" style:font-weight-complex="normal"/>
    </style:style>
    <style:style style:name="WW8Num4z2" style:family="text">
      <style:text-properties fo:font-weight="normal" style:font-weight-asian="normal" style:font-weight-complex="normal"/>
    </style:style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Default_20_Paragraph_20_Font1" style:display-name="WW-Default Paragraph Font1" style:family="text"/>
    <style:style style:name="Header_20_Char" style:display-name="Header Char" style:family="text" style:parent-style-name="WW-Default_20_Paragraph_20_Font1"/>
    <style:style style:name="Footer_20_Char" style:display-name="Footer Char" style:family="text" style:parent-style-name="WW-Default_20_Paragraph_20_Font1"/>
    <style:style style:name="Balloon_20_Text_20_Char" style:display-name="Balloon Text Char" style:family="text" style:parent-style-name="WW-Default_20_Paragraph_20_Font1">
      <style:text-properties style:font-name="Tahoma" fo:font-size="8pt" style:font-size-asian="8pt" style:font-name-complex="Tahoma" style:font-size-complex="8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Heading_20_1_20_Char" style:display-name="Heading 1 Char" style:family="text" style:parent-style-name="WW-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0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2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2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2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2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text:style-name="WW8Num13z0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text:style-name="WW8Num13z0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text:style-name="WW8Num13z0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text:style-name="WW8Num13z0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text:style-name="WW8Num13z0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 text:start-value="9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number text:level="2" text:style-name="WW8Num14z0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text:style-name="WW8Num14z0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text:style-name="WW8Num14z0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text:style-name="WW8Num14z0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text:style-name="WW8Num14z0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text:style-name="WW8Num14z0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text:style-name="WW8Num14z0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text:style-name="WW8Num14z0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8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8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8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8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8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8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List_20_Paragraph">
      <style:paragraph-properties fo:margin-left="0in" fo:margin-right="0in" fo:text-indent="0in" style:auto-text-indent="fals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GooGrade Use Case Document <text:tab/><text:tab/></text:span><text:span text:style-name="MT1"><text:page-number text:select-page="current">33</text:page-number></text:span></text:p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at Welch</meta:initial-creator>
    <meta:creation-date>2009-02-01T20:07:00</meta:creation-date>
    <dc:date>2009-03-12T03:02:43</dc:date>
    <meta:print-date>2009-03-11T00:02:27</meta:print-date>
    <meta:editing-cycles>116</meta:editing-cycles>
    <meta:editing-duration>PT33H06M08S</meta:editing-duration>
    <meta:generator>OpenOffice.org/3.0$Unix OpenOffice.org_project/300m15$Build-9379</meta:generator>
    <meta:document-statistic meta:table-count="30" meta:image-count="0" meta:object-count="0" meta:page-count="35" meta:paragraph-count="1397" meta:word-count="5550" meta:character-count="34298"/>
    <meta:user-defined meta:name="Info 1"/>
    <meta:user-defined meta:name="Info 2"/>
    <meta:user-defined meta:name="Info 3"/>
    <meta:user-defined meta:name="Info 4"/>
  </office:meta>
</office:document-meta>
</file>